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428in" svg:height="8.1154in" svg:x="9.2382in" svg:y="0.6358in">
            <draw:object draw:notify-on-update-of-ranges="Sheet1.A7:Sheet1.A300 Sheet1.B7:Sheet1.B300 Sheet1.D7:Sheet1.D437 Sheet1.E6:Sheet1.E6 Sheet1.E7:Sheet1.E437 Sheet1.G7:Sheet1.G500 Sheet1.G5:Sheet1.G5 Sheet1.H7:Sheet1.H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 table:number-rows-repeated="4">
          <table:table-cell table:number-columns-repeated="4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harles (histo file)</text:p>
          </table:table-cell>
          <table:table-cell table:number-columns-repeated="2"/>
          <table:table-cell office:value-type="string" calcext:value-type="string">
            <text:p>moi (code charles)</text:p>
          </table:table-cell>
          <table:table-cell table:style-name="Default"/>
          <table:table-cell/>
          <table:table-cell office:value-type="string" calcext:value-type="string">
            <text:p>moi (magmaOpt)</text:p>
          </table:table-cell>
          <table:table-cell table:style-name="Default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er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74446" calcext:value-type="float">
            <text:p>0.000974446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000979114" calcext:value-type="float">
            <text:p>0.000979114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00105516" calcext:value-type="float">
            <text:p>0.001055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284052" calcext:value-type="float">
            <text:p>0.00028405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0.000282236" calcext:value-type="float">
            <text:p>0.000282236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0.000305015" calcext:value-type="float">
            <text:p>0.0003050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79196" calcext:value-type="float">
            <text:p>0.000279196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0.000277533" calcext:value-type="float">
            <text:p>0.000277533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0.000300855" calcext:value-type="float">
            <text:p>0.0003008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275864" calcext:value-type="float">
            <text:p>0.00027586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office:value-type="float" office:value="0.00027424" calcext:value-type="float">
            <text:p>0.0002742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office:value-type="float" office:value="0.000297468" calcext:value-type="float">
            <text:p>0.0002974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272291" calcext:value-type="float">
            <text:p>0.000272291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0.000271486" calcext:value-type="float">
            <text:p>0.000271486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0.00029428" calcext:value-type="float">
            <text:p>0.000294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269626" calcext:value-type="float">
            <text:p>0.000269626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 office:value-type="float" office:value="0.000268295" calcext:value-type="float">
            <text:p>0.00026829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 office:value-type="float" office:value="0.00029122" calcext:value-type="float">
            <text:p>0.000291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266791" calcext:value-type="float">
            <text:p>0.000266791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 office:value-type="float" office:value="0.00026513" calcext:value-type="float">
            <text:p>0.00026513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 office:value-type="float" office:value="0.000287958" calcext:value-type="float">
            <text:p>0.0002879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263471" calcext:value-type="float">
            <text:p>0.000263471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 office:value-type="float" office:value="0.00026212" calcext:value-type="float">
            <text:p>0.00026212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 office:value-type="float" office:value="0.00028453" calcext:value-type="float">
            <text:p>0.000284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60599" calcext:value-type="float">
            <text:p>0.000260599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0.000258968" calcext:value-type="float">
            <text:p>0.000258968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0.000280751" calcext:value-type="float">
            <text:p>0.0002807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257162" calcext:value-type="float">
            <text:p>0.000257162</text:p>
          </table:table-cell>
          <table:table-cell/>
          <table:table-cell office:value-type="float" office:value="9" calcext:value-type="float">
            <text:p>9</text:p>
          </table:table-cell>
          <table:table-cell table:style-name="Default" office:value-type="float" office:value="0.000256142" calcext:value-type="float">
            <text:p>0.000256142</text:p>
          </table:table-cell>
          <table:table-cell/>
          <table:table-cell office:value-type="float" office:value="9" calcext:value-type="float">
            <text:p>9</text:p>
          </table:table-cell>
          <table:table-cell table:style-name="Default" office:value-type="float" office:value="0.000276844" calcext:value-type="float">
            <text:p>0.0002768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54411" calcext:value-type="float">
            <text:p>0.000254411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 office:value-type="float" office:value="0.000253497" calcext:value-type="float">
            <text:p>0.000253497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 office:value-type="float" office:value="0.000272805" calcext:value-type="float">
            <text:p>0.0002728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250928" calcext:value-type="float">
            <text:p>0.000250928</text:p>
          </table:table-cell>
          <table:table-cell/>
          <table:table-cell office:value-type="float" office:value="11" calcext:value-type="float">
            <text:p>11</text:p>
          </table:table-cell>
          <table:table-cell table:style-name="Default" office:value-type="float" office:value="0.000250638" calcext:value-type="float">
            <text:p>0.000250638</text:p>
          </table:table-cell>
          <table:table-cell/>
          <table:table-cell office:value-type="float" office:value="11" calcext:value-type="float">
            <text:p>11</text:p>
          </table:table-cell>
          <table:table-cell table:style-name="Default" office:value-type="float" office:value="0.000269208" calcext:value-type="float">
            <text:p>0.0002692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247852" calcext:value-type="float">
            <text:p>0.000247852</text:p>
          </table:table-cell>
          <table:table-cell/>
          <table:table-cell office:value-type="float" office:value="12" calcext:value-type="float">
            <text:p>12</text:p>
          </table:table-cell>
          <table:table-cell table:style-name="Default" office:value-type="float" office:value="0.000247209" calcext:value-type="float">
            <text:p>0.000247209</text:p>
          </table:table-cell>
          <table:table-cell/>
          <table:table-cell office:value-type="float" office:value="12" calcext:value-type="float">
            <text:p>12</text:p>
          </table:table-cell>
          <table:table-cell table:style-name="Default" office:value-type="float" office:value="0.000265317" calcext:value-type="float">
            <text:p>0.0002653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24402" calcext:value-type="float">
            <text:p>0.00024402</text:p>
          </table:table-cell>
          <table:table-cell/>
          <table:table-cell office:value-type="float" office:value="13" calcext:value-type="float">
            <text:p>13</text:p>
          </table:table-cell>
          <table:table-cell table:style-name="Default" office:value-type="float" office:value="0.000243545" calcext:value-type="float">
            <text:p>0.000243545</text:p>
          </table:table-cell>
          <table:table-cell/>
          <table:table-cell office:value-type="float" office:value="13" calcext:value-type="float">
            <text:p>13</text:p>
          </table:table-cell>
          <table:table-cell table:style-name="Default" office:value-type="float" office:value="0.000261302" calcext:value-type="float">
            <text:p>0.0002613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239572" calcext:value-type="float">
            <text:p>0.000239572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 office:value-type="float" office:value="0.000239454" calcext:value-type="float">
            <text:p>0.000239454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 office:value-type="float" office:value="0.000255616" calcext:value-type="float">
            <text:p>0.0002556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235242" calcext:value-type="float">
            <text:p>0.000235242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office:value-type="float" office:value="0.00023466" calcext:value-type="float">
            <text:p>0.00023466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office:value-type="float" office:value="0.000250397" calcext:value-type="float">
            <text:p>0.0002503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229687" calcext:value-type="float">
            <text:p>0.000229687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 office:value-type="float" office:value="0.000229004" calcext:value-type="float">
            <text:p>0.000229004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 office:value-type="float" office:value="0.000243404" calcext:value-type="float">
            <text:p>0.0002434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222908" calcext:value-type="float">
            <text:p>0.000222908</text:p>
          </table:table-cell>
          <table:table-cell/>
          <table:table-cell office:value-type="float" office:value="17" calcext:value-type="float">
            <text:p>17</text:p>
          </table:table-cell>
          <table:table-cell table:style-name="Default" office:value-type="float" office:value="0.000223523" calcext:value-type="float">
            <text:p>0.000223523</text:p>
          </table:table-cell>
          <table:table-cell/>
          <table:table-cell office:value-type="float" office:value="17" calcext:value-type="float">
            <text:p>17</text:p>
          </table:table-cell>
          <table:table-cell table:style-name="Default" office:value-type="float" office:value="0.000236139" calcext:value-type="float">
            <text:p>0.0002361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216357" calcext:value-type="float">
            <text:p>0.000216357</text:p>
          </table:table-cell>
          <table:table-cell/>
          <table:table-cell office:value-type="float" office:value="18" calcext:value-type="float">
            <text:p>18</text:p>
          </table:table-cell>
          <table:table-cell table:style-name="Default" office:value-type="float" office:value="0.000215516" calcext:value-type="float">
            <text:p>0.000215516</text:p>
          </table:table-cell>
          <table:table-cell/>
          <table:table-cell office:value-type="float" office:value="18" calcext:value-type="float">
            <text:p>18</text:p>
          </table:table-cell>
          <table:table-cell table:style-name="Default" office:value-type="float" office:value="0.000226062" calcext:value-type="float">
            <text:p>0.0002260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20658" calcext:value-type="float">
            <text:p>0.00020658</text:p>
          </table:table-cell>
          <table:table-cell/>
          <table:table-cell office:value-type="float" office:value="19" calcext:value-type="float">
            <text:p>19</text:p>
          </table:table-cell>
          <table:table-cell table:style-name="Default" office:value-type="float" office:value="0.000207927" calcext:value-type="float">
            <text:p>0.000207927</text:p>
          </table:table-cell>
          <table:table-cell/>
          <table:table-cell office:value-type="float" office:value="19" calcext:value-type="float">
            <text:p>19</text:p>
          </table:table-cell>
          <table:table-cell table:style-name="Default" office:value-type="float" office:value="0.000219367" calcext:value-type="float">
            <text:p>0.0002193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198841" calcext:value-type="float">
            <text:p>0.000198841</text:p>
          </table:table-cell>
          <table:table-cell/>
          <table:table-cell office:value-type="float" office:value="20" calcext:value-type="float">
            <text:p>20</text:p>
          </table:table-cell>
          <table:table-cell table:style-name="Default" office:value-type="float" office:value="0.000195984" calcext:value-type="float">
            <text:p>0.000195984</text:p>
          </table:table-cell>
          <table:table-cell/>
          <table:table-cell office:value-type="float" office:value="20" calcext:value-type="float">
            <text:p>20</text:p>
          </table:table-cell>
          <table:table-cell table:style-name="Default" office:value-type="float" office:value="0.000204034" calcext:value-type="float">
            <text:p>0.0002040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84695" calcext:value-type="float">
            <text:p>0.000184695</text:p>
          </table:table-cell>
          <table:table-cell/>
          <table:table-cell office:value-type="float" office:value="21" calcext:value-type="float">
            <text:p>21</text:p>
          </table:table-cell>
          <table:table-cell table:style-name="Default" office:value-type="float" office:value="0.000197184" calcext:value-type="float">
            <text:p>0.000197184</text:p>
          </table:table-cell>
          <table:table-cell/>
          <table:table-cell office:value-type="float" office:value="21" calcext:value-type="float">
            <text:p>21</text:p>
          </table:table-cell>
          <table:table-cell table:style-name="Default" office:value-type="float" office:value="0.000203093" calcext:value-type="float">
            <text:p>0.0002030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89956" calcext:value-type="float">
            <text:p>0.000189956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fault" office:value-type="float" office:value="0.000186241" calcext:value-type="float">
            <text:p>0.000186241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fault" office:value-type="float" office:value="0.000196314" calcext:value-type="float">
            <text:p>0.0001963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170539" calcext:value-type="float">
            <text:p>0.000170539</text:p>
          </table:table-cell>
          <table:table-cell/>
          <table:table-cell office:value-type="float" office:value="23" calcext:value-type="float">
            <text:p>23</text:p>
          </table:table-cell>
          <table:table-cell table:style-name="Default" office:value-type="float" office:value="0.000181127" calcext:value-type="float">
            <text:p>0.000181127</text:p>
          </table:table-cell>
          <table:table-cell/>
          <table:table-cell office:value-type="float" office:value="23" calcext:value-type="float">
            <text:p>23</text:p>
          </table:table-cell>
          <table:table-cell table:style-name="Default" office:value-type="float" office:value="0.000192308" calcext:value-type="float">
            <text:p>0.0001923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166346" calcext:value-type="float">
            <text:p>0.000166346</text:p>
          </table:table-cell>
          <table:table-cell/>
          <table:table-cell office:value-type="float" office:value="24" calcext:value-type="float">
            <text:p>24</text:p>
          </table:table-cell>
          <table:table-cell table:style-name="Default" office:value-type="float" office:value="0.000172671" calcext:value-type="float">
            <text:p>0.000172671</text:p>
          </table:table-cell>
          <table:table-cell/>
          <table:table-cell office:value-type="float" office:value="24" calcext:value-type="float">
            <text:p>24</text:p>
          </table:table-cell>
          <table:table-cell table:style-name="Default" office:value-type="float" office:value="0.000186125" calcext:value-type="float">
            <text:p>0.0001861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152847" calcext:value-type="float">
            <text:p>0.000152847</text:p>
          </table:table-cell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0.000167097" calcext:value-type="float">
            <text:p>0.000167097</text:p>
          </table:table-cell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0.000179848" calcext:value-type="float">
            <text:p>0.0001798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153541" calcext:value-type="float">
            <text:p>0.000153541</text:p>
          </table:table-cell>
          <table:table-cell/>
          <table:table-cell office:value-type="float" office:value="26" calcext:value-type="float">
            <text:p>26</text:p>
          </table:table-cell>
          <table:table-cell table:style-name="Default" office:value-type="float" office:value="0.000156113" calcext:value-type="float">
            <text:p>0.000156113</text:p>
          </table:table-cell>
          <table:table-cell/>
          <table:table-cell office:value-type="float" office:value="26" calcext:value-type="float">
            <text:p>26</text:p>
          </table:table-cell>
          <table:table-cell table:style-name="Default" office:value-type="float" office:value="0.000173214" calcext:value-type="float">
            <text:p>0.0001732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13381" calcext:value-type="float">
            <text:p>0.00013381</text:p>
          </table:table-cell>
          <table:table-cell/>
          <table:table-cell office:value-type="float" office:value="27" calcext:value-type="float">
            <text:p>27</text:p>
          </table:table-cell>
          <table:table-cell table:style-name="Default" office:value-type="float" office:value="0.000153074" calcext:value-type="float">
            <text:p>0.000153074</text:p>
          </table:table-cell>
          <table:table-cell/>
          <table:table-cell office:value-type="float" office:value="27" calcext:value-type="float">
            <text:p>27</text:p>
          </table:table-cell>
          <table:table-cell table:style-name="Default" office:value-type="float" office:value="0.000166389" calcext:value-type="float">
            <text:p>0.0001663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142695" calcext:value-type="float">
            <text:p>0.000142695</text:p>
          </table:table-cell>
          <table:table-cell/>
          <table:table-cell office:value-type="float" office:value="28" calcext:value-type="float">
            <text:p>28</text:p>
          </table:table-cell>
          <table:table-cell table:style-name="Default" office:value-type="float" office:value="0.000135928" calcext:value-type="float">
            <text:p>0.000135928</text:p>
          </table:table-cell>
          <table:table-cell/>
          <table:table-cell office:value-type="float" office:value="28" calcext:value-type="float">
            <text:p>28</text:p>
          </table:table-cell>
          <table:table-cell table:style-name="Default" office:value-type="float" office:value="0.000158539" calcext:value-type="float">
            <text:p>0.0001585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130993" calcext:value-type="float">
            <text:p>0.000130993</text:p>
          </table:table-cell>
          <table:table-cell/>
          <table:table-cell office:value-type="float" office:value="29" calcext:value-type="float">
            <text:p>29</text:p>
          </table:table-cell>
          <table:table-cell table:style-name="Default" office:value-type="float" office:value="0.000145404" calcext:value-type="float">
            <text:p>0.000145404</text:p>
          </table:table-cell>
          <table:table-cell/>
          <table:table-cell office:value-type="float" office:value="29" calcext:value-type="float">
            <text:p>29</text:p>
          </table:table-cell>
          <table:table-cell table:style-name="Default" office:value-type="float" office:value="0.00015138" calcext:value-type="float">
            <text:p>0.000151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128676" calcext:value-type="float">
            <text:p>0.000128676</text:p>
          </table:table-cell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0.00013027" calcext:value-type="float">
            <text:p>0.00013027</text:p>
          </table:table-cell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0.00014428" calcext:value-type="float">
            <text:p>0.000144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123209" calcext:value-type="float">
            <text:p>0.000123209</text:p>
          </table:table-cell>
          <table:table-cell/>
          <table:table-cell office:value-type="float" office:value="31" calcext:value-type="float">
            <text:p>31</text:p>
          </table:table-cell>
          <table:table-cell table:style-name="Default" office:value-type="float" office:value="0.000128957" calcext:value-type="float">
            <text:p>0.000128957</text:p>
          </table:table-cell>
          <table:table-cell/>
          <table:table-cell office:value-type="float" office:value="31" calcext:value-type="float">
            <text:p>31</text:p>
          </table:table-cell>
          <table:table-cell table:style-name="Default" office:value-type="float" office:value="0.000133722" calcext:value-type="float">
            <text:p>0.0001337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120128" calcext:value-type="float">
            <text:p>0.000120128</text:p>
          </table:table-cell>
          <table:table-cell/>
          <table:table-cell office:value-type="float" office:value="32" calcext:value-type="float">
            <text:p>32</text:p>
          </table:table-cell>
          <table:table-cell table:style-name="Default" office:value-type="float" office:value="0.000121017" calcext:value-type="float">
            <text:p>0.000121017</text:p>
          </table:table-cell>
          <table:table-cell/>
          <table:table-cell office:value-type="float" office:value="32" calcext:value-type="float">
            <text:p>32</text:p>
          </table:table-cell>
          <table:table-cell table:style-name="Default" office:value-type="float" office:value="0.000133172" calcext:value-type="float">
            <text:p>0.0001331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114964" calcext:value-type="float">
            <text:p>0.000114964</text:p>
          </table:table-cell>
          <table:table-cell/>
          <table:table-cell office:value-type="float" office:value="33" calcext:value-type="float">
            <text:p>33</text:p>
          </table:table-cell>
          <table:table-cell table:style-name="Default" office:value-type="float" office:value="0.000119588" calcext:value-type="float">
            <text:p>0.000119588</text:p>
          </table:table-cell>
          <table:table-cell/>
          <table:table-cell office:value-type="float" office:value="33" calcext:value-type="float">
            <text:p>33</text:p>
          </table:table-cell>
          <table:table-cell table:style-name="Default" office:value-type="float" office:value="0.000113013" calcext:value-type="float">
            <text:p>0.0001130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111188" calcext:value-type="float">
            <text:p>0.000111188</text:p>
          </table:table-cell>
          <table:table-cell/>
          <table:table-cell office:value-type="float" office:value="34" calcext:value-type="float">
            <text:p>34</text:p>
          </table:table-cell>
          <table:table-cell table:style-name="Default" office:value-type="float" office:value="0.000111235" calcext:value-type="float">
            <text:p>0.000111235</text:p>
          </table:table-cell>
          <table:table-cell/>
          <table:table-cell office:value-type="float" office:value="34" calcext:value-type="float">
            <text:p>34</text:p>
          </table:table-cell>
          <table:table-cell table:style-name="Default" office:value-type="float" office:value="0.000124712" calcext:value-type="float">
            <text:p>0.0001247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108234" calcext:value-type="float">
            <text:p>0.000108234</text:p>
          </table:table-cell>
          <table:table-cell/>
          <table:table-cell office:value-type="float" office:value="35" calcext:value-type="float">
            <text:p>35</text:p>
          </table:table-cell>
          <table:table-cell table:style-name="Default" office:value-type="float" office:value="0.000112329" calcext:value-type="float">
            <text:p>0.000112329</text:p>
          </table:table-cell>
          <table:table-cell/>
          <table:table-cell office:value-type="float" office:value="35" calcext:value-type="float">
            <text:p>35</text:p>
          </table:table-cell>
          <table:table-cell table:style-name="Default" office:value-type="float" office:value="0.000121104" calcext:value-type="float">
            <text:p>0.0001211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103085" calcext:value-type="float">
            <text:p>0.000103085</text:p>
          </table:table-cell>
          <table:table-cell/>
          <table:table-cell office:value-type="float" office:value="36" calcext:value-type="float">
            <text:p>36</text:p>
          </table:table-cell>
          <table:table-cell table:style-name="Default" office:value-type="float" office:value="0.000107872" calcext:value-type="float">
            <text:p>0.000107872</text:p>
          </table:table-cell>
          <table:table-cell/>
          <table:table-cell office:value-type="float" office:value="36" calcext:value-type="float">
            <text:p>36</text:p>
          </table:table-cell>
          <table:table-cell table:style-name="Default" office:value-type="float" office:value="0.000118752" calcext:value-type="float">
            <text:p>0.0001187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102734" calcext:value-type="float">
            <text:p>0.000102734</text:p>
          </table:table-cell>
          <table:table-cell/>
          <table:table-cell office:value-type="float" office:value="37" calcext:value-type="float">
            <text:p>37</text:p>
          </table:table-cell>
          <table:table-cell table:style-name="Default" office:value-type="float" office:value="0.000106421" calcext:value-type="float">
            <text:p>0.000106421</text:p>
          </table:table-cell>
          <table:table-cell/>
          <table:table-cell office:value-type="float" office:value="37" calcext:value-type="float">
            <text:p>37</text:p>
          </table:table-cell>
          <table:table-cell table:style-name="Default" office:value-type="float" office:value="0.000117216" calcext:value-type="float">
            <text:p>0.0001172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float" office:value="0.0000935457" calcext:value-type="float">
            <text:p>9.35E-05</text:p>
          </table:table-cell>
          <table:table-cell/>
          <table:table-cell office:value-type="float" office:value="38" calcext:value-type="float">
            <text:p>38</text:p>
          </table:table-cell>
          <table:table-cell table:style-name="Default" office:value-type="float" office:value="0.000103828" calcext:value-type="float">
            <text:p>0.000103828</text:p>
          </table:table-cell>
          <table:table-cell/>
          <table:table-cell office:value-type="float" office:value="38" calcext:value-type="float">
            <text:p>38</text:p>
          </table:table-cell>
          <table:table-cell table:style-name="Default" office:value-type="float" office:value="0.000114838" calcext:value-type="float">
            <text:p>0.0001148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103369" calcext:value-type="float">
            <text:p>0.000103369</text:p>
          </table:table-cell>
          <table:table-cell/>
          <table:table-cell office:value-type="float" office:value="39" calcext:value-type="float">
            <text:p>39</text:p>
          </table:table-cell>
          <table:table-cell table:style-name="Default" office:value-type="float" office:value="0.000100394" calcext:value-type="float">
            <text:p>0.000100394</text:p>
          </table:table-cell>
          <table:table-cell/>
          <table:table-cell office:value-type="float" office:value="39" calcext:value-type="float">
            <text:p>39</text:p>
          </table:table-cell>
          <table:table-cell table:style-name="Default" office:value-type="float" office:value="0.000112597" calcext:value-type="float">
            <text:p>0.0001125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0.0000957006" calcext:value-type="float">
            <text:p>9.57E-0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00990027" calcext:value-type="float">
            <text:p>9.90E-05</text:p>
          </table:table-cell>
          <table:table-cell/>
          <table:table-cell office:value-type="float" office:value="40" calcext:value-type="float">
            <text:p>40</text:p>
          </table:table-cell>
          <table:table-cell table:style-name="Default" office:value-type="float" office:value="0.000111779" calcext:value-type="float">
            <text:p>0.0001117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float" office:value="0.0000979313" calcext:value-type="float">
            <text:p>9.79E-0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00959397" calcext:value-type="float">
            <text:p>9.59E-05</text:p>
          </table:table-cell>
          <table:table-cell/>
          <table:table-cell office:value-type="float" office:value="41" calcext:value-type="float">
            <text:p>41</text:p>
          </table:table-cell>
          <table:table-cell table:style-name="Default" office:value-type="float" office:value="0.00010908" calcext:value-type="float">
            <text:p>0.000109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float" office:value="0.0000987217" calcext:value-type="float">
            <text:p>9.87E-0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000959335" calcext:value-type="float">
            <text:p>9.59E-05</text:p>
          </table:table-cell>
          <table:table-cell/>
          <table:table-cell office:value-type="float" office:value="42" calcext:value-type="float">
            <text:p>42</text:p>
          </table:table-cell>
          <table:table-cell table:style-name="Default" office:value-type="float" office:value="0.000108438" calcext:value-type="float">
            <text:p>0.0001084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float" office:value="0.0000975568" calcext:value-type="float">
            <text:p>9.76E-0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00886785" calcext:value-type="float">
            <text:p>8.87E-05</text:p>
          </table:table-cell>
          <table:table-cell/>
          <table:table-cell office:value-type="float" office:value="43" calcext:value-type="float">
            <text:p>43</text:p>
          </table:table-cell>
          <table:table-cell table:style-name="Default" office:value-type="float" office:value="0.000105202" calcext:value-type="float">
            <text:p>0.0001052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float" office:value="0.0000967453" calcext:value-type="float">
            <text:p>9.67E-0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00974438" calcext:value-type="float">
            <text:p>9.74E-05</text:p>
          </table:table-cell>
          <table:table-cell/>
          <table:table-cell office:value-type="float" office:value="44" calcext:value-type="float">
            <text:p>44</text:p>
          </table:table-cell>
          <table:table-cell table:style-name="Default" office:value-type="float" office:value="0.000107181" calcext:value-type="float">
            <text:p>0.0001071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0.0000970034" calcext:value-type="float">
            <text:p>9.70E-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0090122" calcext:value-type="float">
            <text:p>9.01E-05</text:p>
          </table:table-cell>
          <table:table-cell/>
          <table:table-cell office:value-type="float" office:value="45" calcext:value-type="float">
            <text:p>45</text:p>
          </table:table-cell>
          <table:table-cell table:style-name="Default" office:value-type="float" office:value="0.000106937" calcext:value-type="float">
            <text:p>0.0001069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float" office:value="0.0000949944" calcext:value-type="float">
            <text:p>9.50E-0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00930549" calcext:value-type="float">
            <text:p>9.31E-05</text:p>
          </table:table-cell>
          <table:table-cell/>
          <table:table-cell office:value-type="float" office:value="46" calcext:value-type="float">
            <text:p>46</text:p>
          </table:table-cell>
          <table:table-cell table:style-name="Default" office:value-type="float" office:value="0.000104356" calcext:value-type="float">
            <text:p>0.0001043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float" office:value="0.0000930491" calcext:value-type="float">
            <text:p>9.30E-0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00925665" calcext:value-type="float">
            <text:p>9.26E-05</text:p>
          </table:table-cell>
          <table:table-cell/>
          <table:table-cell office:value-type="float" office:value="47" calcext:value-type="float">
            <text:p>47</text:p>
          </table:table-cell>
          <table:table-cell table:style-name="Default" office:value-type="float" office:value="0.000104371" calcext:value-type="float">
            <text:p>0.0001043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float" office:value="0.0000929139" calcext:value-type="float">
            <text:p>9.29E-0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00920233" calcext:value-type="float">
            <text:p>9.20E-05</text:p>
          </table:table-cell>
          <table:table-cell/>
          <table:table-cell office:value-type="float" office:value="48" calcext:value-type="float">
            <text:p>48</text:p>
          </table:table-cell>
          <table:table-cell table:style-name="Default" office:value-type="float" office:value="0.000103869" calcext:value-type="float">
            <text:p>0.0001038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float" office:value="0.0000917744" calcext:value-type="float">
            <text:p>9.18E-0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00913811" calcext:value-type="float">
            <text:p>9.14E-05</text:p>
          </table:table-cell>
          <table:table-cell/>
          <table:table-cell office:value-type="float" office:value="49" calcext:value-type="float">
            <text:p>49</text:p>
          </table:table-cell>
          <table:table-cell table:style-name="Default" office:value-type="float" office:value="0.000102098" calcext:value-type="float">
            <text:p>0.0001020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0.0000906097" calcext:value-type="float">
            <text:p>9.06E-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090057" calcext:value-type="float">
            <text:p>9.01E-05</text:p>
          </table:table-cell>
          <table:table-cell/>
          <table:table-cell office:value-type="float" office:value="50" calcext:value-type="float">
            <text:p>50</text:p>
          </table:table-cell>
          <table:table-cell table:style-name="Default" office:value-type="float" office:value="0.000102072" calcext:value-type="float">
            <text:p>0.0001020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float" office:value="0.0000900627" calcext:value-type="float">
            <text:p>9.01E-0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0000896047" calcext:value-type="float">
            <text:p>8.96E-05</text:p>
          </table:table-cell>
          <table:table-cell/>
          <table:table-cell office:value-type="float" office:value="51" calcext:value-type="float">
            <text:p>51</text:p>
          </table:table-cell>
          <table:table-cell table:style-name="Default" office:value-type="float" office:value="0.000101592" calcext:value-type="float">
            <text:p>0.0001015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float" office:value="0.0000868343" calcext:value-type="float">
            <text:p>8.68E-0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0000892279" calcext:value-type="float">
            <text:p>8.92E-05</text:p>
          </table:table-cell>
          <table:table-cell/>
          <table:table-cell office:value-type="float" office:value="52" calcext:value-type="float">
            <text:p>52</text:p>
          </table:table-cell>
          <table:table-cell table:style-name="Default" office:value-type="float" office:value="0.000101048" calcext:value-type="float">
            <text:p>0.0001010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float" office:value="0.0000888305" calcext:value-type="float">
            <text:p>8.88E-0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0000876506" calcext:value-type="float">
            <text:p>8.77E-05</text:p>
          </table:table-cell>
          <table:table-cell/>
          <table:table-cell office:value-type="float" office:value="53" calcext:value-type="float">
            <text:p>53</text:p>
          </table:table-cell>
          <table:table-cell table:style-name="Default" office:value-type="float" office:value="0.000100418" calcext:value-type="float">
            <text:p>0.0001004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float" office:value="0.0000889387" calcext:value-type="float">
            <text:p>8.89E-0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0000880664" calcext:value-type="float">
            <text:p>8.81E-0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0000998354" calcext:value-type="float">
            <text:p>9.98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0.0000880854" calcext:value-type="float">
            <text:p>8.81E-0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000879763" calcext:value-type="float">
            <text:p>8.80E-0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00098536" calcext:value-type="float">
            <text:p>9.85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float" office:value="0.0000881086" calcext:value-type="float">
            <text:p>8.81E-0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0000862235" calcext:value-type="float">
            <text:p>8.62E-0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0000968937" calcext:value-type="float">
            <text:p>9.69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float" office:value="0.0000862344" calcext:value-type="float">
            <text:p>8.62E-0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0000855926" calcext:value-type="float">
            <text:p>8.56E-0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0000984573" calcext:value-type="float">
            <text:p>9.85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float" office:value="0.0000856179" calcext:value-type="float">
            <text:p>8.56E-0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0000860209" calcext:value-type="float">
            <text:p>8.60E-0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000096514" calcext:value-type="float">
            <text:p>9.65E-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float" office:value="0.0000855247" calcext:value-type="float">
            <text:p>8.55E-0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0000852662" calcext:value-type="float">
            <text:p>8.53E-0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0000980158" calcext:value-type="float">
            <text:p>9.80E-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0.0000837476" calcext:value-type="float">
            <text:p>8.37E-0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0852074" calcext:value-type="float">
            <text:p>8.52E-0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096841" calcext:value-type="float">
            <text:p>9.68E-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0.0000832002" calcext:value-type="float">
            <text:p>8.32E-0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0000825373" calcext:value-type="float">
            <text:p>8.25E-0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0000967531" calcext:value-type="float">
            <text:p>9.68E-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0.0000820552" calcext:value-type="float">
            <text:p>8.21E-0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0000846092" calcext:value-type="float">
            <text:p>8.46E-0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000095532" calcext:value-type="float">
            <text:p>9.55E-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0.0000800432" calcext:value-type="float">
            <text:p>8.00E-0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0000829255" calcext:value-type="float">
            <text:p>8.29E-0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0000936965" calcext:value-type="float">
            <text:p>9.37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0.0000805738" calcext:value-type="float">
            <text:p>8.06E-0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00846773" calcext:value-type="float">
            <text:p>8.47E-0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00937496" calcext:value-type="float">
            <text:p>9.37E-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0.0000756334" calcext:value-type="float">
            <text:p>7.56E-0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0000829213" calcext:value-type="float">
            <text:p>8.29E-0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0000924113" calcext:value-type="float">
            <text:p>9.24E-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0.0000802868" calcext:value-type="float">
            <text:p>8.03E-0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0000815413" calcext:value-type="float">
            <text:p>8.15E-0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0000917047" calcext:value-type="float">
            <text:p>9.17E-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0.0000777967" calcext:value-type="float">
            <text:p>7.78E-0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000082194" calcext:value-type="float">
            <text:p>8.22E-0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000089673" calcext:value-type="float">
            <text:p>8.97E-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0.0000772183" calcext:value-type="float">
            <text:p>7.72E-0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000813563" calcext:value-type="float">
            <text:p>8.14E-0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000919394" calcext:value-type="float">
            <text:p>9.19E-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0.0000772264" calcext:value-type="float">
            <text:p>7.72E-0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0000803354" calcext:value-type="float">
            <text:p>8.03E-0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0000919793" calcext:value-type="float">
            <text:p>9.20E-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0.0000757099" calcext:value-type="float">
            <text:p>7.57E-0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000787084" calcext:value-type="float">
            <text:p>7.87E-0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000899198" calcext:value-type="float">
            <text:p>8.99E-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0.0000762082" calcext:value-type="float">
            <text:p>7.62E-0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000079454" calcext:value-type="float">
            <text:p>7.95E-0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0000902751" calcext:value-type="float">
            <text:p>9.03E-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0.0000727915" calcext:value-type="float">
            <text:p>7.28E-0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0000787634" calcext:value-type="float">
            <text:p>7.88E-0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0000898489" calcext:value-type="float">
            <text:p>8.98E-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0.0000744297" calcext:value-type="float">
            <text:p>7.44E-0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0000792548" calcext:value-type="float">
            <text:p>7.93E-0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0000890411" calcext:value-type="float">
            <text:p>8.90E-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0.0000738429" calcext:value-type="float">
            <text:p>7.38E-0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0000777807" calcext:value-type="float">
            <text:p>7.78E-0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0000895308" calcext:value-type="float">
            <text:p>8.95E-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0.0000729729" calcext:value-type="float">
            <text:p>7.30E-0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000772722" calcext:value-type="float">
            <text:p>7.73E-0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000888234" calcext:value-type="float">
            <text:p>8.88E-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float" office:value="0.0000735297" calcext:value-type="float">
            <text:p>7.35E-0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0000756798" calcext:value-type="float">
            <text:p>7.57E-0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0000875842" calcext:value-type="float">
            <text:p>8.76E-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float" office:value="0.0000730617" calcext:value-type="float">
            <text:p>7.31E-0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0000755068" calcext:value-type="float">
            <text:p>7.55E-0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0000874327" calcext:value-type="float">
            <text:p>8.74E-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float" office:value="0.0000723535" calcext:value-type="float">
            <text:p>7.24E-0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0000747646" calcext:value-type="float">
            <text:p>7.48E-0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0000859418" calcext:value-type="float">
            <text:p>8.59E-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0.0000722844" calcext:value-type="float">
            <text:p>7.23E-0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000074854" calcext:value-type="float">
            <text:p>7.49E-0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0000854971" calcext:value-type="float">
            <text:p>8.55E-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0.000070695" calcext:value-type="float">
            <text:p>7.07E-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000727285" calcext:value-type="float">
            <text:p>7.27E-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000835406" calcext:value-type="float">
            <text:p>8.35E-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float" office:value="0.0000700326" calcext:value-type="float">
            <text:p>7.00E-0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0000709822" calcext:value-type="float">
            <text:p>7.10E-0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0000844482" calcext:value-type="float">
            <text:p>8.44E-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0.0000691347" calcext:value-type="float">
            <text:p>6.91E-0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0000713175" calcext:value-type="float">
            <text:p>7.13E-0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0000840177" calcext:value-type="float">
            <text:p>8.40E-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float" office:value="0.0000678223" calcext:value-type="float">
            <text:p>6.78E-0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0000673546" calcext:value-type="float">
            <text:p>6.74E-0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0000827009" calcext:value-type="float">
            <text:p>8.27E-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0.000066397" calcext:value-type="float">
            <text:p>6.64E-0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0000699226" calcext:value-type="float">
            <text:p>6.99E-0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0000816998" calcext:value-type="float">
            <text:p>8.17E-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0.0000669051" calcext:value-type="float">
            <text:p>6.69E-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0000687599" calcext:value-type="float">
            <text:p>6.88E-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0000832081" calcext:value-type="float">
            <text:p>8.32E-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0.0000628378" calcext:value-type="float">
            <text:p>6.28E-0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0000676974" calcext:value-type="float">
            <text:p>6.77E-0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0000825151" calcext:value-type="float">
            <text:p>8.25E-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0.0000665147" calcext:value-type="float">
            <text:p>6.65E-0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0000672025" calcext:value-type="float">
            <text:p>6.72E-0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0000821383" calcext:value-type="float">
            <text:p>8.21E-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0.0000656843" calcext:value-type="float">
            <text:p>6.57E-0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0000666013" calcext:value-type="float">
            <text:p>6.66E-0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000080368" calcext:value-type="float">
            <text:p>8.04E-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0.000064676" calcext:value-type="float">
            <text:p>6.47E-0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0000661798" calcext:value-type="float">
            <text:p>6.62E-0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0000810814" calcext:value-type="float">
            <text:p>8.11E-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0.0000638204" calcext:value-type="float">
            <text:p>6.38E-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000633626" calcext:value-type="float">
            <text:p>6.34E-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000806395" calcext:value-type="float">
            <text:p>8.06E-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0.000063991" calcext:value-type="float">
            <text:p>6.40E-0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000066426" calcext:value-type="float">
            <text:p>6.64E-0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0000798277" calcext:value-type="float">
            <text:p>7.98E-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float" office:value="0.0000620167" calcext:value-type="float">
            <text:p>6.20E-0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0000664269" calcext:value-type="float">
            <text:p>6.64E-0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0000784971" calcext:value-type="float">
            <text:p>7.85E-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0.0000622478" calcext:value-type="float">
            <text:p>6.22E-0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000064514" calcext:value-type="float">
            <text:p>6.45E-0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0000785107" calcext:value-type="float">
            <text:p>7.85E-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0.0000609742" calcext:value-type="float">
            <text:p>6.10E-0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0000648065" calcext:value-type="float">
            <text:p>6.48E-0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0000774489" calcext:value-type="float">
            <text:p>7.74E-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0.0000605017" calcext:value-type="float">
            <text:p>6.05E-0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0000646122" calcext:value-type="float">
            <text:p>6.46E-0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000075683" calcext:value-type="float">
            <text:p>7.57E-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0.0000578388" calcext:value-type="float">
            <text:p>5.78E-0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0000631532" calcext:value-type="float">
            <text:p>6.32E-0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0000775268" calcext:value-type="float">
            <text:p>7.75E-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0.0000607233" calcext:value-type="float">
            <text:p>6.07E-0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000062837" calcext:value-type="float">
            <text:p>6.28E-0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000076305" calcext:value-type="float">
            <text:p>7.63E-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0.0000598629" calcext:value-type="float">
            <text:p>5.99E-0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0000623828" calcext:value-type="float">
            <text:p>6.24E-0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0000766264" calcext:value-type="float">
            <text:p>7.66E-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0.0000597188" calcext:value-type="float">
            <text:p>5.97E-0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0000611317" calcext:value-type="float">
            <text:p>6.11E-0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0000756862" calcext:value-type="float">
            <text:p>7.57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585721" calcext:value-type="float">
            <text:p>5.86E-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610378" calcext:value-type="float">
            <text:p>6.10E-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76087" calcext:value-type="float">
            <text:p>7.61E-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0.0000646148" calcext:value-type="float">
            <text:p>6.46E-0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000065066" calcext:value-type="float">
            <text:p>6.51E-0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0000758928" calcext:value-type="float">
            <text:p>7.59E-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0.0000610741" calcext:value-type="float">
            <text:p>6.11E-0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00006367" calcext:value-type="float">
            <text:p>6.37E-0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0000756097" calcext:value-type="float">
            <text:p>7.56E-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0.000062264" calcext:value-type="float">
            <text:p>6.23E-0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0000629568" calcext:value-type="float">
            <text:p>6.30E-0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0000739711" calcext:value-type="float">
            <text:p>7.40E-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float" office:value="0.0000601156" calcext:value-type="float">
            <text:p>6.01E-0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0000616345" calcext:value-type="float">
            <text:p>6.16E-0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0000749518" calcext:value-type="float">
            <text:p>7.50E-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float" office:value="0.0000595266" calcext:value-type="float">
            <text:p>5.95E-0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0000609617" calcext:value-type="float">
            <text:p>6.10E-0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0000738614" calcext:value-type="float">
            <text:p>7.39E-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float" office:value="0.0000593569" calcext:value-type="float">
            <text:p>5.94E-0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0000601645" calcext:value-type="float">
            <text:p>6.02E-0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0000723723" calcext:value-type="float">
            <text:p>7.24E-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float" office:value="0.0000584406" calcext:value-type="float">
            <text:p>5.84E-0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0000611623" calcext:value-type="float">
            <text:p>6.12E-0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0000736305" calcext:value-type="float">
            <text:p>7.36E-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float" office:value="0.0000578736" calcext:value-type="float">
            <text:p>5.79E-0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0000607084" calcext:value-type="float">
            <text:p>6.07E-0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0000722838" calcext:value-type="float">
            <text:p>7.23E-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float" office:value="0.0000562114" calcext:value-type="float">
            <text:p>5.62E-0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0000597726" calcext:value-type="float">
            <text:p>5.98E-0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0000723345" calcext:value-type="float">
            <text:p>7.23E-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0.0000584766" calcext:value-type="float">
            <text:p>5.85E-0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00059114" calcext:value-type="float">
            <text:p>5.91E-0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000709315" calcext:value-type="float">
            <text:p>7.09E-0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float" office:value="0.0000579837" calcext:value-type="float">
            <text:p>5.80E-0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0000585653" calcext:value-type="float">
            <text:p>5.86E-0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0000707187" calcext:value-type="float">
            <text:p>7.07E-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float" office:value="0.0000564733" calcext:value-type="float">
            <text:p>5.65E-0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000058658" calcext:value-type="float">
            <text:p>5.87E-0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000071723" calcext:value-type="float">
            <text:p>7.17E-0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float" office:value="0.0000553041" calcext:value-type="float">
            <text:p>5.53E-0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0000589272" calcext:value-type="float">
            <text:p>5.89E-0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0000700261" calcext:value-type="float">
            <text:p>7.00E-0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float" office:value="0.0000564001" calcext:value-type="float">
            <text:p>5.64E-0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0000573263" calcext:value-type="float">
            <text:p>5.73E-0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000070269" calcext:value-type="float">
            <text:p>7.03E-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float" office:value="0.0000565179" calcext:value-type="float">
            <text:p>5.65E-0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0000578671" calcext:value-type="float">
            <text:p>5.79E-0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0000704021" calcext:value-type="float">
            <text:p>7.04E-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float" office:value="0.0000556938" calcext:value-type="float">
            <text:p>5.57E-0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0000566742" calcext:value-type="float">
            <text:p>5.67E-0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0000700292" calcext:value-type="float">
            <text:p>7.00E-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float" office:value="0.0000552065" calcext:value-type="float">
            <text:p>5.52E-0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0000591853" calcext:value-type="float">
            <text:p>5.92E-05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0000700376" calcext:value-type="float">
            <text:p>7.00E-0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float" office:value="0.0000567349" calcext:value-type="float">
            <text:p>5.67E-0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0000570914" calcext:value-type="float">
            <text:p>5.71E-0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0000690115" calcext:value-type="float">
            <text:p>6.90E-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float" office:value="0.0000548525" calcext:value-type="float">
            <text:p>5.49E-0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0000577348" calcext:value-type="float">
            <text:p>5.77E-0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0000678507" calcext:value-type="float">
            <text:p>6.79E-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float" office:value="0.0000552969" calcext:value-type="float">
            <text:p>5.53E-0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00056653" calcext:value-type="float">
            <text:p>5.67E-0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000685801" calcext:value-type="float">
            <text:p>6.86E-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float" office:value="0.0000550773" calcext:value-type="float">
            <text:p>5.51E-0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0000561606" calcext:value-type="float">
            <text:p>5.62E-0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0000673776" calcext:value-type="float">
            <text:p>6.74E-0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float" office:value="0.0000542396" calcext:value-type="float">
            <text:p>5.42E-0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0000558071" calcext:value-type="float">
            <text:p>5.58E-0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0000677994" calcext:value-type="float">
            <text:p>6.78E-0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float" office:value="0.0000537613" calcext:value-type="float">
            <text:p>5.38E-0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0000554035" calcext:value-type="float">
            <text:p>5.54E-0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0000675363" calcext:value-type="float">
            <text:p>6.75E-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float" office:value="0.0000553849" calcext:value-type="float">
            <text:p>5.54E-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0000560769" calcext:value-type="float">
            <text:p>5.61E-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0000670002" calcext:value-type="float">
            <text:p>6.70E-0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float" office:value="0.0000538741" calcext:value-type="float">
            <text:p>5.39E-0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0000539773" calcext:value-type="float">
            <text:p>5.40E-0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0000657508" calcext:value-type="float">
            <text:p>6.58E-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float" office:value="0.00005196" calcext:value-type="float">
            <text:p>5.20E-0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0000557621" calcext:value-type="float">
            <text:p>5.58E-0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0000652594" calcext:value-type="float">
            <text:p>6.53E-0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float" office:value="0.0000537294" calcext:value-type="float">
            <text:p>5.37E-0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0000546851" calcext:value-type="float">
            <text:p>5.47E-05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0000652989" calcext:value-type="float">
            <text:p>6.53E-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0.0000513841" calcext:value-type="float">
            <text:p>5.14E-0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000542639" calcext:value-type="float">
            <text:p>5.43E-0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000645051" calcext:value-type="float">
            <text:p>6.45E-0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float" office:value="0.0000528634" calcext:value-type="float">
            <text:p>5.29E-0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0000532049" calcext:value-type="float">
            <text:p>5.32E-0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0000658652" calcext:value-type="float">
            <text:p>6.59E-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float" office:value="0.0000530313" calcext:value-type="float">
            <text:p>5.30E-0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000524277" calcext:value-type="float">
            <text:p>5.24E-0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000651364" calcext:value-type="float">
            <text:p>6.51E-0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float" office:value="0.0000521993" calcext:value-type="float">
            <text:p>5.22E-0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0000532561" calcext:value-type="float">
            <text:p>5.33E-0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0000642812" calcext:value-type="float">
            <text:p>6.43E-0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float" office:value="0.0000505382" calcext:value-type="float">
            <text:p>5.05E-0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0000517733" calcext:value-type="float">
            <text:p>5.18E-0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0000622906" calcext:value-type="float">
            <text:p>6.23E-0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float" office:value="0.000049912" calcext:value-type="float">
            <text:p>4.99E-05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0000519653" calcext:value-type="float">
            <text:p>5.20E-05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000063208" calcext:value-type="float">
            <text:p>6.32E-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float" office:value="0.0000511828" calcext:value-type="float">
            <text:p>5.12E-0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0000511488" calcext:value-type="float">
            <text:p>5.11E-0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0000640882" calcext:value-type="float">
            <text:p>6.41E-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float" office:value="0.0000508282" calcext:value-type="float">
            <text:p>5.08E-0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0000509243" calcext:value-type="float">
            <text:p>5.09E-0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0000633533" calcext:value-type="float">
            <text:p>6.34E-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float" office:value="0.0000498106" calcext:value-type="float">
            <text:p>4.98E-0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0000502464" calcext:value-type="float">
            <text:p>5.02E-0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0000633065" calcext:value-type="float">
            <text:p>6.33E-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float" office:value="0.000048819" calcext:value-type="float">
            <text:p>4.88E-0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0000499225" calcext:value-type="float">
            <text:p>4.99E-0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0000610208" calcext:value-type="float">
            <text:p>6.10E-0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float" office:value="0.000048586" calcext:value-type="float">
            <text:p>4.86E-0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0000482655" calcext:value-type="float">
            <text:p>4.83E-0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0000622703" calcext:value-type="float">
            <text:p>6.23E-0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float" office:value="0.0000484162" calcext:value-type="float">
            <text:p>4.84E-0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0000503276" calcext:value-type="float">
            <text:p>5.03E-0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0000609338" calcext:value-type="float">
            <text:p>6.09E-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float" office:value="0.0000477045" calcext:value-type="float">
            <text:p>4.77E-0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000487735" calcext:value-type="float">
            <text:p>4.88E-0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00061225" calcext:value-type="float">
            <text:p>6.12E-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float" office:value="0.0000471251" calcext:value-type="float">
            <text:p>4.71E-0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0000484638" calcext:value-type="float">
            <text:p>4.85E-0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0000600793" calcext:value-type="float">
            <text:p>6.01E-0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float" office:value="0.0000449752" calcext:value-type="float">
            <text:p>4.50E-0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00004801" calcext:value-type="float">
            <text:p>4.80E-0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0000605103" calcext:value-type="float">
            <text:p>6.05E-0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float" office:value="0.0000456658" calcext:value-type="float">
            <text:p>4.57E-0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0000486157" calcext:value-type="float">
            <text:p>4.86E-0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0000605322" calcext:value-type="float">
            <text:p>6.05E-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float" office:value="0.0000458872" calcext:value-type="float">
            <text:p>4.59E-0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000048014" calcext:value-type="float">
            <text:p>4.80E-0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000060229" calcext:value-type="float">
            <text:p>6.02E-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float" office:value="0.0000456642" calcext:value-type="float">
            <text:p>4.57E-0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0000478635" calcext:value-type="float">
            <text:p>4.79E-0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0000597375" calcext:value-type="float">
            <text:p>5.97E-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float" office:value="0.0000455204" calcext:value-type="float">
            <text:p>4.55E-0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0000474907" calcext:value-type="float">
            <text:p>4.75E-05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0000579886" calcext:value-type="float">
            <text:p>5.80E-0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float" office:value="0.0000442963" calcext:value-type="float">
            <text:p>4.43E-0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0000458299" calcext:value-type="float">
            <text:p>4.58E-0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00005921" calcext:value-type="float">
            <text:p>5.92E-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float" office:value="0.0000439533" calcext:value-type="float">
            <text:p>4.40E-0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0000475259" calcext:value-type="float">
            <text:p>4.75E-05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0000580141" calcext:value-type="float">
            <text:p>5.80E-0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float" office:value="0.0000450753" calcext:value-type="float">
            <text:p>4.51E-0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0000469333" calcext:value-type="float">
            <text:p>4.69E-0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0000580631" calcext:value-type="float">
            <text:p>5.81E-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float" office:value="0.0000434742" calcext:value-type="float">
            <text:p>4.35E-0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000454293" calcext:value-type="float">
            <text:p>4.54E-0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000580221" calcext:value-type="float">
            <text:p>5.80E-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 office:value-type="float" office:value="0.0000445218" calcext:value-type="float">
            <text:p>4.45E-0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0000451335" calcext:value-type="float">
            <text:p>4.51E-0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0000559251" calcext:value-type="float">
            <text:p>5.59E-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" office:value-type="float" office:value="0.0000438251" calcext:value-type="float">
            <text:p>4.38E-0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0000456811" calcext:value-type="float">
            <text:p>4.57E-0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0000555549" calcext:value-type="float">
            <text:p>5.56E-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" office:value-type="float" office:value="0.0000434189" calcext:value-type="float">
            <text:p>4.34E-0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0000450334" calcext:value-type="float">
            <text:p>4.50E-0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0000575424" calcext:value-type="float">
            <text:p>5.75E-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 office:value-type="float" office:value="0.0000416293" calcext:value-type="float">
            <text:p>4.16E-0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0000442859" calcext:value-type="float">
            <text:p>4.43E-0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0000559109" calcext:value-type="float">
            <text:p>5.59E-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 office:value-type="float" office:value="0.0000438861" calcext:value-type="float">
            <text:p>4.39E-0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0000443725" calcext:value-type="float">
            <text:p>4.44E-0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00005488" calcext:value-type="float">
            <text:p>5.49E-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 office:value-type="float" office:value="0.0000420379" calcext:value-type="float">
            <text:p>4.20E-0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000043395" calcext:value-type="float">
            <text:p>4.34E-0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0000542249" calcext:value-type="float">
            <text:p>5.42E-0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 office:value-type="float" office:value="0.0000444809" calcext:value-type="float">
            <text:p>4.45E-0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0000441995" calcext:value-type="float">
            <text:p>4.42E-0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0000558217" calcext:value-type="float">
            <text:p>5.58E-0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 office:value-type="float" office:value="0.0000414161" calcext:value-type="float">
            <text:p>4.14E-0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0000436175" calcext:value-type="float">
            <text:p>4.36E-0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0000548269" calcext:value-type="float">
            <text:p>5.48E-0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 office:value-type="float" office:value="0.0000405483" calcext:value-type="float">
            <text:p>4.05E-05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0000435136" calcext:value-type="float">
            <text:p>4.35E-05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0000540118" calcext:value-type="float">
            <text:p>5.40E-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 office:value-type="float" office:value="0.0000423445" calcext:value-type="float">
            <text:p>4.23E-0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000436841" calcext:value-type="float">
            <text:p>4.37E-0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000540307" calcext:value-type="float">
            <text:p>5.40E-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 office:value-type="float" office:value="0.0000408915" calcext:value-type="float">
            <text:p>4.09E-05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0000419152" calcext:value-type="float">
            <text:p>4.19E-05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0000533217" calcext:value-type="float">
            <text:p>5.33E-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 office:value-type="float" office:value="0.0000417329" calcext:value-type="float">
            <text:p>4.17E-05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0000418905" calcext:value-type="float">
            <text:p>4.19E-05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0000536315" calcext:value-type="float">
            <text:p>5.36E-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" office:value-type="float" office:value="0.0000400034" calcext:value-type="float">
            <text:p>4.00E-0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0000413999" calcext:value-type="float">
            <text:p>4.14E-0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0000529001" calcext:value-type="float">
            <text:p>5.29E-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 office:value-type="float" office:value="0.0000425652" calcext:value-type="float">
            <text:p>4.26E-05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0000404771" calcext:value-type="float">
            <text:p>4.05E-05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0000528574" calcext:value-type="float">
            <text:p>5.29E-0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 office:value-type="float" office:value="0.0000397765" calcext:value-type="float">
            <text:p>3.98E-0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0000404283" calcext:value-type="float">
            <text:p>4.04E-0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0000517561" calcext:value-type="float">
            <text:p>5.18E-0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 office:value-type="float" office:value="0.0000407277" calcext:value-type="float">
            <text:p>4.07E-0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0000390388" calcext:value-type="float">
            <text:p>3.90E-0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0000522072" calcext:value-type="float">
            <text:p>5.22E-0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" office:value-type="float" office:value="0.0000394872" calcext:value-type="float">
            <text:p>3.95E-0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0000387674" calcext:value-type="float">
            <text:p>3.88E-05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0000511912" calcext:value-type="float">
            <text:p>5.12E-0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" office:value-type="float" office:value="0.0000395553" calcext:value-type="float">
            <text:p>3.96E-0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0000366914" calcext:value-type="float">
            <text:p>3.67E-0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0000518873" calcext:value-type="float">
            <text:p>5.19E-0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 office:value-type="float" office:value="0.0000386039" calcext:value-type="float">
            <text:p>3.86E-0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0000385717" calcext:value-type="float">
            <text:p>3.86E-0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0000506896" calcext:value-type="float">
            <text:p>5.07E-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 office:value-type="float" office:value="0.0000387444" calcext:value-type="float">
            <text:p>3.87E-0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000387713" calcext:value-type="float">
            <text:p>3.88E-0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000503814" calcext:value-type="float">
            <text:p>5.04E-0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" office:value-type="float" office:value="0.000038974" calcext:value-type="float">
            <text:p>3.90E-0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0000373997" calcext:value-type="float">
            <text:p>3.74E-05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0000495415" calcext:value-type="float">
            <text:p>4.95E-0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" office:value-type="float" office:value="0.0000386504" calcext:value-type="float">
            <text:p>3.87E-0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0000388402" calcext:value-type="float">
            <text:p>3.88E-0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000049328" calcext:value-type="float">
            <text:p>4.93E-0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" office:value-type="float" office:value="0.0000378066" calcext:value-type="float">
            <text:p>3.78E-0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0000372082" calcext:value-type="float">
            <text:p>3.72E-0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00005099" calcext:value-type="float">
            <text:p>5.10E-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" office:value-type="float" office:value="0.0000375181" calcext:value-type="float">
            <text:p>3.75E-05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0000371246" calcext:value-type="float">
            <text:p>3.71E-05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0000496951" calcext:value-type="float">
            <text:p>4.97E-0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" office:value-type="float" office:value="0.0000358924" calcext:value-type="float">
            <text:p>3.59E-0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0000374992" calcext:value-type="float">
            <text:p>3.75E-0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0000484795" calcext:value-type="float">
            <text:p>4.85E-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" office:value-type="float" office:value="0.0000378764" calcext:value-type="float">
            <text:p>3.79E-0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0000363033" calcext:value-type="float">
            <text:p>3.63E-05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0000484484" calcext:value-type="float">
            <text:p>4.84E-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" office:value-type="float" office:value="0.0000356816" calcext:value-type="float">
            <text:p>3.57E-05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0000369113" calcext:value-type="float">
            <text:p>3.69E-05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0000470232" calcext:value-type="float">
            <text:p>4.70E-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" office:value-type="float" office:value="0.0000368463" calcext:value-type="float">
            <text:p>3.68E-0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0000362838" calcext:value-type="float">
            <text:p>3.63E-0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0000475885" calcext:value-type="float">
            <text:p>4.76E-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" office:value-type="float" office:value="0.0000366227" calcext:value-type="float">
            <text:p>3.66E-05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000035763" calcext:value-type="float">
            <text:p>3.58E-05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0000478431" calcext:value-type="float">
            <text:p>4.78E-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 office:value-type="float" office:value="0.0000346308" calcext:value-type="float">
            <text:p>3.46E-0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000357399" calcext:value-type="float">
            <text:p>3.57E-0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000474916" calcext:value-type="float">
            <text:p>4.75E-0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" office:value-type="float" office:value="0.0000365201" calcext:value-type="float">
            <text:p>3.65E-05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000033801" calcext:value-type="float">
            <text:p>3.38E-05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0000478444" calcext:value-type="float">
            <text:p>4.78E-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" office:value-type="float" office:value="0.0000355461" calcext:value-type="float">
            <text:p>3.55E-0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0000354859" calcext:value-type="float">
            <text:p>3.55E-0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0000462032" calcext:value-type="float">
            <text:p>4.62E-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" office:value-type="float" office:value="0.000035674" calcext:value-type="float">
            <text:p>3.57E-0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0000345501" calcext:value-type="float">
            <text:p>3.46E-0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0000467464" calcext:value-type="float">
            <text:p>4.67E-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" office:value-type="float" office:value="0.0000336842" calcext:value-type="float">
            <text:p>3.37E-05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0000352616" calcext:value-type="float">
            <text:p>3.53E-05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0000470812" calcext:value-type="float">
            <text:p>4.71E-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" office:value-type="float" office:value="0.0000354355" calcext:value-type="float">
            <text:p>3.54E-0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0000333433" calcext:value-type="float">
            <text:p>3.33E-0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0000455674" calcext:value-type="float">
            <text:p>4.56E-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 office:value-type="float" office:value="0.0000335139" calcext:value-type="float">
            <text:p>3.35E-0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0000351125" calcext:value-type="float">
            <text:p>3.51E-0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0000453119" calcext:value-type="float">
            <text:p>4.53E-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 office:value-type="float" office:value="0.0000342674" calcext:value-type="float">
            <text:p>3.43E-05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0000348104" calcext:value-type="float">
            <text:p>3.48E-05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0000455353" calcext:value-type="float">
            <text:p>4.55E-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" office:value-type="float" office:value="0.0000339247" calcext:value-type="float">
            <text:p>3.39E-05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0000335084" calcext:value-type="float">
            <text:p>3.35E-05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000046639" calcext:value-type="float">
            <text:p>4.66E-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" office:value-type="float" office:value="0.000032535" calcext:value-type="float">
            <text:p>3.25E-05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0000334615" calcext:value-type="float">
            <text:p>3.35E-05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0000453498" calcext:value-type="float">
            <text:p>4.53E-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" office:value-type="float" office:value="0.0000333071" calcext:value-type="float">
            <text:p>3.33E-0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000335857" calcext:value-type="float">
            <text:p>3.36E-0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000452631" calcext:value-type="float">
            <text:p>4.53E-0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" office:value-type="float" office:value="0.0000333286" calcext:value-type="float">
            <text:p>3.33E-0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0000333902" calcext:value-type="float">
            <text:p>3.34E-0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0000454072" calcext:value-type="float">
            <text:p>4.54E-0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" office:value-type="float" office:value="0.0000328853" calcext:value-type="float">
            <text:p>3.29E-0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0000318929" calcext:value-type="float">
            <text:p>3.19E-0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0000449645" calcext:value-type="float">
            <text:p>4.50E-0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" office:value-type="float" office:value="0.0000334777" calcext:value-type="float">
            <text:p>3.35E-05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000033257" calcext:value-type="float">
            <text:p>3.33E-05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0000444549" calcext:value-type="float">
            <text:p>4.45E-0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 office:value-type="float" office:value="0.0000319901" calcext:value-type="float">
            <text:p>3.20E-0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0000316823" calcext:value-type="float">
            <text:p>3.17E-0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0000436265" calcext:value-type="float">
            <text:p>4.36E-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" office:value-type="float" office:value="0.0000315368" calcext:value-type="float">
            <text:p>3.15E-05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0000326495" calcext:value-type="float">
            <text:p>3.26E-05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0000439744" calcext:value-type="float">
            <text:p>4.40E-0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" office:value-type="float" office:value="0.0000310318" calcext:value-type="float">
            <text:p>3.10E-05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0000309084" calcext:value-type="float">
            <text:p>3.09E-05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0000430202" calcext:value-type="float">
            <text:p>4.30E-0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" office:value-type="float" office:value="0.0000304228" calcext:value-type="float">
            <text:p>3.04E-05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000031242" calcext:value-type="float">
            <text:p>3.12E-05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0000427129" calcext:value-type="float">
            <text:p>4.27E-0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" office:value-type="float" office:value="0.0000306367" calcext:value-type="float">
            <text:p>3.06E-0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0000313283" calcext:value-type="float">
            <text:p>3.13E-0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0000427686" calcext:value-type="float">
            <text:p>4.28E-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" office:value-type="float" office:value="0.0000307577" calcext:value-type="float">
            <text:p>3.08E-0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0000298007" calcext:value-type="float">
            <text:p>2.98E-05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0000429865" calcext:value-type="float">
            <text:p>4.30E-05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.0000314842" calcext:value-type="float">
            <text:p>3.15E-0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428543" calcext:value-type="float">
            <text:p>4.29E-05</text:p>
          </table:table-cell>
        </table:table-row>
        <table:table-row table:style-name="ro1">
          <table:table-cell table:number-columns-repeated="3"/>
          <table:table-cell office:value-type="float" office:value="201" calcext:value-type="float">
            <text:p>201</text:p>
          </table:table-cell>
          <table:table-cell office:value-type="float" office:value="0.0000312194" calcext:value-type="float">
            <text:p>3.12E-05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0.000042229" calcext:value-type="float">
            <text:p>4.22E-05</text:p>
          </table:table-cell>
        </table:table-row>
        <table:table-row table:style-name="ro1">
          <table:table-cell table:number-columns-repeated="3"/>
          <table:table-cell office:value-type="float" office:value="202" calcext:value-type="float">
            <text:p>202</text:p>
          </table:table-cell>
          <table:table-cell office:value-type="float" office:value="0.000029907" calcext:value-type="float">
            <text:p>2.99E-05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0.00004181" calcext:value-type="float">
            <text:p>4.18E-05</text:p>
          </table:table-cell>
        </table:table-row>
        <table:table-row table:style-name="ro1">
          <table:table-cell table:number-columns-repeated="3"/>
          <table:table-cell office:value-type="float" office:value="203" calcext:value-type="float">
            <text:p>203</text:p>
          </table:table-cell>
          <table:table-cell office:value-type="float" office:value="0.0000297947" calcext:value-type="float">
            <text:p>2.98E-05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0.0000422569" calcext:value-type="float">
            <text:p>4.23E-05</text:p>
          </table:table-cell>
        </table:table-row>
        <table:table-row table:style-name="ro1">
          <table:table-cell table:number-columns-repeated="3"/>
          <table:table-cell office:value-type="float" office:value="204" calcext:value-type="float">
            <text:p>204</text:p>
          </table:table-cell>
          <table:table-cell office:value-type="float" office:value="0.0000307922" calcext:value-type="float">
            <text:p>3.08E-05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0.0000416658" calcext:value-type="float">
            <text:p>4.17E-05</text:p>
          </table:table-cell>
        </table:table-row>
        <table:table-row table:style-name="ro1">
          <table:table-cell table:number-columns-repeated="3"/>
          <table:table-cell office:value-type="float" office:value="205" calcext:value-type="float">
            <text:p>205</text:p>
          </table:table-cell>
          <table:table-cell office:value-type="float" office:value="0.0000293783" calcext:value-type="float">
            <text:p>2.94E-05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0.0000411153" calcext:value-type="float">
            <text:p>4.11E-05</text:p>
          </table:table-cell>
        </table:table-row>
        <table:table-row table:style-name="ro1">
          <table:table-cell table:number-columns-repeated="3"/>
          <table:table-cell office:value-type="float" office:value="206" calcext:value-type="float">
            <text:p>206</text:p>
          </table:table-cell>
          <table:table-cell office:value-type="float" office:value="0.0000288346" calcext:value-type="float">
            <text:p>2.88E-05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0.0000408143" calcext:value-type="float">
            <text:p>4.08E-05</text:p>
          </table:table-cell>
        </table:table-row>
        <table:table-row table:style-name="ro1"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0.0000292192" calcext:value-type="float">
            <text:p>2.92E-05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0.0000406885" calcext:value-type="float">
            <text:p>4.07E-05</text:p>
          </table:table-cell>
        </table:table-row>
        <table:table-row table:style-name="ro1">
          <table:table-cell table:number-columns-repeated="3"/>
          <table:table-cell office:value-type="float" office:value="208" calcext:value-type="float">
            <text:p>208</text:p>
          </table:table-cell>
          <table:table-cell office:value-type="float" office:value="0.0000289262" calcext:value-type="float">
            <text:p>2.89E-05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0.0000401843" calcext:value-type="float">
            <text:p>4.02E-05</text:p>
          </table:table-cell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office:value-type="float" office:value="0.0000281199" calcext:value-type="float">
            <text:p>2.81E-05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0.0000395983" calcext:value-type="float">
            <text:p>3.96E-05</text:p>
          </table:table-cell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0.0000281229" calcext:value-type="float">
            <text:p>2.81E-0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0000385386" calcext:value-type="float">
            <text:p>3.85E-05</text:p>
          </table:table-cell>
        </table:table-row>
        <table:table-row table:style-name="ro1">
          <table:table-cell table:number-columns-repeated="3"/>
          <table:table-cell office:value-type="float" office:value="211" calcext:value-type="float">
            <text:p>211</text:p>
          </table:table-cell>
          <table:table-cell office:value-type="float" office:value="0.0000263938" calcext:value-type="float">
            <text:p>2.64E-05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0.0000396454" calcext:value-type="float">
            <text:p>3.96E-05</text:p>
          </table:table-cell>
        </table:table-row>
        <table:table-row table:style-name="ro1">
          <table:table-cell table:number-columns-repeated="3"/>
          <table:table-cell office:value-type="float" office:value="212" calcext:value-type="float">
            <text:p>212</text:p>
          </table:table-cell>
          <table:table-cell office:value-type="float" office:value="0.0000297434" calcext:value-type="float">
            <text:p>2.97E-05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0.0000390663" calcext:value-type="float">
            <text:p>3.91E-05</text:p>
          </table:table-cell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0.0000269332" calcext:value-type="float">
            <text:p>2.69E-05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0.0000382646" calcext:value-type="float">
            <text:p>3.83E-05</text:p>
          </table:table-cell>
        </table:table-row>
        <table:table-row table:style-name="ro1">
          <table:table-cell table:number-columns-repeated="3"/>
          <table:table-cell office:value-type="float" office:value="214" calcext:value-type="float">
            <text:p>214</text:p>
          </table:table-cell>
          <table:table-cell office:value-type="float" office:value="0.0000268516" calcext:value-type="float">
            <text:p>2.69E-05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0.0000382874" calcext:value-type="float">
            <text:p>3.83E-05</text:p>
          </table:table-cell>
        </table:table-row>
        <table:table-row table:style-name="ro1"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0.0000274695" calcext:value-type="float">
            <text:p>2.75E-05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0.0000372471" calcext:value-type="float">
            <text:p>3.72E-05</text:p>
          </table:table-cell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office:value-type="float" office:value="0.0000261798" calcext:value-type="float">
            <text:p>2.62E-05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0.0000369925" calcext:value-type="float">
            <text:p>3.70E-05</text:p>
          </table:table-cell>
        </table:table-row>
        <table:table-row table:style-name="ro1">
          <table:table-cell table:number-columns-repeated="3"/>
          <table:table-cell office:value-type="float" office:value="217" calcext:value-type="float">
            <text:p>217</text:p>
          </table:table-cell>
          <table:table-cell office:value-type="float" office:value="0.0000267855" calcext:value-type="float">
            <text:p>2.68E-05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0.0000367226" calcext:value-type="float">
            <text:p>3.67E-05</text:p>
          </table:table-cell>
        </table:table-row>
        <table:table-row table:style-name="ro1">
          <table:table-cell table:number-columns-repeated="3"/>
          <table:table-cell office:value-type="float" office:value="218" calcext:value-type="float">
            <text:p>218</text:p>
          </table:table-cell>
          <table:table-cell office:value-type="float" office:value="0.0000260064" calcext:value-type="float">
            <text:p>2.60E-05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0.0000359793" calcext:value-type="float">
            <text:p>3.60E-05</text:p>
          </table:table-cell>
        </table:table-row>
        <table:table-row table:style-name="ro1">
          <table:table-cell table:number-columns-repeated="3"/>
          <table:table-cell office:value-type="float" office:value="219" calcext:value-type="float">
            <text:p>219</text:p>
          </table:table-cell>
          <table:table-cell office:value-type="float" office:value="0.0000267363" calcext:value-type="float">
            <text:p>2.67E-05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0.0000353602" calcext:value-type="float">
            <text:p>3.54E-05</text:p>
          </table:table-cell>
        </table:table-row>
        <table:table-row table:style-name="ro1"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0.0000264605" calcext:value-type="float">
            <text:p>2.65E-0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000350042" calcext:value-type="float">
            <text:p>3.50E-05</text:p>
          </table:table-cell>
        </table:table-row>
        <table:table-row table:style-name="ro1">
          <table:table-cell table:number-columns-repeated="3"/>
          <table:table-cell office:value-type="float" office:value="221" calcext:value-type="float">
            <text:p>221</text:p>
          </table:table-cell>
          <table:table-cell office:value-type="float" office:value="0.0000248292" calcext:value-type="float">
            <text:p>2.48E-05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0.0000335591" calcext:value-type="float">
            <text:p>3.36E-05</text:p>
          </table:table-cell>
        </table:table-row>
        <table:table-row table:style-name="ro1">
          <table:table-cell table:number-columns-repeated="3"/>
          <table:table-cell office:value-type="float" office:value="222" calcext:value-type="float">
            <text:p>222</text:p>
          </table:table-cell>
          <table:table-cell office:value-type="float" office:value="0.0000254468" calcext:value-type="float">
            <text:p>2.54E-05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0.0000356902" calcext:value-type="float">
            <text:p>3.57E-05</text:p>
          </table:table-cell>
        </table:table-row>
        <table:table-row table:style-name="ro1">
          <table:table-cell table:number-columns-repeated="3"/>
          <table:table-cell office:value-type="float" office:value="223" calcext:value-type="float">
            <text:p>223</text:p>
          </table:table-cell>
          <table:table-cell office:value-type="float" office:value="0.0000253361" calcext:value-type="float">
            <text:p>2.53E-05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0.0000347365" calcext:value-type="float">
            <text:p>3.47E-05</text:p>
          </table:table-cell>
        </table:table-row>
        <table:table-row table:style-name="ro1">
          <table:table-cell table:number-columns-repeated="3"/>
          <table:table-cell office:value-type="float" office:value="224" calcext:value-type="float">
            <text:p>224</text:p>
          </table:table-cell>
          <table:table-cell office:value-type="float" office:value="0.0000247517" calcext:value-type="float">
            <text:p>2.48E-05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.0000337491" calcext:value-type="float">
            <text:p>3.37E-05</text:p>
          </table:table-cell>
        </table:table-row>
        <table:table-row table:style-name="ro1">
          <table:table-cell table:number-columns-repeated="3"/>
          <table:table-cell office:value-type="float" office:value="225" calcext:value-type="float">
            <text:p>225</text:p>
          </table:table-cell>
          <table:table-cell office:value-type="float" office:value="0.0000241305" calcext:value-type="float">
            <text:p>2.41E-05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0.00003427" calcext:value-type="float">
            <text:p>3.43E-05</text:p>
          </table:table-cell>
        </table:table-row>
        <table:table-row table:style-name="ro1">
          <table:table-cell table:number-columns-repeated="3"/>
          <table:table-cell office:value-type="float" office:value="226" calcext:value-type="float">
            <text:p>226</text:p>
          </table:table-cell>
          <table:table-cell office:value-type="float" office:value="0.00002567" calcext:value-type="float">
            <text:p>2.57E-05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0.000032892" calcext:value-type="float">
            <text:p>3.29E-05</text:p>
          </table:table-cell>
        </table:table-row>
        <table:table-row table:style-name="ro1"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0.000024036" calcext:value-type="float">
            <text:p>2.40E-05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.0000333277" calcext:value-type="float">
            <text:p>3.33E-05</text:p>
          </table:table-cell>
        </table:table-row>
        <table:table-row table:style-name="ro1">
          <table:table-cell table:number-columns-repeated="3"/>
          <table:table-cell office:value-type="float" office:value="228" calcext:value-type="float">
            <text:p>228</text:p>
          </table:table-cell>
          <table:table-cell office:value-type="float" office:value="0.0000245887" calcext:value-type="float">
            <text:p>2.46E-05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0.0000325637" calcext:value-type="float">
            <text:p>3.26E-05</text:p>
          </table:table-cell>
        </table:table-row>
        <table:table-row table:style-name="ro1">
          <table:table-cell table:number-columns-repeated="3"/>
          <table:table-cell office:value-type="float" office:value="229" calcext:value-type="float">
            <text:p>229</text:p>
          </table:table-cell>
          <table:table-cell office:value-type="float" office:value="0.0000236303" calcext:value-type="float">
            <text:p>2.36E-05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0.0000320301" calcext:value-type="float">
            <text:p>3.20E-05</text:p>
          </table:table-cell>
        </table:table-row>
        <table:table-row table:style-name="ro1"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0.0000234706" calcext:value-type="float">
            <text:p>2.35E-0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0000317722" calcext:value-type="float">
            <text:p>3.18E-05</text:p>
          </table:table-cell>
        </table:table-row>
        <table:table-row table:style-name="ro1">
          <table:table-cell table:number-columns-repeated="3"/>
          <table:table-cell office:value-type="float" office:value="231" calcext:value-type="float">
            <text:p>231</text:p>
          </table:table-cell>
          <table:table-cell office:value-type="float" office:value="0.0000232595" calcext:value-type="float">
            <text:p>2.33E-05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0.0000324586" calcext:value-type="float">
            <text:p>3.25E-05</text:p>
          </table:table-cell>
        </table:table-row>
        <table:table-row table:style-name="ro1">
          <table:table-cell table:number-columns-repeated="3"/>
          <table:table-cell office:value-type="float" office:value="232" calcext:value-type="float">
            <text:p>232</text:p>
          </table:table-cell>
          <table:table-cell office:value-type="float" office:value="0.0000229342" calcext:value-type="float">
            <text:p>2.29E-05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0.0000321775" calcext:value-type="float">
            <text:p>3.22E-05</text:p>
          </table:table-cell>
        </table:table-row>
        <table:table-row table:style-name="ro1">
          <table:table-cell table:number-columns-repeated="3"/>
          <table:table-cell office:value-type="float" office:value="233" calcext:value-type="float">
            <text:p>233</text:p>
          </table:table-cell>
          <table:table-cell office:value-type="float" office:value="0.0000245515" calcext:value-type="float">
            <text:p>2.46E-05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0.0000320042" calcext:value-type="float">
            <text:p>3.20E-05</text:p>
          </table:table-cell>
        </table:table-row>
        <table:table-row table:style-name="ro1"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0.0000226361" calcext:value-type="float">
            <text:p>2.26E-05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0.0000325678" calcext:value-type="float">
            <text:p>3.26E-05</text:p>
          </table:table-cell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float" office:value="0.0000236421" calcext:value-type="float">
            <text:p>2.36E-05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0.0000322396" calcext:value-type="float">
            <text:p>3.22E-05</text:p>
          </table:table-cell>
        </table:table-row>
        <table:table-row table:style-name="ro1">
          <table:table-cell table:number-columns-repeated="3"/>
          <table:table-cell office:value-type="float" office:value="236" calcext:value-type="float">
            <text:p>236</text:p>
          </table:table-cell>
          <table:table-cell office:value-type="float" office:value="0.0000218262" calcext:value-type="float">
            <text:p>2.18E-05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0.0000318424" calcext:value-type="float">
            <text:p>3.18E-05</text:p>
          </table:table-cell>
        </table:table-row>
        <table:table-row table:style-name="ro1">
          <table:table-cell table:number-columns-repeated="3"/>
          <table:table-cell office:value-type="float" office:value="237" calcext:value-type="float">
            <text:p>237</text:p>
          </table:table-cell>
          <table:table-cell office:value-type="float" office:value="0.0000221917" calcext:value-type="float">
            <text:p>2.22E-05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0.0000306533" calcext:value-type="float">
            <text:p>3.07E-05</text:p>
          </table:table-cell>
        </table:table-row>
        <table:table-row table:style-name="ro1">
          <table:table-cell table:number-columns-repeated="3"/>
          <table:table-cell office:value-type="float" office:value="238" calcext:value-type="float">
            <text:p>238</text:p>
          </table:table-cell>
          <table:table-cell office:value-type="float" office:value="0.0000231269" calcext:value-type="float">
            <text:p>2.31E-05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0.0000309711" calcext:value-type="float">
            <text:p>3.10E-05</text:p>
          </table:table-cell>
        </table:table-row>
        <table:table-row table:style-name="ro1">
          <table:table-cell table:number-columns-repeated="3"/>
          <table:table-cell office:value-type="float" office:value="239" calcext:value-type="float">
            <text:p>239</text:p>
          </table:table-cell>
          <table:table-cell office:value-type="float" office:value="0.0000220801" calcext:value-type="float">
            <text:p>2.21E-05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0.0000301217" calcext:value-type="float">
            <text:p>3.01E-05</text:p>
          </table:table-cell>
        </table:table-row>
        <table:table-row table:style-name="ro1"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0.0000216244" calcext:value-type="float">
            <text:p>2.16E-0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000308085" calcext:value-type="float">
            <text:p>3.08E-05</text:p>
          </table:table-cell>
        </table:table-row>
        <table:table-row table:style-name="ro1">
          <table:table-cell table:number-columns-repeated="3"/>
          <table:table-cell office:value-type="float" office:value="241" calcext:value-type="float">
            <text:p>241</text:p>
          </table:table-cell>
          <table:table-cell office:value-type="float" office:value="0.0000209686" calcext:value-type="float">
            <text:p>2.10E-05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0.0000297088" calcext:value-type="float">
            <text:p>2.97E-05</text:p>
          </table:table-cell>
        </table:table-row>
        <table:table-row table:style-name="ro1">
          <table:table-cell table:number-columns-repeated="3"/>
          <table:table-cell office:value-type="float" office:value="242" calcext:value-type="float">
            <text:p>242</text:p>
          </table:table-cell>
          <table:table-cell office:value-type="float" office:value="0.000021597" calcext:value-type="float">
            <text:p>2.16E-05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0.0000297264" calcext:value-type="float">
            <text:p>2.97E-05</text:p>
          </table:table-cell>
        </table:table-row>
        <table:table-row table:style-name="ro1">
          <table:table-cell table:number-columns-repeated="3"/>
          <table:table-cell office:value-type="float" office:value="243" calcext:value-type="float">
            <text:p>243</text:p>
          </table:table-cell>
          <table:table-cell office:value-type="float" office:value="0.0000211469" calcext:value-type="float">
            <text:p>2.11E-05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0.0000296174" calcext:value-type="float">
            <text:p>2.96E-05</text:p>
          </table:table-cell>
        </table:table-row>
        <table:table-row table:style-name="ro1">
          <table:table-cell table:number-columns-repeated="3"/>
          <table:table-cell office:value-type="float" office:value="244" calcext:value-type="float">
            <text:p>244</text:p>
          </table:table-cell>
          <table:table-cell office:value-type="float" office:value="0.000021239" calcext:value-type="float">
            <text:p>2.12E-05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0.000028607" calcext:value-type="float">
            <text:p>2.86E-05</text:p>
          </table:table-cell>
        </table:table-row>
        <table:table-row table:style-name="ro1">
          <table:table-cell table:number-columns-repeated="3"/>
          <table:table-cell office:value-type="float" office:value="245" calcext:value-type="float">
            <text:p>245</text:p>
          </table:table-cell>
          <table:table-cell office:value-type="float" office:value="0.0000206793" calcext:value-type="float">
            <text:p>2.07E-05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0.0000295289" calcext:value-type="float">
            <text:p>2.95E-05</text:p>
          </table:table-cell>
        </table:table-row>
        <table:table-row table:style-name="ro1">
          <table:table-cell table:number-columns-repeated="3"/>
          <table:table-cell office:value-type="float" office:value="246" calcext:value-type="float">
            <text:p>246</text:p>
          </table:table-cell>
          <table:table-cell office:value-type="float" office:value="0.0000199682" calcext:value-type="float">
            <text:p>2.00E-05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0.000028521" calcext:value-type="float">
            <text:p>2.85E-05</text:p>
          </table:table-cell>
        </table:table-row>
        <table:table-row table:style-name="ro1">
          <table:table-cell table:number-columns-repeated="3"/>
          <table:table-cell office:value-type="float" office:value="247" calcext:value-type="float">
            <text:p>247</text:p>
          </table:table-cell>
          <table:table-cell office:value-type="float" office:value="0.0000207206" calcext:value-type="float">
            <text:p>2.07E-05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0.000029347" calcext:value-type="float">
            <text:p>2.93E-05</text:p>
          </table:table-cell>
        </table:table-row>
        <table:table-row table:style-name="ro1">
          <table:table-cell table:number-columns-repeated="3"/>
          <table:table-cell office:value-type="float" office:value="248" calcext:value-type="float">
            <text:p>248</text:p>
          </table:table-cell>
          <table:table-cell office:value-type="float" office:value="0.0000200463" calcext:value-type="float">
            <text:p>2.00E-05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0.0000289929" calcext:value-type="float">
            <text:p>2.90E-05</text:p>
          </table:table-cell>
        </table:table-row>
        <table:table-row table:style-name="ro1">
          <table:table-cell table:number-columns-repeated="3"/>
          <table:table-cell office:value-type="float" office:value="249" calcext:value-type="float">
            <text:p>249</text:p>
          </table:table-cell>
          <table:table-cell office:value-type="float" office:value="0.0000196582" calcext:value-type="float">
            <text:p>1.97E-05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0.000028584" calcext:value-type="float">
            <text:p>2.86E-05</text:p>
          </table:table-cell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0.0000187131" calcext:value-type="float">
            <text:p>1.87E-0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00027512" calcext:value-type="float">
            <text:p>2.75E-05</text:p>
          </table:table-cell>
        </table:table-row>
        <table:table-row table:style-name="ro1">
          <table:table-cell table:number-columns-repeated="3"/>
          <table:table-cell office:value-type="float" office:value="251" calcext:value-type="float">
            <text:p>251</text:p>
          </table:table-cell>
          <table:table-cell office:value-type="float" office:value="0.0000200557" calcext:value-type="float">
            <text:p>2.01E-05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0.0000275759" calcext:value-type="float">
            <text:p>2.76E-05</text:p>
          </table:table-cell>
        </table:table-row>
        <table:table-row table:style-name="ro1">
          <table:table-cell table:number-columns-repeated="3"/>
          <table:table-cell office:value-type="float" office:value="252" calcext:value-type="float">
            <text:p>252</text:p>
          </table:table-cell>
          <table:table-cell office:value-type="float" office:value="0.0000189003" calcext:value-type="float">
            <text:p>1.89E-05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0.0000266812" calcext:value-type="float">
            <text:p>2.67E-05</text:p>
          </table:table-cell>
        </table:table-row>
        <table:table-row table:style-name="ro1">
          <table:table-cell table:number-columns-repeated="3"/>
          <table:table-cell office:value-type="float" office:value="253" calcext:value-type="float">
            <text:p>253</text:p>
          </table:table-cell>
          <table:table-cell office:value-type="float" office:value="0.0000187321" calcext:value-type="float">
            <text:p>1.87E-05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0.0000279236" calcext:value-type="float">
            <text:p>2.79E-05</text:p>
          </table:table-cell>
        </table:table-row>
        <table:table-row table:style-name="ro1">
          <table:table-cell table:number-columns-repeated="3"/>
          <table:table-cell office:value-type="float" office:value="254" calcext:value-type="float">
            <text:p>254</text:p>
          </table:table-cell>
          <table:table-cell office:value-type="float" office:value="0.0000187066" calcext:value-type="float">
            <text:p>1.87E-05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0.000027602" calcext:value-type="float">
            <text:p>2.76E-05</text:p>
          </table:table-cell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office:value-type="float" office:value="0.0000176295" calcext:value-type="float">
            <text:p>1.76E-0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0.0000261996" calcext:value-type="float">
            <text:p>2.62E-05</text:p>
          </table:table-cell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0.0000175923" calcext:value-type="float">
            <text:p>1.76E-0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000266392" calcext:value-type="float">
            <text:p>2.66E-05</text:p>
          </table:table-cell>
        </table:table-row>
        <table:table-row table:style-name="ro1">
          <table:table-cell table:number-columns-repeated="3"/>
          <table:table-cell office:value-type="float" office:value="257" calcext:value-type="float">
            <text:p>257</text:p>
          </table:table-cell>
          <table:table-cell office:value-type="float" office:value="0.0000175524" calcext:value-type="float">
            <text:p>1.76E-05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0.000026672" calcext:value-type="float">
            <text:p>2.67E-05</text:p>
          </table:table-cell>
        </table:table-row>
        <table:table-row table:style-name="ro1">
          <table:table-cell table:number-columns-repeated="3"/>
          <table:table-cell office:value-type="float" office:value="258" calcext:value-type="float">
            <text:p>258</text:p>
          </table:table-cell>
          <table:table-cell office:value-type="float" office:value="0.0000165706" calcext:value-type="float">
            <text:p>1.66E-05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0.0000259365" calcext:value-type="float">
            <text:p>2.59E-05</text:p>
          </table:table-cell>
        </table:table-row>
        <table:table-row table:style-name="ro1">
          <table:table-cell table:number-columns-repeated="3"/>
          <table:table-cell office:value-type="float" office:value="259" calcext:value-type="float">
            <text:p>259</text:p>
          </table:table-cell>
          <table:table-cell office:value-type="float" office:value="0.0000164684" calcext:value-type="float">
            <text:p>1.65E-05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0.0000257081" calcext:value-type="float">
            <text:p>2.57E-05</text:p>
          </table:table-cell>
        </table:table-row>
        <table:table-row table:style-name="ro1"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0.0000153947" calcext:value-type="float">
            <text:p>1.54E-0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.0000260606" calcext:value-type="float">
            <text:p>2.61E-05</text:p>
          </table:table-cell>
        </table:table-row>
        <table:table-row table:style-name="ro1">
          <table:table-cell table:number-columns-repeated="3"/>
          <table:table-cell office:value-type="float" office:value="261" calcext:value-type="float">
            <text:p>261</text:p>
          </table:table-cell>
          <table:table-cell office:value-type="float" office:value="0.0000170945" calcext:value-type="float">
            <text:p>1.71E-05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0.0000257976" calcext:value-type="float">
            <text:p>2.58E-05</text:p>
          </table:table-cell>
        </table:table-row>
        <table:table-row table:style-name="ro1">
          <table:table-cell table:number-columns-repeated="3"/>
          <table:table-cell office:value-type="float" office:value="262" calcext:value-type="float">
            <text:p>262</text:p>
          </table:table-cell>
          <table:table-cell office:value-type="float" office:value="0.0000155975" calcext:value-type="float">
            <text:p>1.56E-05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0.0000264629" calcext:value-type="float">
            <text:p>2.65E-05</text:p>
          </table:table-cell>
        </table:table-row>
        <table:table-row table:style-name="ro1">
          <table:table-cell table:number-columns-repeated="3"/>
          <table:table-cell office:value-type="float" office:value="263" calcext:value-type="float">
            <text:p>263</text:p>
          </table:table-cell>
          <table:table-cell office:value-type="float" office:value="0.0000153944" calcext:value-type="float">
            <text:p>1.54E-05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0.0000262424" calcext:value-type="float">
            <text:p>2.62E-05</text:p>
          </table:table-cell>
        </table:table-row>
        <table:table-row table:style-name="ro1">
          <table:table-cell table:number-columns-repeated="3"/>
          <table:table-cell office:value-type="float" office:value="264" calcext:value-type="float">
            <text:p>264</text:p>
          </table:table-cell>
          <table:table-cell office:value-type="float" office:value="0.0000153553" calcext:value-type="float">
            <text:p>1.54E-05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0.0000242281" calcext:value-type="float">
            <text:p>2.42E-05</text:p>
          </table:table-cell>
        </table:table-row>
        <table:table-row table:style-name="ro1">
          <table:table-cell table:number-columns-repeated="3"/>
          <table:table-cell office:value-type="float" office:value="265" calcext:value-type="float">
            <text:p>265</text:p>
          </table:table-cell>
          <table:table-cell office:value-type="float" office:value="0.0000146384" calcext:value-type="float">
            <text:p>1.46E-05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0.0000254545" calcext:value-type="float">
            <text:p>2.55E-05</text:p>
          </table:table-cell>
        </table:table-row>
        <table:table-row table:style-name="ro1">
          <table:table-cell table:number-columns-repeated="3"/>
          <table:table-cell office:value-type="float" office:value="266" calcext:value-type="float">
            <text:p>266</text:p>
          </table:table-cell>
          <table:table-cell office:value-type="float" office:value="0.0000157864" calcext:value-type="float">
            <text:p>1.58E-05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0.0000247749" calcext:value-type="float">
            <text:p>2.48E-05</text:p>
          </table:table-cell>
        </table:table-row>
        <table:table-row table:style-name="ro1">
          <table:table-cell table:number-columns-repeated="3"/>
          <table:table-cell office:value-type="float" office:value="267" calcext:value-type="float">
            <text:p>267</text:p>
          </table:table-cell>
          <table:table-cell office:value-type="float" office:value="0.0000143239" calcext:value-type="float">
            <text:p>1.43E-05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0.0000244693" calcext:value-type="float">
            <text:p>2.45E-05</text:p>
          </table:table-cell>
        </table:table-row>
        <table:table-row table:style-name="ro1">
          <table:table-cell table:number-columns-repeated="3"/>
          <table:table-cell office:value-type="float" office:value="268" calcext:value-type="float">
            <text:p>268</text:p>
          </table:table-cell>
          <table:table-cell office:value-type="float" office:value="0.0000151853" calcext:value-type="float">
            <text:p>1.52E-05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0.0000245623" calcext:value-type="float">
            <text:p>2.46E-05</text:p>
          </table:table-cell>
        </table:table-row>
        <table:table-row table:style-name="ro1"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0.0000146951" calcext:value-type="float">
            <text:p>1.47E-05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0.000024548" calcext:value-type="float">
            <text:p>2.45E-05</text:p>
          </table:table-cell>
        </table:table-row>
        <table:table-row table:style-name="ro1"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0.0000136195" calcext:value-type="float">
            <text:p>1.36E-05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0.0000238236" calcext:value-type="float">
            <text:p>2.38E-05</text:p>
          </table:table-cell>
        </table:table-row>
        <table:table-row table:style-name="ro1">
          <table:table-cell table:number-columns-repeated="3"/>
          <table:table-cell office:value-type="float" office:value="271" calcext:value-type="float">
            <text:p>271</text:p>
          </table:table-cell>
          <table:table-cell office:value-type="float" office:value="0.00001402" calcext:value-type="float">
            <text:p>1.40E-05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0.0000236726" calcext:value-type="float">
            <text:p>2.37E-05</text:p>
          </table:table-cell>
        </table:table-row>
        <table:table-row table:style-name="ro1">
          <table:table-cell table:number-columns-repeated="3"/>
          <table:table-cell office:value-type="float" office:value="272" calcext:value-type="float">
            <text:p>272</text:p>
          </table:table-cell>
          <table:table-cell office:value-type="float" office:value="0.0000135818" calcext:value-type="float">
            <text:p>1.36E-05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0.0000238273" calcext:value-type="float">
            <text:p>2.38E-05</text:p>
          </table:table-cell>
        </table:table-row>
        <table:table-row table:style-name="ro1">
          <table:table-cell table:number-columns-repeated="3"/>
          <table:table-cell office:value-type="float" office:value="273" calcext:value-type="float">
            <text:p>273</text:p>
          </table:table-cell>
          <table:table-cell office:value-type="float" office:value="0.000014352" calcext:value-type="float">
            <text:p>1.44E-05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0.0000233522" calcext:value-type="float">
            <text:p>2.34E-05</text:p>
          </table:table-cell>
        </table:table-row>
        <table:table-row table:style-name="ro1">
          <table:table-cell table:number-columns-repeated="3"/>
          <table:table-cell office:value-type="float" office:value="274" calcext:value-type="float">
            <text:p>274</text:p>
          </table:table-cell>
          <table:table-cell office:value-type="float" office:value="0.0000131721" calcext:value-type="float">
            <text:p>1.32E-0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0.0000226881" calcext:value-type="float">
            <text:p>2.27E-05</text:p>
          </table:table-cell>
        </table:table-row>
        <table:table-row table:style-name="ro1"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0.00001377" calcext:value-type="float">
            <text:p>1.38E-05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0.0000235707" calcext:value-type="float">
            <text:p>2.36E-05</text:p>
          </table:table-cell>
        </table:table-row>
        <table:table-row table:style-name="ro1">
          <table:table-cell table:number-columns-repeated="3"/>
          <table:table-cell office:value-type="float" office:value="276" calcext:value-type="float">
            <text:p>276</text:p>
          </table:table-cell>
          <table:table-cell office:value-type="float" office:value="0.0000132369" calcext:value-type="float">
            <text:p>1.32E-05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0.000022824" calcext:value-type="float">
            <text:p>2.28E-05</text:p>
          </table:table-cell>
        </table:table-row>
        <table:table-row table:style-name="ro1">
          <table:table-cell table:number-columns-repeated="3"/>
          <table:table-cell office:value-type="float" office:value="277" calcext:value-type="float">
            <text:p>277</text:p>
          </table:table-cell>
          <table:table-cell office:value-type="float" office:value="0.0000127542" calcext:value-type="float">
            <text:p>1.28E-05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0.0000226762" calcext:value-type="float">
            <text:p>2.27E-05</text:p>
          </table:table-cell>
        </table:table-row>
        <table:table-row table:style-name="ro1">
          <table:table-cell table:number-columns-repeated="3"/>
          <table:table-cell office:value-type="float" office:value="278" calcext:value-type="float">
            <text:p>278</text:p>
          </table:table-cell>
          <table:table-cell office:value-type="float" office:value="0.0000131103" calcext:value-type="float">
            <text:p>1.31E-05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0.0000216864" calcext:value-type="float">
            <text:p>2.17E-05</text:p>
          </table:table-cell>
        </table:table-row>
        <table:table-row table:style-name="ro1">
          <table:table-cell table:number-columns-repeated="3"/>
          <table:table-cell office:value-type="float" office:value="279" calcext:value-type="float">
            <text:p>279</text:p>
          </table:table-cell>
          <table:table-cell office:value-type="float" office:value="0.0000131526" calcext:value-type="float">
            <text:p>1.32E-05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0.0000229216" calcext:value-type="float">
            <text:p>2.29E-05</text:p>
          </table:table-cell>
        </table:table-row>
        <table:table-row table:style-name="ro1"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0.000012679" calcext:value-type="float">
            <text:p>1.27E-0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0.0000216709" calcext:value-type="float">
            <text:p>2.17E-05</text:p>
          </table:table-cell>
        </table:table-row>
        <table:table-row table:style-name="ro1">
          <table:table-cell table:number-columns-repeated="3"/>
          <table:table-cell office:value-type="float" office:value="281" calcext:value-type="float">
            <text:p>281</text:p>
          </table:table-cell>
          <table:table-cell office:value-type="float" office:value="0.0000124923" calcext:value-type="float">
            <text:p>1.25E-05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0.0000226681" calcext:value-type="float">
            <text:p>2.27E-05</text:p>
          </table:table-cell>
        </table:table-row>
        <table:table-row table:style-name="ro1">
          <table:table-cell table:number-columns-repeated="3"/>
          <table:table-cell office:value-type="float" office:value="282" calcext:value-type="float">
            <text:p>282</text:p>
          </table:table-cell>
          <table:table-cell office:value-type="float" office:value="0.0000124259" calcext:value-type="float">
            <text:p>1.24E-05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0.0000211994" calcext:value-type="float">
            <text:p>2.12E-05</text:p>
          </table:table-cell>
        </table:table-row>
        <table:table-row table:style-name="ro1">
          <table:table-cell table:number-columns-repeated="3"/>
          <table:table-cell office:value-type="float" office:value="283" calcext:value-type="float">
            <text:p>283</text:p>
          </table:table-cell>
          <table:table-cell office:value-type="float" office:value="0.000012061" calcext:value-type="float">
            <text:p>1.21E-05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0.0000219828" calcext:value-type="float">
            <text:p>2.20E-05</text:p>
          </table:table-cell>
        </table:table-row>
        <table:table-row table:style-name="ro1">
          <table:table-cell table:number-columns-repeated="3"/>
          <table:table-cell office:value-type="float" office:value="284" calcext:value-type="float">
            <text:p>284</text:p>
          </table:table-cell>
          <table:table-cell office:value-type="float" office:value="0.0000125783" calcext:value-type="float">
            <text:p>1.26E-05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0.0000219622" calcext:value-type="float">
            <text:p>2.20E-05</text:p>
          </table:table-cell>
        </table:table-row>
        <table:table-row table:style-name="ro1">
          <table:table-cell table:number-columns-repeated="3"/>
          <table:table-cell office:value-type="float" office:value="285" calcext:value-type="float">
            <text:p>285</text:p>
          </table:table-cell>
          <table:table-cell office:value-type="float" office:value="0.0000119322" calcext:value-type="float">
            <text:p>1.19E-05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0.0000198695" calcext:value-type="float">
            <text:p>1.99E-05</text:p>
          </table:table-cell>
        </table:table-row>
        <table:table-row table:style-name="ro1"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0.0000117215" calcext:value-type="float">
            <text:p>1.17E-05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0.0000220077" calcext:value-type="float">
            <text:p>2.20E-05</text:p>
          </table:table-cell>
        </table:table-row>
        <table:table-row table:style-name="ro1">
          <table:table-cell table:number-columns-repeated="3"/>
          <table:table-cell office:value-type="float" office:value="287" calcext:value-type="float">
            <text:p>287</text:p>
          </table:table-cell>
          <table:table-cell office:value-type="float" office:value="0.0000121733" calcext:value-type="float">
            <text:p>1.22E-05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0.0000206017" calcext:value-type="float">
            <text:p>2.06E-05</text:p>
          </table:table-cell>
        </table:table-row>
        <table:table-row table:style-name="ro1">
          <table:table-cell table:number-columns-repeated="3"/>
          <table:table-cell office:value-type="float" office:value="288" calcext:value-type="float">
            <text:p>288</text:p>
          </table:table-cell>
          <table:table-cell office:value-type="float" office:value="0.0000119612" calcext:value-type="float">
            <text:p>1.20E-05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.0000204453" calcext:value-type="float">
            <text:p>2.04E-05</text:p>
          </table:table-cell>
        </table:table-row>
        <table:table-row table:style-name="ro1">
          <table:table-cell table:number-columns-repeated="3"/>
          <table:table-cell office:value-type="float" office:value="289" calcext:value-type="float">
            <text:p>289</text:p>
          </table:table-cell>
          <table:table-cell office:value-type="float" office:value="0.0000112343" calcext:value-type="float">
            <text:p>1.12E-05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0.0000200924" calcext:value-type="float">
            <text:p>2.01E-05</text:p>
          </table:table-cell>
        </table:table-row>
        <table:table-row table:style-name="ro1"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0.0000118376" calcext:value-type="float">
            <text:p>1.18E-05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0.0000198701" calcext:value-type="float">
            <text:p>1.99E-05</text:p>
          </table:table-cell>
        </table:table-row>
        <table:table-row table:style-name="ro1"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0.0000110753" calcext:value-type="float">
            <text:p>1.11E-0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0.0000202609" calcext:value-type="float">
            <text:p>2.03E-05</text:p>
          </table:table-cell>
        </table:table-row>
        <table:table-row table:style-name="ro1">
          <table:table-cell table:number-columns-repeated="3"/>
          <table:table-cell office:value-type="float" office:value="292" calcext:value-type="float">
            <text:p>292</text:p>
          </table:table-cell>
          <table:table-cell office:value-type="float" office:value="0.0000115665" calcext:value-type="float">
            <text:p>1.16E-05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0.000019713" calcext:value-type="float">
            <text:p>1.97E-05</text:p>
          </table:table-cell>
        </table:table-row>
        <table:table-row table:style-name="ro1">
          <table:table-cell table:number-columns-repeated="3"/>
          <table:table-cell office:value-type="float" office:value="293" calcext:value-type="float">
            <text:p>293</text:p>
          </table:table-cell>
          <table:table-cell office:value-type="float" office:value="0.0000113319" calcext:value-type="float">
            <text:p>1.13E-05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0.0000193349" calcext:value-type="float">
            <text:p>1.93E-05</text:p>
          </table:table-cell>
        </table:table-row>
        <table:table-row table:style-name="ro1">
          <table:table-cell table:number-columns-repeated="3"/>
          <table:table-cell office:value-type="float" office:value="294" calcext:value-type="float">
            <text:p>294</text:p>
          </table:table-cell>
          <table:table-cell office:value-type="float" office:value="0.000011001" calcext:value-type="float">
            <text:p>1.10E-05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0.0000197032" calcext:value-type="float">
            <text:p>1.97E-05</text:p>
          </table:table-cell>
        </table:table-row>
        <table:table-row table:style-name="ro1">
          <table:table-cell table:number-columns-repeated="3"/>
          <table:table-cell office:value-type="float" office:value="295" calcext:value-type="float">
            <text:p>295</text:p>
          </table:table-cell>
          <table:table-cell office:value-type="float" office:value="0.0000114246" calcext:value-type="float">
            <text:p>1.14E-05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0.000018913" calcext:value-type="float">
            <text:p>1.89E-05</text:p>
          </table:table-cell>
        </table:table-row>
        <table:table-row table:style-name="ro1">
          <table:table-cell table:number-columns-repeated="3"/>
          <table:table-cell office:value-type="float" office:value="296" calcext:value-type="float">
            <text:p>296</text:p>
          </table:table-cell>
          <table:table-cell office:value-type="float" office:value="0.0000102936" calcext:value-type="float">
            <text:p>1.03E-05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0.0000179825" calcext:value-type="float">
            <text:p>1.80E-05</text:p>
          </table:table-cell>
        </table:table-row>
        <table:table-row table:style-name="ro1">
          <table:table-cell table:number-columns-repeated="3"/>
          <table:table-cell office:value-type="float" office:value="297" calcext:value-type="float">
            <text:p>297</text:p>
          </table:table-cell>
          <table:table-cell office:value-type="float" office:value="0.0000110033" calcext:value-type="float">
            <text:p>1.10E-05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0.0000188497" calcext:value-type="float">
            <text:p>1.88E-05</text:p>
          </table:table-cell>
        </table:table-row>
        <table:table-row table:style-name="ro1">
          <table:table-cell table:number-columns-repeated="3"/>
          <table:table-cell office:value-type="float" office:value="298" calcext:value-type="float">
            <text:p>298</text:p>
          </table:table-cell>
          <table:table-cell office:value-type="float" office:value="0.000010095" calcext:value-type="float">
            <text:p>1.01E-0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0.0000184395" calcext:value-type="float">
            <text:p>1.84E-05</text:p>
          </table:table-cell>
        </table:table-row>
        <table:table-row table:style-name="ro1">
          <table:table-cell table:number-columns-repeated="3"/>
          <table:table-cell office:value-type="float" office:value="299" calcext:value-type="float">
            <text:p>299</text:p>
          </table:table-cell>
          <table:table-cell office:value-type="float" office:value="0.0000105061" calcext:value-type="float">
            <text:p>1.05E-05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0.0000183564" calcext:value-type="float">
            <text:p>1.84E-05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0.0000103855" calcext:value-type="float">
            <text:p>1.04E-0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79568" calcext:value-type="float">
            <text:p>1.80E-05</text:p>
          </table:table-cell>
        </table:table-row>
        <table:table-row table:style-name="ro1">
          <table:table-cell table:number-columns-repeated="3"/>
          <table:table-cell office:value-type="float" office:value="301" calcext:value-type="float">
            <text:p>301</text:p>
          </table:table-cell>
          <table:table-cell office:value-type="float" office:value="0.00000986441" calcext:value-type="float">
            <text:p>9.86E-06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0.0000177057" calcext:value-type="float">
            <text:p>1.77E-05</text:p>
          </table:table-cell>
        </table:table-row>
        <table:table-row table:style-name="ro1"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0.0000102374" calcext:value-type="float">
            <text:p>1.02E-05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0.0000182173" calcext:value-type="float">
            <text:p>1.82E-05</text:p>
          </table:table-cell>
        </table:table-row>
        <table:table-row table:style-name="ro1">
          <table:table-cell table:number-columns-repeated="3"/>
          <table:table-cell office:value-type="float" office:value="303" calcext:value-type="float">
            <text:p>303</text:p>
          </table:table-cell>
          <table:table-cell office:value-type="float" office:value="0.00000961338" calcext:value-type="float">
            <text:p>9.61E-0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0.0000171428" calcext:value-type="float">
            <text:p>1.71E-05</text:p>
          </table:table-cell>
        </table:table-row>
        <table:table-row table:style-name="ro1">
          <table:table-cell table:number-columns-repeated="3"/>
          <table:table-cell office:value-type="float" office:value="304" calcext:value-type="float">
            <text:p>304</text:p>
          </table:table-cell>
          <table:table-cell office:value-type="float" office:value="0.0000106108" calcext:value-type="float">
            <text:p>1.06E-05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0.0000174979" calcext:value-type="float">
            <text:p>1.75E-05</text:p>
          </table:table-cell>
        </table:table-row>
        <table:table-row table:style-name="ro1">
          <table:table-cell table:number-columns-repeated="3"/>
          <table:table-cell office:value-type="float" office:value="305" calcext:value-type="float">
            <text:p>305</text:p>
          </table:table-cell>
          <table:table-cell office:value-type="float" office:value="0.00000942706" calcext:value-type="float">
            <text:p>9.43E-06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0.0000167445" calcext:value-type="float">
            <text:p>1.67E-05</text:p>
          </table:table-cell>
        </table:table-row>
        <table:table-row table:style-name="ro1">
          <table:table-cell table:number-columns-repeated="3"/>
          <table:table-cell office:value-type="float" office:value="306" calcext:value-type="float">
            <text:p>306</text:p>
          </table:table-cell>
          <table:table-cell office:value-type="float" office:value="0.00000931822" calcext:value-type="float">
            <text:p>9.32E-0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.0000170691" calcext:value-type="float">
            <text:p>1.71E-05</text:p>
          </table:table-cell>
        </table:table-row>
        <table:table-row table:style-name="ro1">
          <table:table-cell table:number-columns-repeated="3"/>
          <table:table-cell office:value-type="float" office:value="307" calcext:value-type="float">
            <text:p>307</text:p>
          </table:table-cell>
          <table:table-cell office:value-type="float" office:value="0.00000906404" calcext:value-type="float">
            <text:p>9.06E-0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0.0000171639" calcext:value-type="float">
            <text:p>1.72E-05</text:p>
          </table:table-cell>
        </table:table-row>
        <table:table-row table:style-name="ro1">
          <table:table-cell table:number-columns-repeated="3"/>
          <table:table-cell office:value-type="float" office:value="308" calcext:value-type="float">
            <text:p>308</text:p>
          </table:table-cell>
          <table:table-cell office:value-type="float" office:value="0.00000994321" calcext:value-type="float">
            <text:p>9.94E-06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0.0000165043" calcext:value-type="float">
            <text:p>1.65E-05</text:p>
          </table:table-cell>
        </table:table-row>
        <table:table-row table:style-name="ro1">
          <table:table-cell table:number-columns-repeated="3"/>
          <table:table-cell office:value-type="float" office:value="309" calcext:value-type="float">
            <text:p>309</text:p>
          </table:table-cell>
          <table:table-cell office:value-type="float" office:value="0.00000944927" calcext:value-type="float">
            <text:p>9.45E-06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0.0000164589" calcext:value-type="float">
            <text:p>1.65E-05</text:p>
          </table:table-cell>
        </table:table-row>
        <table:table-row table:style-name="ro1"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0.00000919564" calcext:value-type="float">
            <text:p>9.20E-06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0.0000163812" calcext:value-type="float">
            <text:p>1.64E-05</text:p>
          </table:table-cell>
        </table:table-row>
        <table:table-row table:style-name="ro1">
          <table:table-cell table:number-columns-repeated="3"/>
          <table:table-cell office:value-type="float" office:value="311" calcext:value-type="float">
            <text:p>311</text:p>
          </table:table-cell>
          <table:table-cell office:value-type="float" office:value="0.0000089673" calcext:value-type="float">
            <text:p>8.97E-06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0.0000159588" calcext:value-type="float">
            <text:p>1.60E-05</text:p>
          </table:table-cell>
        </table:table-row>
        <table:table-row table:style-name="ro1">
          <table:table-cell table:number-columns-repeated="3"/>
          <table:table-cell office:value-type="float" office:value="312" calcext:value-type="float">
            <text:p>312</text:p>
          </table:table-cell>
          <table:table-cell office:value-type="float" office:value="0.00000904508" calcext:value-type="float">
            <text:p>9.05E-0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0.0000169167" calcext:value-type="float">
            <text:p>1.69E-05</text:p>
          </table:table-cell>
        </table:table-row>
        <table:table-row table:style-name="ro1">
          <table:table-cell table:number-columns-repeated="3"/>
          <table:table-cell office:value-type="float" office:value="313" calcext:value-type="float">
            <text:p>313</text:p>
          </table:table-cell>
          <table:table-cell office:value-type="float" office:value="0.00000900766" calcext:value-type="float">
            <text:p>9.01E-06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0.0000167678" calcext:value-type="float">
            <text:p>1.68E-05</text:p>
          </table:table-cell>
        </table:table-row>
        <table:table-row table:style-name="ro1">
          <table:table-cell table:number-columns-repeated="3"/>
          <table:table-cell office:value-type="float" office:value="314" calcext:value-type="float">
            <text:p>314</text:p>
          </table:table-cell>
          <table:table-cell office:value-type="float" office:value="0.00000884814" calcext:value-type="float">
            <text:p>8.85E-06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0.0000154409" calcext:value-type="float">
            <text:p>1.54E-05</text:p>
          </table:table-cell>
        </table:table-row>
        <table:table-row table:style-name="ro1">
          <table:table-cell table:number-columns-repeated="3"/>
          <table:table-cell office:value-type="float" office:value="315" calcext:value-type="float">
            <text:p>315</text:p>
          </table:table-cell>
          <table:table-cell office:value-type="float" office:value="0.00000855456" calcext:value-type="float">
            <text:p>8.55E-06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0.0000161485" calcext:value-type="float">
            <text:p>1.61E-05</text:p>
          </table:table-cell>
        </table:table-row>
        <table:table-row table:style-name="ro1">
          <table:table-cell table:number-columns-repeated="3"/>
          <table:table-cell office:value-type="float" office:value="316" calcext:value-type="float">
            <text:p>316</text:p>
          </table:table-cell>
          <table:table-cell office:value-type="float" office:value="0.00000817206" calcext:value-type="float">
            <text:p>8.17E-06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0.0000154313" calcext:value-type="float">
            <text:p>1.54E-05</text:p>
          </table:table-cell>
        </table:table-row>
        <table:table-row table:style-name="ro1">
          <table:table-cell table:number-columns-repeated="3"/>
          <table:table-cell office:value-type="float" office:value="317" calcext:value-type="float">
            <text:p>317</text:p>
          </table:table-cell>
          <table:table-cell office:value-type="float" office:value="0.00000819473" calcext:value-type="float">
            <text:p>8.19E-06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0.0000152751" calcext:value-type="float">
            <text:p>1.53E-05</text:p>
          </table:table-cell>
        </table:table-row>
        <table:table-row table:style-name="ro1">
          <table:table-cell table:number-columns-repeated="3"/>
          <table:table-cell office:value-type="float" office:value="318" calcext:value-type="float">
            <text:p>318</text:p>
          </table:table-cell>
          <table:table-cell office:value-type="float" office:value="0.000009087" calcext:value-type="float">
            <text:p>9.09E-0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0.0000149573" calcext:value-type="float">
            <text:p>1.50E-05</text:p>
          </table:table-cell>
        </table:table-row>
        <table:table-row table:style-name="ro1"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0.00000786291" calcext:value-type="float">
            <text:p>7.86E-06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0.0000144586" calcext:value-type="float">
            <text:p>1.45E-05</text:p>
          </table:table-cell>
        </table:table-row>
        <table:table-row table:style-name="ro1">
          <table:table-cell table:number-columns-repeated="3"/>
          <table:table-cell office:value-type="float" office:value="320" calcext:value-type="float">
            <text:p>320</text:p>
          </table:table-cell>
          <table:table-cell office:value-type="float" office:value="0.00000848115" calcext:value-type="float">
            <text:p>8.48E-0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0000147934" calcext:value-type="float">
            <text:p>1.48E-05</text:p>
          </table:table-cell>
        </table:table-row>
        <table:table-row table:style-name="ro1">
          <table:table-cell table:number-columns-repeated="3"/>
          <table:table-cell office:value-type="float" office:value="321" calcext:value-type="float">
            <text:p>321</text:p>
          </table:table-cell>
          <table:table-cell office:value-type="float" office:value="0.00000756639" calcext:value-type="float">
            <text:p>7.57E-06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0.0000140631" calcext:value-type="float">
            <text:p>1.41E-05</text:p>
          </table:table-cell>
        </table:table-row>
        <table:table-row table:style-name="ro1">
          <table:table-cell table:number-columns-repeated="3"/>
          <table:table-cell office:value-type="float" office:value="322" calcext:value-type="float">
            <text:p>322</text:p>
          </table:table-cell>
          <table:table-cell office:value-type="float" office:value="0.00000802327" calcext:value-type="float">
            <text:p>8.02E-0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0.0000147646" calcext:value-type="float">
            <text:p>1.48E-05</text:p>
          </table:table-cell>
        </table:table-row>
        <table:table-row table:style-name="ro1">
          <table:table-cell table:number-columns-repeated="3"/>
          <table:table-cell office:value-type="float" office:value="323" calcext:value-type="float">
            <text:p>323</text:p>
          </table:table-cell>
          <table:table-cell office:value-type="float" office:value="0.00000798159" calcext:value-type="float">
            <text:p>7.98E-0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0.0000145786" calcext:value-type="float">
            <text:p>1.46E-05</text:p>
          </table:table-cell>
        </table:table-row>
        <table:table-row table:style-name="ro1">
          <table:table-cell table:number-columns-repeated="3"/>
          <table:table-cell office:value-type="float" office:value="324" calcext:value-type="float">
            <text:p>324</text:p>
          </table:table-cell>
          <table:table-cell office:value-type="float" office:value="0.00000717791" calcext:value-type="float">
            <text:p>7.18E-0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0.0000137897" calcext:value-type="float">
            <text:p>1.38E-05</text:p>
          </table:table-cell>
        </table:table-row>
        <table:table-row table:style-name="ro1">
          <table:table-cell table:number-columns-repeated="3"/>
          <table:table-cell office:value-type="float" office:value="325" calcext:value-type="float">
            <text:p>325</text:p>
          </table:table-cell>
          <table:table-cell office:value-type="float" office:value="0.00000848132" calcext:value-type="float">
            <text:p>8.48E-06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0.0000149238" calcext:value-type="float">
            <text:p>1.49E-05</text:p>
          </table:table-cell>
        </table:table-row>
        <table:table-row table:style-name="ro1">
          <table:table-cell table:number-columns-repeated="3"/>
          <table:table-cell office:value-type="float" office:value="326" calcext:value-type="float">
            <text:p>326</text:p>
          </table:table-cell>
          <table:table-cell office:value-type="float" office:value="0.00000680189" calcext:value-type="float">
            <text:p>6.80E-06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0.0000139184" calcext:value-type="float">
            <text:p>1.39E-05</text:p>
          </table:table-cell>
        </table:table-row>
        <table:table-row table:style-name="ro1">
          <table:table-cell table:number-columns-repeated="3"/>
          <table:table-cell office:value-type="float" office:value="327" calcext:value-type="float">
            <text:p>327</text:p>
          </table:table-cell>
          <table:table-cell office:value-type="float" office:value="0.00000769053" calcext:value-type="float">
            <text:p>7.69E-0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0.0000138199" calcext:value-type="float">
            <text:p>1.38E-05</text:p>
          </table:table-cell>
        </table:table-row>
        <table:table-row table:style-name="ro1">
          <table:table-cell table:number-columns-repeated="3"/>
          <table:table-cell office:value-type="float" office:value="328" calcext:value-type="float">
            <text:p>328</text:p>
          </table:table-cell>
          <table:table-cell office:value-type="float" office:value="0.00000704724" calcext:value-type="float">
            <text:p>7.05E-06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0.0000136323" calcext:value-type="float">
            <text:p>1.36E-05</text:p>
          </table:table-cell>
        </table:table-row>
        <table:table-row table:style-name="ro1">
          <table:table-cell table:number-columns-repeated="3"/>
          <table:table-cell office:value-type="float" office:value="329" calcext:value-type="float">
            <text:p>329</text:p>
          </table:table-cell>
          <table:table-cell office:value-type="float" office:value="0.00000733108" calcext:value-type="float">
            <text:p>7.33E-0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0.0000130778" calcext:value-type="float">
            <text:p>1.31E-05</text:p>
          </table:table-cell>
        </table:table-row>
        <table:table-row table:style-name="ro1"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0.00000656883" calcext:value-type="float">
            <text:p>6.57E-06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0000126282" calcext:value-type="float">
            <text:p>1.26E-05</text:p>
          </table:table-cell>
        </table:table-row>
        <table:table-row table:style-name="ro1">
          <table:table-cell table:number-columns-repeated="3"/>
          <table:table-cell office:value-type="float" office:value="331" calcext:value-type="float">
            <text:p>331</text:p>
          </table:table-cell>
          <table:table-cell office:value-type="float" office:value="0.0000071418" calcext:value-type="float">
            <text:p>7.14E-06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0.0000128549" calcext:value-type="float">
            <text:p>1.29E-05</text:p>
          </table:table-cell>
        </table:table-row>
        <table:table-row table:style-name="ro1">
          <table:table-cell table:number-columns-repeated="3"/>
          <table:table-cell office:value-type="float" office:value="332" calcext:value-type="float">
            <text:p>332</text:p>
          </table:table-cell>
          <table:table-cell office:value-type="float" office:value="0.00000722099" calcext:value-type="float">
            <text:p>7.22E-06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0.0000128191" calcext:value-type="float">
            <text:p>1.28E-05</text:p>
          </table:table-cell>
        </table:table-row>
        <table:table-row table:style-name="ro1">
          <table:table-cell table:number-columns-repeated="3"/>
          <table:table-cell office:value-type="float" office:value="333" calcext:value-type="float">
            <text:p>333</text:p>
          </table:table-cell>
          <table:table-cell office:value-type="float" office:value="0.00000662214" calcext:value-type="float">
            <text:p>6.62E-06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0.0000125846" calcext:value-type="float">
            <text:p>1.26E-05</text:p>
          </table:table-cell>
        </table:table-row>
        <table:table-row table:style-name="ro1">
          <table:table-cell table:number-columns-repeated="3"/>
          <table:table-cell office:value-type="float" office:value="334" calcext:value-type="float">
            <text:p>334</text:p>
          </table:table-cell>
          <table:table-cell office:value-type="float" office:value="0.00000663458" calcext:value-type="float">
            <text:p>6.63E-06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0.0000124933" calcext:value-type="float">
            <text:p>1.25E-05</text:p>
          </table:table-cell>
        </table:table-row>
        <table:table-row table:style-name="ro1">
          <table:table-cell table:number-columns-repeated="3"/>
          <table:table-cell office:value-type="float" office:value="335" calcext:value-type="float">
            <text:p>335</text:p>
          </table:table-cell>
          <table:table-cell office:value-type="float" office:value="0.00000683372" calcext:value-type="float">
            <text:p>6.83E-06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0.0000122711" calcext:value-type="float">
            <text:p>1.23E-05</text:p>
          </table:table-cell>
        </table:table-row>
        <table:table-row table:style-name="ro1">
          <table:table-cell table:number-columns-repeated="3"/>
          <table:table-cell office:value-type="float" office:value="336" calcext:value-type="float">
            <text:p>336</text:p>
          </table:table-cell>
          <table:table-cell office:value-type="float" office:value="0.00000604731" calcext:value-type="float">
            <text:p>6.05E-06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0.0000119058" calcext:value-type="float">
            <text:p>1.19E-05</text:p>
          </table:table-cell>
        </table:table-row>
        <table:table-row table:style-name="ro1">
          <table:table-cell table:number-columns-repeated="3"/>
          <table:table-cell office:value-type="float" office:value="337" calcext:value-type="float">
            <text:p>337</text:p>
          </table:table-cell>
          <table:table-cell office:value-type="float" office:value="0.0000068428" calcext:value-type="float">
            <text:p>6.84E-06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0.0000122082" calcext:value-type="float">
            <text:p>1.22E-05</text:p>
          </table:table-cell>
        </table:table-row>
        <table:table-row table:style-name="ro1">
          <table:table-cell table:number-columns-repeated="3"/>
          <table:table-cell office:value-type="float" office:value="338" calcext:value-type="float">
            <text:p>338</text:p>
          </table:table-cell>
          <table:table-cell office:value-type="float" office:value="0.00000597767" calcext:value-type="float">
            <text:p>5.98E-06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0.0000116972" calcext:value-type="float">
            <text:p>1.17E-05</text:p>
          </table:table-cell>
        </table:table-row>
        <table:table-row table:style-name="ro1">
          <table:table-cell table:number-columns-repeated="3"/>
          <table:table-cell office:value-type="float" office:value="339" calcext:value-type="float">
            <text:p>339</text:p>
          </table:table-cell>
          <table:table-cell office:value-type="float" office:value="0.00000706453" calcext:value-type="float">
            <text:p>7.06E-06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0.0000116393" calcext:value-type="float">
            <text:p>1.16E-05</text:p>
          </table:table-cell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0.00000569468" calcext:value-type="float">
            <text:p>5.69E-06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0.0000115811" calcext:value-type="float">
            <text:p>1.16E-05</text:p>
          </table:table-cell>
        </table:table-row>
        <table:table-row table:style-name="ro1">
          <table:table-cell table:number-columns-repeated="3"/>
          <table:table-cell office:value-type="float" office:value="341" calcext:value-type="float">
            <text:p>341</text:p>
          </table:table-cell>
          <table:table-cell office:value-type="float" office:value="0.00000656389" calcext:value-type="float">
            <text:p>6.56E-06</text:p>
          </table:table-cell>
          <table:table-cell/>
          <table:table-cell office:value-type="float" office:value="341" calcext:value-type="float">
            <text:p>341</text:p>
          </table:table-cell>
          <table:table-cell office:value-type="float" office:value="0.0000114073" calcext:value-type="float">
            <text:p>1.14E-05</text:p>
          </table:table-cell>
        </table:table-row>
        <table:table-row table:style-name="ro1">
          <table:table-cell table:number-columns-repeated="3"/>
          <table:table-cell office:value-type="float" office:value="342" calcext:value-type="float">
            <text:p>342</text:p>
          </table:table-cell>
          <table:table-cell office:value-type="float" office:value="0.00000553155" calcext:value-type="float">
            <text:p>5.53E-06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0.0000107319" calcext:value-type="float">
            <text:p>1.07E-05</text:p>
          </table:table-cell>
        </table:table-row>
        <table:table-row table:style-name="ro1">
          <table:table-cell table:number-columns-repeated="3"/>
          <table:table-cell office:value-type="float" office:value="343" calcext:value-type="float">
            <text:p>343</text:p>
          </table:table-cell>
          <table:table-cell office:value-type="float" office:value="0.0000068694" calcext:value-type="float">
            <text:p>6.87E-06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0.0000114787" calcext:value-type="float">
            <text:p>1.15E-05</text:p>
          </table:table-cell>
        </table:table-row>
        <table:table-row table:style-name="ro1"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0.00000538263" calcext:value-type="float">
            <text:p>5.38E-06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0.0000107037" calcext:value-type="float">
            <text:p>1.07E-05</text:p>
          </table:table-cell>
        </table:table-row>
        <table:table-row table:style-name="ro1">
          <table:table-cell table:number-columns-repeated="3"/>
          <table:table-cell office:value-type="float" office:value="345" calcext:value-type="float">
            <text:p>345</text:p>
          </table:table-cell>
          <table:table-cell office:value-type="float" office:value="0.00000624494" calcext:value-type="float">
            <text:p>6.24E-06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0.0000113504" calcext:value-type="float">
            <text:p>1.14E-05</text:p>
          </table:table-cell>
        </table:table-row>
        <table:table-row table:style-name="ro1"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0.00000539909" calcext:value-type="float">
            <text:p>5.40E-06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0.0000110182" calcext:value-type="float">
            <text:p>1.10E-05</text:p>
          </table:table-cell>
        </table:table-row>
        <table:table-row table:style-name="ro1">
          <table:table-cell table:number-columns-repeated="3"/>
          <table:table-cell office:value-type="float" office:value="347" calcext:value-type="float">
            <text:p>347</text:p>
          </table:table-cell>
          <table:table-cell office:value-type="float" office:value="0.00000624623" calcext:value-type="float">
            <text:p>6.25E-06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0.0000106086" calcext:value-type="float">
            <text:p>1.06E-05</text:p>
          </table:table-cell>
        </table:table-row>
        <table:table-row table:style-name="ro1">
          <table:table-cell table:number-columns-repeated="3"/>
          <table:table-cell office:value-type="float" office:value="348" calcext:value-type="float">
            <text:p>348</text:p>
          </table:table-cell>
          <table:table-cell office:value-type="float" office:value="0.00000607708" calcext:value-type="float">
            <text:p>6.08E-06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0.0000106262" calcext:value-type="float">
            <text:p>1.06E-05</text:p>
          </table:table-cell>
        </table:table-row>
        <table:table-row table:style-name="ro1">
          <table:table-cell table:number-columns-repeated="3"/>
          <table:table-cell office:value-type="float" office:value="349" calcext:value-type="float">
            <text:p>349</text:p>
          </table:table-cell>
          <table:table-cell office:value-type="float" office:value="0.0000054183" calcext:value-type="float">
            <text:p>5.42E-06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0.0000102914" calcext:value-type="float">
            <text:p>1.03E-05</text:p>
          </table:table-cell>
        </table:table-row>
        <table:table-row table:style-name="ro1">
          <table:table-cell table:number-columns-repeated="3"/>
          <table:table-cell office:value-type="float" office:value="350" calcext:value-type="float">
            <text:p>350</text:p>
          </table:table-cell>
          <table:table-cell office:value-type="float" office:value="0.00000527881" calcext:value-type="float">
            <text:p>5.28E-0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0.0000101116" calcext:value-type="float">
            <text:p>1.01E-05</text:p>
          </table:table-cell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office:value-type="float" office:value="0.00000524206" calcext:value-type="float">
            <text:p>5.24E-06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0.0000101354" calcext:value-type="float">
            <text:p>1.01E-05</text:p>
          </table:table-cell>
        </table:table-row>
        <table:table-row table:style-name="ro1">
          <table:table-cell table:number-columns-repeated="3"/>
          <table:table-cell office:value-type="float" office:value="352" calcext:value-type="float">
            <text:p>352</text:p>
          </table:table-cell>
          <table:table-cell office:value-type="float" office:value="0.00000478839" calcext:value-type="float">
            <text:p>4.79E-06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0.0000102219" calcext:value-type="float">
            <text:p>1.02E-05</text:p>
          </table:table-cell>
        </table:table-row>
        <table:table-row table:style-name="ro1">
          <table:table-cell table:number-columns-repeated="3"/>
          <table:table-cell office:value-type="float" office:value="353" calcext:value-type="float">
            <text:p>353</text:p>
          </table:table-cell>
          <table:table-cell office:value-type="float" office:value="0.00000530144" calcext:value-type="float">
            <text:p>5.30E-06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0.000010196" calcext:value-type="float">
            <text:p>1.02E-05</text:p>
          </table:table-cell>
        </table:table-row>
        <table:table-row table:style-name="ro1">
          <table:table-cell table:number-columns-repeated="3"/>
          <table:table-cell office:value-type="float" office:value="354" calcext:value-type="float">
            <text:p>354</text:p>
          </table:table-cell>
          <table:table-cell office:value-type="float" office:value="0.00000483955" calcext:value-type="float">
            <text:p>4.84E-06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0.00000947475" calcext:value-type="float">
            <text:p>9.47E-06</text:p>
          </table:table-cell>
        </table:table-row>
        <table:table-row table:style-name="ro1">
          <table:table-cell table:number-columns-repeated="3"/>
          <table:table-cell office:value-type="float" office:value="355" calcext:value-type="float">
            <text:p>355</text:p>
          </table:table-cell>
          <table:table-cell office:value-type="float" office:value="0.00000469983" calcext:value-type="float">
            <text:p>4.70E-06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0.00000991306" calcext:value-type="float">
            <text:p>9.91E-06</text:p>
          </table:table-cell>
        </table:table-row>
        <table:table-row table:style-name="ro1">
          <table:table-cell table:number-columns-repeated="3"/>
          <table:table-cell office:value-type="float" office:value="356" calcext:value-type="float">
            <text:p>356</text:p>
          </table:table-cell>
          <table:table-cell office:value-type="float" office:value="0.00000492023" calcext:value-type="float">
            <text:p>4.92E-06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0.00000973801" calcext:value-type="float">
            <text:p>9.74E-06</text:p>
          </table:table-cell>
        </table:table-row>
        <table:table-row table:style-name="ro1">
          <table:table-cell table:number-columns-repeated="3"/>
          <table:table-cell office:value-type="float" office:value="357" calcext:value-type="float">
            <text:p>357</text:p>
          </table:table-cell>
          <table:table-cell office:value-type="float" office:value="0.00000447072" calcext:value-type="float">
            <text:p>4.47E-0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0.00000967146" calcext:value-type="float">
            <text:p>9.67E-06</text:p>
          </table:table-cell>
        </table:table-row>
        <table:table-row table:style-name="ro1">
          <table:table-cell table:number-columns-repeated="3"/>
          <table:table-cell office:value-type="float" office:value="358" calcext:value-type="float">
            <text:p>358</text:p>
          </table:table-cell>
          <table:table-cell office:value-type="float" office:value="0.00000456926" calcext:value-type="float">
            <text:p>4.57E-06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0.00000945136" calcext:value-type="float">
            <text:p>9.45E-06</text:p>
          </table:table-cell>
        </table:table-row>
        <table:table-row table:style-name="ro1"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0.0000043276" calcext:value-type="float">
            <text:p>4.33E-06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0.00000925427" calcext:value-type="float">
            <text:p>9.25E-06</text:p>
          </table:table-cell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office:value-type="float" office:value="0.00000427307" calcext:value-type="float">
            <text:p>4.27E-06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0.000009447" calcext:value-type="float">
            <text:p>9.45E-06</text:p>
          </table:table-cell>
        </table:table-row>
        <table:table-row table:style-name="ro1">
          <table:table-cell table:number-columns-repeated="3"/>
          <table:table-cell office:value-type="float" office:value="361" calcext:value-type="float">
            <text:p>361</text:p>
          </table:table-cell>
          <table:table-cell office:value-type="float" office:value="0.00000441197" calcext:value-type="float">
            <text:p>4.41E-06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0.00000871832" calcext:value-type="float">
            <text:p>8.72E-06</text:p>
          </table:table-cell>
        </table:table-row>
        <table:table-row table:style-name="ro1">
          <table:table-cell table:number-columns-repeated="3"/>
          <table:table-cell office:value-type="float" office:value="362" calcext:value-type="float">
            <text:p>362</text:p>
          </table:table-cell>
          <table:table-cell office:value-type="float" office:value="0.00000429523" calcext:value-type="float">
            <text:p>4.30E-06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0.00000941636" calcext:value-type="float">
            <text:p>9.42E-06</text:p>
          </table:table-cell>
        </table:table-row>
        <table:table-row table:style-name="ro1">
          <table:table-cell table:number-columns-repeated="3"/>
          <table:table-cell office:value-type="float" office:value="363" calcext:value-type="float">
            <text:p>363</text:p>
          </table:table-cell>
          <table:table-cell office:value-type="float" office:value="0.00000402351" calcext:value-type="float">
            <text:p>4.02E-06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0.00000867161" calcext:value-type="float">
            <text:p>8.67E-06</text:p>
          </table:table-cell>
        </table:table-row>
        <table:table-row table:style-name="ro1">
          <table:table-cell table:number-columns-repeated="3"/>
          <table:table-cell office:value-type="float" office:value="364" calcext:value-type="float">
            <text:p>364</text:p>
          </table:table-cell>
          <table:table-cell office:value-type="float" office:value="0.00000432379" calcext:value-type="float">
            <text:p>4.32E-06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0.00000859175" calcext:value-type="float">
            <text:p>8.59E-06</text:p>
          </table:table-cell>
        </table:table-row>
        <table:table-row table:style-name="ro1">
          <table:table-cell table:number-columns-repeated="3"/>
          <table:table-cell office:value-type="float" office:value="365" calcext:value-type="float">
            <text:p>365</text:p>
          </table:table-cell>
          <table:table-cell office:value-type="float" office:value="0.00000377588" calcext:value-type="float">
            <text:p>3.78E-06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0.00000854129" calcext:value-type="float">
            <text:p>8.54E-06</text:p>
          </table:table-cell>
        </table:table-row>
        <table:table-row table:style-name="ro1">
          <table:table-cell table:number-columns-repeated="3"/>
          <table:table-cell office:value-type="float" office:value="366" calcext:value-type="float">
            <text:p>366</text:p>
          </table:table-cell>
          <table:table-cell office:value-type="float" office:value="0.00000399884" calcext:value-type="float">
            <text:p>4.00E-06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0.00000910565" calcext:value-type="float">
            <text:p>9.11E-06</text:p>
          </table:table-cell>
        </table:table-row>
        <table:table-row table:style-name="ro1">
          <table:table-cell table:number-columns-repeated="3"/>
          <table:table-cell office:value-type="float" office:value="367" calcext:value-type="float">
            <text:p>367</text:p>
          </table:table-cell>
          <table:table-cell office:value-type="float" office:value="0.00000415687" calcext:value-type="float">
            <text:p>4.16E-06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0.0000085534" calcext:value-type="float">
            <text:p>8.55E-06</text:p>
          </table:table-cell>
        </table:table-row>
        <table:table-row table:style-name="ro1">
          <table:table-cell table:number-columns-repeated="3"/>
          <table:table-cell office:value-type="float" office:value="368" calcext:value-type="float">
            <text:p>368</text:p>
          </table:table-cell>
          <table:table-cell office:value-type="float" office:value="0.00000368927" calcext:value-type="float">
            <text:p>3.69E-06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0.00000853973" calcext:value-type="float">
            <text:p>8.54E-06</text:p>
          </table:table-cell>
        </table:table-row>
        <table:table-row table:style-name="ro1">
          <table:table-cell table:number-columns-repeated="3"/>
          <table:table-cell office:value-type="float" office:value="369" calcext:value-type="float">
            <text:p>369</text:p>
          </table:table-cell>
          <table:table-cell office:value-type="float" office:value="0.0000036101" calcext:value-type="float">
            <text:p>3.61E-06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0.00000788938" calcext:value-type="float">
            <text:p>7.89E-06</text:p>
          </table:table-cell>
        </table:table-row>
        <table:table-row table:style-name="ro1">
          <table:table-cell table:number-columns-repeated="3"/>
          <table:table-cell office:value-type="float" office:value="370" calcext:value-type="float">
            <text:p>370</text:p>
          </table:table-cell>
          <table:table-cell office:value-type="float" office:value="0.00000356455" calcext:value-type="float">
            <text:p>3.56E-06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0.00000836623" calcext:value-type="float">
            <text:p>8.37E-06</text:p>
          </table:table-cell>
        </table:table-row>
        <table:table-row table:style-name="ro1">
          <table:table-cell table:number-columns-repeated="3"/>
          <table:table-cell office:value-type="float" office:value="371" calcext:value-type="float">
            <text:p>371</text:p>
          </table:table-cell>
          <table:table-cell office:value-type="float" office:value="0.00000343175" calcext:value-type="float">
            <text:p>3.43E-06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0.00000800389" calcext:value-type="float">
            <text:p>8.00E-06</text:p>
          </table:table-cell>
        </table:table-row>
        <table:table-row table:style-name="ro1">
          <table:table-cell table:number-columns-repeated="3"/>
          <table:table-cell office:value-type="float" office:value="372" calcext:value-type="float">
            <text:p>372</text:p>
          </table:table-cell>
          <table:table-cell office:value-type="float" office:value="0.00000380946" calcext:value-type="float">
            <text:p>3.81E-06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0.00000774085" calcext:value-type="float">
            <text:p>7.74E-06</text:p>
          </table:table-cell>
        </table:table-row>
        <table:table-row table:style-name="ro1">
          <table:table-cell table:number-columns-repeated="3"/>
          <table:table-cell office:value-type="float" office:value="373" calcext:value-type="float">
            <text:p>373</text:p>
          </table:table-cell>
          <table:table-cell office:value-type="float" office:value="0.00000328925" calcext:value-type="float">
            <text:p>3.29E-06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0.00000801495" calcext:value-type="float">
            <text:p>8.01E-06</text:p>
          </table:table-cell>
        </table:table-row>
        <table:table-row table:style-name="ro1">
          <table:table-cell table:number-columns-repeated="3"/>
          <table:table-cell office:value-type="float" office:value="374" calcext:value-type="float">
            <text:p>374</text:p>
          </table:table-cell>
          <table:table-cell office:value-type="float" office:value="0.00000374627" calcext:value-type="float">
            <text:p>3.75E-06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0.00000752278" calcext:value-type="float">
            <text:p>7.52E-06</text:p>
          </table:table-cell>
        </table:table-row>
        <table:table-row table:style-name="ro1">
          <table:table-cell table:number-columns-repeated="3"/>
          <table:table-cell office:value-type="float" office:value="375" calcext:value-type="float">
            <text:p>375</text:p>
          </table:table-cell>
          <table:table-cell office:value-type="float" office:value="0.00000297755" calcext:value-type="float">
            <text:p>2.98E-06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0.0000079175" calcext:value-type="float">
            <text:p>7.92E-06</text:p>
          </table:table-cell>
        </table:table-row>
        <table:table-row table:style-name="ro1">
          <table:table-cell table:number-columns-repeated="3"/>
          <table:table-cell office:value-type="float" office:value="376" calcext:value-type="float">
            <text:p>376</text:p>
          </table:table-cell>
          <table:table-cell office:value-type="float" office:value="0.00000366233" calcext:value-type="float">
            <text:p>3.66E-06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0.00000776931" calcext:value-type="float">
            <text:p>7.77E-06</text:p>
          </table:table-cell>
        </table:table-row>
        <table:table-row table:style-name="ro1">
          <table:table-cell table:number-columns-repeated="3"/>
          <table:table-cell office:value-type="float" office:value="377" calcext:value-type="float">
            <text:p>377</text:p>
          </table:table-cell>
          <table:table-cell office:value-type="float" office:value="0.00000312875" calcext:value-type="float">
            <text:p>3.13E-06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0.00000711194" calcext:value-type="float">
            <text:p>7.11E-06</text:p>
          </table:table-cell>
        </table:table-row>
        <table:table-row table:style-name="ro1">
          <table:table-cell table:number-columns-repeated="3"/>
          <table:table-cell office:value-type="float" office:value="378" calcext:value-type="float">
            <text:p>378</text:p>
          </table:table-cell>
          <table:table-cell office:value-type="float" office:value="0.00000337248" calcext:value-type="float">
            <text:p>3.37E-06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0.00000782836" calcext:value-type="float">
            <text:p>7.83E-06</text:p>
          </table:table-cell>
        </table:table-row>
        <table:table-row table:style-name="ro1">
          <table:table-cell table:number-columns-repeated="3"/>
          <table:table-cell office:value-type="float" office:value="379" calcext:value-type="float">
            <text:p>379</text:p>
          </table:table-cell>
          <table:table-cell office:value-type="float" office:value="0.00000285104" calcext:value-type="float">
            <text:p>2.85E-06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0.00000721585" calcext:value-type="float">
            <text:p>7.22E-06</text:p>
          </table:table-cell>
        </table:table-row>
        <table:table-row table:style-name="ro1"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0.00000340536" calcext:value-type="float">
            <text:p>3.41E-06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0.0000079314" calcext:value-type="float">
            <text:p>7.93E-06</text:p>
          </table:table-cell>
        </table:table-row>
        <table:table-row table:style-name="ro1">
          <table:table-cell table:number-columns-repeated="3"/>
          <table:table-cell office:value-type="float" office:value="381" calcext:value-type="float">
            <text:p>381</text:p>
          </table:table-cell>
          <table:table-cell office:value-type="float" office:value="0.00000277282" calcext:value-type="float">
            <text:p>2.77E-06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0.00000664082" calcext:value-type="float">
            <text:p>6.64E-06</text:p>
          </table:table-cell>
        </table:table-row>
        <table:table-row table:style-name="ro1">
          <table:table-cell table:number-columns-repeated="3"/>
          <table:table-cell office:value-type="float" office:value="382" calcext:value-type="float">
            <text:p>382</text:p>
          </table:table-cell>
          <table:table-cell office:value-type="float" office:value="0.00000328738" calcext:value-type="float">
            <text:p>3.29E-06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0.00000699862" calcext:value-type="float">
            <text:p>7.00E-06</text:p>
          </table:table-cell>
        </table:table-row>
        <table:table-row table:style-name="ro1">
          <table:table-cell table:number-columns-repeated="3"/>
          <table:table-cell office:value-type="float" office:value="383" calcext:value-type="float">
            <text:p>383</text:p>
          </table:table-cell>
          <table:table-cell office:value-type="float" office:value="0.00000284844" calcext:value-type="float">
            <text:p>2.85E-06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0.00000752628" calcext:value-type="float">
            <text:p>7.53E-06</text:p>
          </table:table-cell>
        </table:table-row>
        <table:table-row table:style-name="ro1">
          <table:table-cell table:number-columns-repeated="3"/>
          <table:table-cell office:value-type="float" office:value="384" calcext:value-type="float">
            <text:p>384</text:p>
          </table:table-cell>
          <table:table-cell office:value-type="float" office:value="0.00000291582" calcext:value-type="float">
            <text:p>2.92E-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0.00000663788" calcext:value-type="float">
            <text:p>6.64E-06</text:p>
          </table:table-cell>
        </table:table-row>
        <table:table-row table:style-name="ro1">
          <table:table-cell table:number-columns-repeated="3"/>
          <table:table-cell office:value-type="float" office:value="385" calcext:value-type="float">
            <text:p>385</text:p>
          </table:table-cell>
          <table:table-cell office:value-type="float" office:value="0.00000277233" calcext:value-type="float">
            <text:p>2.77E-06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0.00000654876" calcext:value-type="float">
            <text:p>6.55E-06</text:p>
          </table:table-cell>
        </table:table-row>
        <table:table-row table:style-name="ro1">
          <table:table-cell table:number-columns-repeated="3"/>
          <table:table-cell office:value-type="float" office:value="386" calcext:value-type="float">
            <text:p>386</text:p>
          </table:table-cell>
          <table:table-cell office:value-type="float" office:value="0.00000299242" calcext:value-type="float">
            <text:p>2.99E-06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0.0000069454" calcext:value-type="float">
            <text:p>6.95E-06</text:p>
          </table:table-cell>
        </table:table-row>
        <table:table-row table:style-name="ro1">
          <table:table-cell table:number-columns-repeated="3"/>
          <table:table-cell office:value-type="float" office:value="387" calcext:value-type="float">
            <text:p>387</text:p>
          </table:table-cell>
          <table:table-cell office:value-type="float" office:value="0.00000267558" calcext:value-type="float">
            <text:p>2.68E-06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0.00000638014" calcext:value-type="float">
            <text:p>6.38E-06</text:p>
          </table:table-cell>
        </table:table-row>
        <table:table-row table:style-name="ro1">
          <table:table-cell table:number-columns-repeated="3"/>
          <table:table-cell office:value-type="float" office:value="388" calcext:value-type="float">
            <text:p>388</text:p>
          </table:table-cell>
          <table:table-cell office:value-type="float" office:value="0.00000261833" calcext:value-type="float">
            <text:p>2.62E-06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0.00000659048" calcext:value-type="float">
            <text:p>6.59E-06</text:p>
          </table:table-cell>
        </table:table-row>
        <table:table-row table:style-name="ro1">
          <table:table-cell table:number-columns-repeated="3"/>
          <table:table-cell office:value-type="float" office:value="389" calcext:value-type="float">
            <text:p>389</text:p>
          </table:table-cell>
          <table:table-cell office:value-type="float" office:value="0.00000272068" calcext:value-type="float">
            <text:p>2.72E-06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0.00000644358" calcext:value-type="float">
            <text:p>6.44E-06</text:p>
          </table:table-cell>
        </table:table-row>
        <table:table-row table:style-name="ro1">
          <table:table-cell table:number-columns-repeated="3"/>
          <table:table-cell office:value-type="float" office:value="390" calcext:value-type="float">
            <text:p>390</text:p>
          </table:table-cell>
          <table:table-cell office:value-type="float" office:value="0.00000250835" calcext:value-type="float">
            <text:p>2.51E-06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0.00000644358" calcext:value-type="float">
            <text:p>6.44E-06</text:p>
          </table:table-cell>
        </table:table-row>
        <table:table-row table:style-name="ro1">
          <table:table-cell table:number-columns-repeated="3"/>
          <table:table-cell office:value-type="float" office:value="391" calcext:value-type="float">
            <text:p>391</text:p>
          </table:table-cell>
          <table:table-cell office:value-type="float" office:value="0.00000284309" calcext:value-type="float">
            <text:p>2.84E-06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0.00000657731" calcext:value-type="float">
            <text:p>6.58E-06</text:p>
          </table:table-cell>
        </table:table-row>
        <table:table-row table:style-name="ro1">
          <table:table-cell table:number-columns-repeated="3"/>
          <table:table-cell office:value-type="float" office:value="392" calcext:value-type="float">
            <text:p>392</text:p>
          </table:table-cell>
          <table:table-cell office:value-type="float" office:value="0.00000227537" calcext:value-type="float">
            <text:p>2.28E-06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0.00000634323" calcext:value-type="float">
            <text:p>6.34E-06</text:p>
          </table:table-cell>
        </table:table-row>
        <table:table-row table:style-name="ro1">
          <table:table-cell table:number-columns-repeated="3"/>
          <table:table-cell office:value-type="float" office:value="393" calcext:value-type="float">
            <text:p>393</text:p>
          </table:table-cell>
          <table:table-cell office:value-type="float" office:value="0.00000266718" calcext:value-type="float">
            <text:p>2.67E-06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0.0000069454" calcext:value-type="float">
            <text:p>6.95E-06</text:p>
          </table:table-cell>
        </table:table-row>
        <table:table-row table:style-name="ro1">
          <table:table-cell table:number-columns-repeated="3"/>
          <table:table-cell office:value-type="float" office:value="394" calcext:value-type="float">
            <text:p>394</text:p>
          </table:table-cell>
          <table:table-cell office:value-type="float" office:value="0.00000228585" calcext:value-type="float">
            <text:p>2.29E-06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0.00000604493" calcext:value-type="float">
            <text:p>6.04E-06</text:p>
          </table:table-cell>
        </table:table-row>
        <table:table-row table:style-name="ro1">
          <table:table-cell table:number-columns-repeated="3"/>
          <table:table-cell office:value-type="float" office:value="395" calcext:value-type="float">
            <text:p>395</text:p>
          </table:table-cell>
          <table:table-cell office:value-type="float" office:value="0.0000024776" calcext:value-type="float">
            <text:p>2.48E-06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0.00000638014" calcext:value-type="float">
            <text:p>6.38E-06</text:p>
          </table:table-cell>
        </table:table-row>
        <table:table-row table:style-name="ro1">
          <table:table-cell table:number-columns-repeated="3"/>
          <table:table-cell office:value-type="float" office:value="396" calcext:value-type="float">
            <text:p>396</text:p>
          </table:table-cell>
          <table:table-cell office:value-type="float" office:value="0.00000201341" calcext:value-type="float">
            <text:p>2.01E-06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0.00000591553" calcext:value-type="float">
            <text:p>5.92E-06</text:p>
          </table:table-cell>
        </table:table-row>
        <table:table-row table:style-name="ro1">
          <table:table-cell table:number-columns-repeated="3"/>
          <table:table-cell office:value-type="float" office:value="397" calcext:value-type="float">
            <text:p>397</text:p>
          </table:table-cell>
          <table:table-cell office:value-type="float" office:value="0.00000233992" calcext:value-type="float">
            <text:p>2.34E-06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0.00000659048" calcext:value-type="float">
            <text:p>6.59E-06</text:p>
          </table:table-cell>
        </table:table-row>
        <table:table-row table:style-name="ro1">
          <table:table-cell table:number-columns-repeated="3"/>
          <table:table-cell office:value-type="float" office:value="398" calcext:value-type="float">
            <text:p>398</text:p>
          </table:table-cell>
          <table:table-cell office:value-type="float" office:value="0.00000210295" calcext:value-type="float">
            <text:p>2.10E-06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0.00000631208" calcext:value-type="float">
            <text:p>6.31E-06</text:p>
          </table:table-cell>
        </table:table-row>
        <table:table-row table:style-name="ro1">
          <table:table-cell table:number-columns-repeated="3"/>
          <table:table-cell office:value-type="float" office:value="399" calcext:value-type="float">
            <text:p>399</text:p>
          </table:table-cell>
          <table:table-cell office:value-type="float" office:value="0.00000232134" calcext:value-type="float">
            <text:p>2.32E-06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0.00000644358" calcext:value-type="float">
            <text:p>6.44E-06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0.00000199821" calcext:value-type="float">
            <text:p>2.00E-06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0.00000674118" calcext:value-type="float">
            <text:p>6.74E-06</text:p>
          </table:table-cell>
        </table:table-row>
        <table:table-row table:style-name="ro1">
          <table:table-cell table:number-columns-repeated="3"/>
          <table:table-cell office:value-type="float" office:value="401" calcext:value-type="float">
            <text:p>401</text:p>
          </table:table-cell>
          <table:table-cell office:value-type="float" office:value="0.00000226078" calcext:value-type="float">
            <text:p>2.26E-06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0.00000616123" calcext:value-type="float">
            <text:p>6.16E-06</text:p>
          </table:table-cell>
        </table:table-row>
        <table:table-row table:style-name="ro1">
          <table:table-cell table:number-columns-repeated="3"/>
          <table:table-cell office:value-type="float" office:value="402" calcext:value-type="float">
            <text:p>402</text:p>
          </table:table-cell>
          <table:table-cell office:value-type="float" office:value="0.00000189544" calcext:value-type="float">
            <text:p>1.90E-06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0.00000560365" calcext:value-type="float">
            <text:p>5.60E-06</text:p>
          </table:table-cell>
        </table:table-row>
        <table:table-row table:style-name="ro1">
          <table:table-cell table:number-columns-repeated="3"/>
          <table:table-cell office:value-type="float" office:value="403" calcext:value-type="float">
            <text:p>403</text:p>
          </table:table-cell>
          <table:table-cell office:value-type="float" office:value="0.00000221637" calcext:value-type="float">
            <text:p>2.22E-06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0.0000062379" calcext:value-type="float">
            <text:p>6.24E-06</text:p>
          </table:table-cell>
        </table:table-row>
        <table:table-row table:style-name="ro1">
          <table:table-cell table:number-columns-repeated="3"/>
          <table:table-cell office:value-type="float" office:value="404" calcext:value-type="float">
            <text:p>404</text:p>
          </table:table-cell>
          <table:table-cell office:value-type="float" office:value="0.000001903" calcext:value-type="float">
            <text:p>1.90E-06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0.00000610687" calcext:value-type="float">
            <text:p>6.11E-06</text:p>
          </table:table-cell>
        </table:table-row>
        <table:table-row table:style-name="ro1">
          <table:table-cell table:number-columns-repeated="3"/>
          <table:table-cell office:value-type="float" office:value="405" calcext:value-type="float">
            <text:p>405</text:p>
          </table:table-cell>
          <table:table-cell office:value-type="float" office:value="0.00000210035" calcext:value-type="float">
            <text:p>2.10E-06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0.0000061551" calcext:value-type="float">
            <text:p>6.16E-06</text:p>
          </table:table-cell>
        </table:table-row>
        <table:table-row table:style-name="ro1">
          <table:table-cell table:number-columns-repeated="3"/>
          <table:table-cell office:value-type="float" office:value="406" calcext:value-type="float">
            <text:p>406</text:p>
          </table:table-cell>
          <table:table-cell office:value-type="float" office:value="0.00000168602" calcext:value-type="float">
            <text:p>1.69E-06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0.00000564826" calcext:value-type="float">
            <text:p>5.65E-06</text:p>
          </table:table-cell>
        </table:table-row>
        <table:table-row table:style-name="ro1">
          <table:table-cell table:number-columns-repeated="3"/>
          <table:table-cell office:value-type="float" office:value="407" calcext:value-type="float">
            <text:p>407</text:p>
          </table:table-cell>
          <table:table-cell office:value-type="float" office:value="0.00000196844" calcext:value-type="float">
            <text:p>1.97E-06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0.00000615355" calcext:value-type="float">
            <text:p>6.15E-06</text:p>
          </table:table-cell>
        </table:table-row>
        <table:table-row table:style-name="ro1">
          <table:table-cell table:number-columns-repeated="3"/>
          <table:table-cell office:value-type="float" office:value="408" calcext:value-type="float">
            <text:p>408</text:p>
          </table:table-cell>
          <table:table-cell office:value-type="float" office:value="0.00000175572" calcext:value-type="float">
            <text:p>1.76E-0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583097" calcext:value-type="float">
            <text:p>5.83E-06</text:p>
          </table:table-cell>
        </table:table-row>
        <table:table-row table:style-name="ro1">
          <table:table-cell table:number-columns-repeated="3"/>
          <table:table-cell office:value-type="float" office:value="409" calcext:value-type="float">
            <text:p>409</text:p>
          </table:table-cell>
          <table:table-cell office:value-type="float" office:value="0.00000198617" calcext:value-type="float">
            <text:p>1.99E-06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0.00000570312" calcext:value-type="float">
            <text:p>5.70E-06</text:p>
          </table:table-cell>
        </table:table-row>
        <table:table-row table:style-name="ro1">
          <table:table-cell table:number-columns-repeated="3"/>
          <table:table-cell office:value-type="float" office:value="410" calcext:value-type="float">
            <text:p>410</text:p>
          </table:table-cell>
          <table:table-cell office:value-type="float" office:value="0.00000153557" calcext:value-type="float">
            <text:p>1.54E-06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0.00000568312" calcext:value-type="float">
            <text:p>5.68E-06</text:p>
          </table:table-cell>
        </table:table-row>
        <table:table-row table:style-name="ro1">
          <table:table-cell table:number-columns-repeated="3"/>
          <table:table-cell office:value-type="float" office:value="411" calcext:value-type="float">
            <text:p>411</text:p>
          </table:table-cell>
          <table:table-cell office:value-type="float" office:value="0.00000215837" calcext:value-type="float">
            <text:p>2.16E-06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0.00000600415" calcext:value-type="float">
            <text:p>6.00E-06</text:p>
          </table:table-cell>
        </table:table-row>
        <table:table-row table:style-name="ro1">
          <table:table-cell table:number-columns-repeated="3"/>
          <table:table-cell office:value-type="float" office:value="412" calcext:value-type="float">
            <text:p>412</text:p>
          </table:table-cell>
          <table:table-cell office:value-type="float" office:value="0.00000162446" calcext:value-type="float">
            <text:p>1.62E-06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0.00000549705" calcext:value-type="float">
            <text:p>5.50E-06</text:p>
          </table:table-cell>
        </table:table-row>
        <table:table-row table:style-name="ro1">
          <table:table-cell table:number-columns-repeated="3"/>
          <table:table-cell office:value-type="float" office:value="413" calcext:value-type="float">
            <text:p>413</text:p>
          </table:table-cell>
          <table:table-cell office:value-type="float" office:value="0.00000186196" calcext:value-type="float">
            <text:p>1.86E-06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0.0000058125" calcext:value-type="float">
            <text:p>5.81E-06</text:p>
          </table:table-cell>
        </table:table-row>
        <table:table-row table:style-name="ro1">
          <table:table-cell table:number-columns-repeated="3"/>
          <table:table-cell office:value-type="float" office:value="414" calcext:value-type="float">
            <text:p>414</text:p>
          </table:table-cell>
          <table:table-cell office:value-type="float" office:value="0.00000147182" calcext:value-type="float">
            <text:p>1.47E-06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0.0000052423" calcext:value-type="float">
            <text:p>5.24E-06</text:p>
          </table:table-cell>
        </table:table-row>
        <table:table-row table:style-name="ro1">
          <table:table-cell table:number-columns-repeated="3"/>
          <table:table-cell office:value-type="float" office:value="415" calcext:value-type="float">
            <text:p>415</text:p>
          </table:table-cell>
          <table:table-cell office:value-type="float" office:value="0.00000184076" calcext:value-type="float">
            <text:p>1.84E-06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0.00000566519" calcext:value-type="float">
            <text:p>5.67E-06</text:p>
          </table:table-cell>
        </table:table-row>
        <table:table-row table:style-name="ro1">
          <table:table-cell table:number-columns-repeated="3"/>
          <table:table-cell office:value-type="float" office:value="416" calcext:value-type="float">
            <text:p>416</text:p>
          </table:table-cell>
          <table:table-cell office:value-type="float" office:value="0.00000131678" calcext:value-type="float">
            <text:p>1.32E-06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0.0000055174" calcext:value-type="float">
            <text:p>5.52E-06</text:p>
          </table:table-cell>
        </table:table-row>
        <table:table-row table:style-name="ro1">
          <table:table-cell table:number-columns-repeated="3"/>
          <table:table-cell office:value-type="float" office:value="417" calcext:value-type="float">
            <text:p>417</text:p>
          </table:table-cell>
          <table:table-cell office:value-type="float" office:value="0.00000152276" calcext:value-type="float">
            <text:p>1.52E-0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562367" calcext:value-type="float">
            <text:p>5.62E-06</text:p>
          </table:table-cell>
        </table:table-row>
        <table:table-row table:style-name="ro1">
          <table:table-cell table:number-columns-repeated="3"/>
          <table:table-cell office:value-type="float" office:value="418" calcext:value-type="float">
            <text:p>418</text:p>
          </table:table-cell>
          <table:table-cell office:value-type="float" office:value="0.00000148819" calcext:value-type="float">
            <text:p>1.49E-06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0.00000483554" calcext:value-type="float">
            <text:p>4.84E-06</text:p>
          </table:table-cell>
        </table:table-row>
        <table:table-row table:style-name="ro1">
          <table:table-cell table:number-columns-repeated="3"/>
          <table:table-cell office:value-type="float" office:value="419" calcext:value-type="float">
            <text:p>419</text:p>
          </table:table-cell>
          <table:table-cell office:value-type="float" office:value="0.00000139223" calcext:value-type="float">
            <text:p>1.39E-06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0.00000537213" calcext:value-type="float">
            <text:p>5.37E-06</text:p>
          </table:table-cell>
        </table:table-row>
        <table:table-row table:style-name="ro1">
          <table:table-cell table:number-columns-repeated="3"/>
          <table:table-cell office:value-type="float" office:value="420" calcext:value-type="float">
            <text:p>420</text:p>
          </table:table-cell>
          <table:table-cell office:value-type="float" office:value="0.0000015095" calcext:value-type="float">
            <text:p>1.51E-06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0.0000053646" calcext:value-type="float">
            <text:p>5.36E-06</text:p>
          </table:table-cell>
        </table:table-row>
        <table:table-row table:style-name="ro1">
          <table:table-cell table:number-columns-repeated="3"/>
          <table:table-cell office:value-type="float" office:value="421" calcext:value-type="float">
            <text:p>421</text:p>
          </table:table-cell>
          <table:table-cell office:value-type="float" office:value="0.00000145949" calcext:value-type="float">
            <text:p>1.46E-06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0.00000535883" calcext:value-type="float">
            <text:p>5.36E-06</text:p>
          </table:table-cell>
        </table:table-row>
        <table:table-row table:style-name="ro1">
          <table:table-cell table:number-columns-repeated="3"/>
          <table:table-cell office:value-type="float" office:value="422" calcext:value-type="float">
            <text:p>422</text:p>
          </table:table-cell>
          <table:table-cell office:value-type="float" office:value="0.00000129957" calcext:value-type="float">
            <text:p>1.30E-06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0.00000535883" calcext:value-type="float">
            <text:p>5.36E-06</text:p>
          </table:table-cell>
        </table:table-row>
        <table:table-row table:style-name="ro1">
          <table:table-cell table:number-columns-repeated="3"/>
          <table:table-cell office:value-type="float" office:value="423" calcext:value-type="float">
            <text:p>423</text:p>
          </table:table-cell>
          <table:table-cell office:value-type="float" office:value="0.00000137683" calcext:value-type="float">
            <text:p>1.38E-06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0.00000474499" calcext:value-type="float">
            <text:p>4.74E-06</text:p>
          </table:table-cell>
        </table:table-row>
        <table:table-row table:style-name="ro1">
          <table:table-cell table:number-columns-repeated="3"/>
          <table:table-cell office:value-type="float" office:value="424" calcext:value-type="float">
            <text:p>424</text:p>
          </table:table-cell>
          <table:table-cell office:value-type="float" office:value="0.00000130012" calcext:value-type="float">
            <text:p>1.30E-06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0.00000539102" calcext:value-type="float">
            <text:p>5.39E-06</text:p>
          </table:table-cell>
        </table:table-row>
        <table:table-row table:style-name="ro1">
          <table:table-cell table:number-columns-repeated="3"/>
          <table:table-cell office:value-type="float" office:value="425" calcext:value-type="float">
            <text:p>425</text:p>
          </table:table-cell>
          <table:table-cell office:value-type="float" office:value="0.00000121768" calcext:value-type="float">
            <text:p>1.22E-06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0.00000539102" calcext:value-type="float">
            <text:p>5.39E-06</text:p>
          </table:table-cell>
        </table:table-row>
        <table:table-row table:style-name="ro1">
          <table:table-cell table:number-columns-repeated="3"/>
          <table:table-cell office:value-type="float" office:value="426" calcext:value-type="float">
            <text:p>426</text:p>
          </table:table-cell>
          <table:table-cell office:value-type="float" office:value="0.00000134516" calcext:value-type="float">
            <text:p>1.35E-06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0.00000528829" calcext:value-type="float">
            <text:p>5.29E-06</text:p>
          </table:table-cell>
        </table:table-row>
        <table:table-row table:style-name="ro1">
          <table:table-cell table:number-columns-repeated="3"/>
          <table:table-cell office:value-type="float" office:value="427" calcext:value-type="float">
            <text:p>427</text:p>
          </table:table-cell>
          <table:table-cell office:value-type="float" office:value="0.00000118811" calcext:value-type="float">
            <text:p>1.19E-06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0.00000490234" calcext:value-type="float">
            <text:p>4.90E-06</text:p>
          </table:table-cell>
        </table:table-row>
        <table:table-row table:style-name="ro1">
          <table:table-cell table:number-columns-repeated="3"/>
          <table:table-cell office:value-type="float" office:value="428" calcext:value-type="float">
            <text:p>428</text:p>
          </table:table-cell>
          <table:table-cell office:value-type="float" office:value="0.00000116967" calcext:value-type="float">
            <text:p>1.17E-06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0.00000487976" calcext:value-type="float">
            <text:p>4.88E-06</text:p>
          </table:table-cell>
        </table:table-row>
        <table:table-row table:style-name="ro1">
          <table:table-cell table:number-columns-repeated="3"/>
          <table:table-cell office:value-type="float" office:value="429" calcext:value-type="float">
            <text:p>429</text:p>
          </table:table-cell>
          <table:table-cell office:value-type="float" office:value="0.00000111074" calcext:value-type="float">
            <text:p>1.11E-06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0.00000505866" calcext:value-type="float">
            <text:p>5.06E-06</text:p>
          </table:table-cell>
        </table:table-row>
        <table:table-row table:style-name="ro1">
          <table:table-cell table:number-columns-repeated="3"/>
          <table:table-cell office:value-type="float" office:value="430" calcext:value-type="float">
            <text:p>430</text:p>
          </table:table-cell>
          <table:table-cell office:value-type="float" office:value="0.00000133795" calcext:value-type="float">
            <text:p>1.34E-06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0.00000493789" calcext:value-type="float">
            <text:p>4.94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11" calcext:value-type="float">
            <text:p>411</text:p>
          </table:table-cell>
          <table:table-cell office:value-type="float" office:value="0.00000493789" calcext:value-type="float">
            <text:p>4.94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08" calcext:value-type="float">
            <text:p>408</text:p>
          </table:table-cell>
          <table:table-cell office:value-type="float" office:value="0.00000500846" calcext:value-type="float">
            <text:p>5.01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12" calcext:value-type="float">
            <text:p>412</text:p>
          </table:table-cell>
          <table:table-cell office:value-type="float" office:value="0.00000486572" calcext:value-type="float">
            <text:p>4.87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09" calcext:value-type="float">
            <text:p>409</text:p>
          </table:table-cell>
          <table:table-cell office:value-type="float" office:value="0.00000421298" calcext:value-type="float">
            <text:p>4.21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13" calcext:value-type="float">
            <text:p>413</text:p>
          </table:table-cell>
          <table:table-cell office:value-type="float" office:value="0.00000421298" calcext:value-type="float">
            <text:p>4.21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10" calcext:value-type="float">
            <text:p>410</text:p>
          </table:table-cell>
          <table:table-cell office:value-type="float" office:value="0.0000046848" calcext:value-type="float">
            <text:p>4.68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14" calcext:value-type="float">
            <text:p>414</text:p>
          </table:table-cell>
          <table:table-cell office:value-type="float" office:value="0.0000046848" calcext:value-type="float">
            <text:p>4.68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11" calcext:value-type="float">
            <text:p>411</text:p>
          </table:table-cell>
          <table:table-cell office:value-type="float" office:value="0.00000475526" calcext:value-type="float">
            <text:p>4.76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15" calcext:value-type="float">
            <text:p>415</text:p>
          </table:table-cell>
          <table:table-cell office:value-type="float" office:value="0.00000410342" calcext:value-type="float">
            <text:p>4.10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12" calcext:value-type="float">
            <text:p>412</text:p>
          </table:table-cell>
          <table:table-cell office:value-type="float" office:value="0.00000469184" calcext:value-type="float">
            <text:p>4.69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16" calcext:value-type="float">
            <text:p>416</text:p>
          </table:table-cell>
          <table:table-cell office:value-type="float" office:value="0.0000047283" calcext:value-type="float">
            <text:p>4.73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13" calcext:value-type="float">
            <text:p>413</text:p>
          </table:table-cell>
          <table:table-cell office:value-type="float" office:value="0.0000044264" calcext:value-type="float">
            <text:p>4.43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17" calcext:value-type="float">
            <text:p>417</text:p>
          </table:table-cell>
          <table:table-cell office:value-type="float" office:value="0.00000427541" calcext:value-type="float">
            <text:p>4.28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14" calcext:value-type="float">
            <text:p>414</text:p>
          </table:table-cell>
          <table:table-cell office:value-type="float" office:value="0.00000478658" calcext:value-type="float">
            <text:p>4.79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18" calcext:value-type="float">
            <text:p>418</text:p>
          </table:table-cell>
          <table:table-cell office:value-type="float" office:value="0.00000451476" calcext:value-type="float">
            <text:p>4.51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15" calcext:value-type="float">
            <text:p>415</text:p>
          </table:table-cell>
          <table:table-cell office:value-type="float" office:value="0.00000423615" calcext:value-type="float">
            <text:p>4.24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19" calcext:value-type="float">
            <text:p>419</text:p>
          </table:table-cell>
          <table:table-cell office:value-type="float" office:value="0.00000395472" calcext:value-type="float">
            <text:p>3.95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16" calcext:value-type="float">
            <text:p>416</text:p>
          </table:table-cell>
          <table:table-cell office:value-type="float" office:value="0.00000458827" calcext:value-type="float">
            <text:p>4.59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20" calcext:value-type="float">
            <text:p>420</text:p>
          </table:table-cell>
          <table:table-cell office:value-type="float" office:value="0.00000413793" calcext:value-type="float">
            <text:p>4.14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17" calcext:value-type="float">
            <text:p>417</text:p>
          </table:table-cell>
          <table:table-cell office:value-type="float" office:value="0.00000479251" calcext:value-type="float">
            <text:p>4.79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21" calcext:value-type="float">
            <text:p>421</text:p>
          </table:table-cell>
          <table:table-cell office:value-type="float" office:value="0.00000437259" calcext:value-type="float">
            <text:p>4.37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18" calcext:value-type="float">
            <text:p>418</text:p>
          </table:table-cell>
          <table:table-cell office:value-type="float" office:value="0.00000522816" calcext:value-type="float">
            <text:p>5.23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22" calcext:value-type="float">
            <text:p>422</text:p>
          </table:table-cell>
          <table:table-cell office:value-type="float" office:value="0.00000370088" calcext:value-type="float">
            <text:p>3.70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19" calcext:value-type="float">
            <text:p>419</text:p>
          </table:table-cell>
          <table:table-cell office:value-type="float" office:value="0.00000438651" calcext:value-type="float">
            <text:p>4.39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23" calcext:value-type="float">
            <text:p>423</text:p>
          </table:table-cell>
          <table:table-cell office:value-type="float" office:value="0.00000442545" calcext:value-type="float">
            <text:p>4.43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20" calcext:value-type="float">
            <text:p>420</text:p>
          </table:table-cell>
          <table:table-cell office:value-type="float" office:value="0.00000473202" calcext:value-type="float">
            <text:p>4.73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24" calcext:value-type="float">
            <text:p>424</text:p>
          </table:table-cell>
          <table:table-cell office:value-type="float" office:value="0.00000362393" calcext:value-type="float">
            <text:p>3.62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21" calcext:value-type="float">
            <text:p>421</text:p>
          </table:table-cell>
          <table:table-cell office:value-type="float" office:value="0.00000483803" calcext:value-type="float">
            <text:p>4.84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25" calcext:value-type="float">
            <text:p>425</text:p>
          </table:table-cell>
          <table:table-cell office:value-type="float" office:value="0.00000413662" calcext:value-type="float">
            <text:p>4.14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22" calcext:value-type="float">
            <text:p>422</text:p>
          </table:table-cell>
          <table:table-cell office:value-type="float" office:value="0.00000413769" calcext:value-type="float">
            <text:p>4.14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26" calcext:value-type="float">
            <text:p>426</text:p>
          </table:table-cell>
          <table:table-cell office:value-type="float" office:value="0.00000347034" calcext:value-type="float">
            <text:p>3.47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23" calcext:value-type="float">
            <text:p>423</text:p>
          </table:table-cell>
          <table:table-cell office:value-type="float" office:value="0.00000400794" calcext:value-type="float">
            <text:p>4.01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27" calcext:value-type="float">
            <text:p>427</text:p>
          </table:table-cell>
          <table:table-cell office:value-type="float" office:value="0.0000039402" calcext:value-type="float">
            <text:p>3.94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24" calcext:value-type="float">
            <text:p>424</text:p>
          </table:table-cell>
          <table:table-cell office:value-type="float" office:value="0.00000409157" calcext:value-type="float">
            <text:p>4.09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28" calcext:value-type="float">
            <text:p>428</text:p>
          </table:table-cell>
          <table:table-cell office:value-type="float" office:value="0.00000350426" calcext:value-type="float">
            <text:p>3.50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25" calcext:value-type="float">
            <text:p>425</text:p>
          </table:table-cell>
          <table:table-cell office:value-type="float" office:value="0.00000381485" calcext:value-type="float">
            <text:p>3.81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29" calcext:value-type="float">
            <text:p>429</text:p>
          </table:table-cell>
          <table:table-cell office:value-type="float" office:value="0.00000422396" calcext:value-type="float">
            <text:p>4.22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26" calcext:value-type="float">
            <text:p>426</text:p>
          </table:table-cell>
          <table:table-cell office:value-type="float" office:value="0.00000422396" calcext:value-type="float">
            <text:p>4.22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30" calcext:value-type="float">
            <text:p>430</text:p>
          </table:table-cell>
          <table:table-cell office:value-type="float" office:value="0.00000398737" calcext:value-type="float">
            <text:p>3.99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27" calcext:value-type="float">
            <text:p>427</text:p>
          </table:table-cell>
          <table:table-cell office:value-type="float" office:value="0.00000398737" calcext:value-type="float">
            <text:p>3.99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31" calcext:value-type="float">
            <text:p>431</text:p>
          </table:table-cell>
          <table:table-cell office:value-type="float" office:value="0.00000324994" calcext:value-type="float">
            <text:p>3.25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28" calcext:value-type="float">
            <text:p>428</text:p>
          </table:table-cell>
          <table:table-cell office:value-type="float" office:value="0.00000436229" calcext:value-type="float">
            <text:p>4.36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32" calcext:value-type="float">
            <text:p>432</text:p>
          </table:table-cell>
          <table:table-cell office:value-type="float" office:value="0.00000388168" calcext:value-type="float">
            <text:p>3.88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29" calcext:value-type="float">
            <text:p>429</text:p>
          </table:table-cell>
          <table:table-cell office:value-type="float" office:value="0.00000353215" calcext:value-type="float">
            <text:p>3.53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33" calcext:value-type="float">
            <text:p>433</text:p>
          </table:table-cell>
          <table:table-cell office:value-type="float" office:value="0.00000329351" calcext:value-type="float">
            <text:p>3.29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30" calcext:value-type="float">
            <text:p>430</text:p>
          </table:table-cell>
          <table:table-cell office:value-type="float" office:value="0.00000439719" calcext:value-type="float">
            <text:p>4.40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34" calcext:value-type="float">
            <text:p>434</text:p>
          </table:table-cell>
          <table:table-cell office:value-type="float" office:value="0.00000357404" calcext:value-type="float">
            <text:p>3.57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31" calcext:value-type="float">
            <text:p>431</text:p>
          </table:table-cell>
          <table:table-cell office:value-type="float" office:value="0.00000365664" calcext:value-type="float">
            <text:p>3.66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35" calcext:value-type="float">
            <text:p>435</text:p>
          </table:table-cell>
          <table:table-cell office:value-type="float" office:value="0.00000358337" calcext:value-type="float">
            <text:p>3.58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32" calcext:value-type="float">
            <text:p>432</text:p>
          </table:table-cell>
          <table:table-cell office:value-type="float" office:value="0.00000391586" calcext:value-type="float">
            <text:p>3.92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36" calcext:value-type="float">
            <text:p>436</text:p>
          </table:table-cell>
          <table:table-cell office:value-type="float" office:value="0.00000334704" calcext:value-type="float">
            <text:p>3.35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33" calcext:value-type="float">
            <text:p>433</text:p>
          </table:table-cell>
          <table:table-cell office:value-type="float" office:value="0.00000372537" calcext:value-type="float">
            <text:p>3.73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37" calcext:value-type="float">
            <text:p>437</text:p>
          </table:table-cell>
          <table:table-cell office:value-type="float" office:value="0.00000319968" calcext:value-type="float">
            <text:p>3.20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34" calcext:value-type="float">
            <text:p>434</text:p>
          </table:table-cell>
          <table:table-cell office:value-type="float" office:value="0.00000352076" calcext:value-type="float">
            <text:p>3.52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38" calcext:value-type="float">
            <text:p>438</text:p>
          </table:table-cell>
          <table:table-cell office:value-type="float" office:value="0.00000312982" calcext:value-type="float">
            <text:p>3.13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35" calcext:value-type="float">
            <text:p>435</text:p>
          </table:table-cell>
          <table:table-cell office:value-type="float" office:value="0.00000394263" calcext:value-type="float">
            <text:p>3.94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39" calcext:value-type="float">
            <text:p>439</text:p>
          </table:table-cell>
          <table:table-cell office:value-type="float" office:value="0.00000299562" calcext:value-type="float">
            <text:p>3.00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36" calcext:value-type="float">
            <text:p>436</text:p>
          </table:table-cell>
          <table:table-cell office:value-type="float" office:value="0.00000349094" calcext:value-type="float">
            <text:p>3.49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40" calcext:value-type="float">
            <text:p>440</text:p>
          </table:table-cell>
          <table:table-cell office:value-type="float" office:value="0.00000312196" calcext:value-type="float">
            <text:p>3.12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37" calcext:value-type="float">
            <text:p>437</text:p>
          </table:table-cell>
          <table:table-cell office:value-type="float" office:value="0.00000317542" calcext:value-type="float">
            <text:p>3.18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41" calcext:value-type="float">
            <text:p>441</text:p>
          </table:table-cell>
          <table:table-cell office:value-type="float" office:value="0.00000325219" calcext:value-type="float">
            <text:p>3.25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38" calcext:value-type="float">
            <text:p>438</text:p>
          </table:table-cell>
          <table:table-cell office:value-type="float" office:value="0.0000035435" calcext:value-type="float">
            <text:p>3.54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42" calcext:value-type="float">
            <text:p>442</text:p>
          </table:table-cell>
          <table:table-cell office:value-type="float" office:value="0.0000035435" calcext:value-type="float">
            <text:p>3.54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39" calcext:value-type="float">
            <text:p>439</text:p>
          </table:table-cell>
          <table:table-cell office:value-type="float" office:value="0.0000033854" calcext:value-type="float">
            <text:p>3.39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43" calcext:value-type="float">
            <text:p>443</text:p>
          </table:table-cell>
          <table:table-cell office:value-type="float" office:value="0.00000294695" calcext:value-type="float">
            <text:p>2.95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40" calcext:value-type="float">
            <text:p>440</text:p>
          </table:table-cell>
          <table:table-cell office:value-type="float" office:value="0.00000356556" calcext:value-type="float">
            <text:p>3.57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44" calcext:value-type="float">
            <text:p>444</text:p>
          </table:table-cell>
          <table:table-cell office:value-type="float" office:value="0.00000285983" calcext:value-type="float">
            <text:p>2.86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41" calcext:value-type="float">
            <text:p>441</text:p>
          </table:table-cell>
          <table:table-cell office:value-type="float" office:value="0.00000331706" calcext:value-type="float">
            <text:p>3.32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45" calcext:value-type="float">
            <text:p>445</text:p>
          </table:table-cell>
          <table:table-cell office:value-type="float" office:value="0.00000330546" calcext:value-type="float">
            <text:p>3.31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42" calcext:value-type="float">
            <text:p>442</text:p>
          </table:table-cell>
          <table:table-cell office:value-type="float" office:value="0.00000323021" calcext:value-type="float">
            <text:p>3.23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46" calcext:value-type="float">
            <text:p>446</text:p>
          </table:table-cell>
          <table:table-cell office:value-type="float" office:value="0.00000264761" calcext:value-type="float">
            <text:p>2.65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43" calcext:value-type="float">
            <text:p>443</text:p>
          </table:table-cell>
          <table:table-cell office:value-type="float" office:value="0.00000344083" calcext:value-type="float">
            <text:p>3.44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47" calcext:value-type="float">
            <text:p>447</text:p>
          </table:table-cell>
          <table:table-cell office:value-type="float" office:value="0.00000307004" calcext:value-type="float">
            <text:p>3.07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43" calcext:value-type="float">
            <text:p>443</text:p>
          </table:table-cell>
          <table:table-cell office:value-type="float" office:value="0.00000344083" calcext:value-type="float">
            <text:p>3.44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44" calcext:value-type="float">
            <text:p>444</text:p>
          </table:table-cell>
          <table:table-cell office:value-type="float" office:value="0.00000323619" calcext:value-type="float">
            <text:p>3.24E-06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float" office:value="445" calcext:value-type="float">
            <text:p>445</text:p>
          </table:table-cell>
          <table:table-cell office:value-type="float" office:value="0.00000322085" calcext:value-type="float">
            <text:p>3.22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/00/0000</text:date>, <text:time style:data-style-name="N2" text:time-value="13:32:22.7943017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8T15:46:21.815981905</meta:creation-date>
    <dc:date>2025-09-27T13:37:19.859740798</dc:date>
    <meta:editing-duration>PT15M32S</meta:editing-duration>
    <meta:editing-cycles>4</meta:editing-cycles>
    <meta:generator>LibreOffice/24.2.7.2$Linux_X86_64 LibreOffice_project/420$Build-2</meta:generator>
    <meta:document-statistic meta:table-count="1" meta:cell-count="228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648cm" svg:height="20.614cm" xlink:href=".." xlink:type="simple" chart:class="chart:scatter" chart:style-name="ch1">
        <chart:legend chart:legend-position="end" svg:x="32.654cm" svg:y="9.543cm" style:legend-expansion="high" chart:style-name="ch2"/>
        <chart:plot-area chart:style-name="ch3" table:cell-range-address="Sheet1.A7:Sheet1.B300 Sheet1.E6:Sheet1.E437 Sheet1.G5:Sheet1.G5 Sheet1.H7:Sheet1.H500" chart:data-source-has-labels="row" svg:x="0.663cm" svg:y="0.579cm" svg:width="31.778cm" svg:height="19.789cm">
          <chart:coordinate-region svg:x="2.372cm" svg:y="0.767cm" svg:width="29.78cm" svg:height="18.97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7:Sheet1.B300" chart:class="chart:scatter">
            <chart:domain table:cell-range-address="Sheet1.A7:Sheet1.A300"/>
            <chart:data-point chart:repeated="294"/>
          </chart:series>
          <chart:series chart:style-name="ch8" chart:values-cell-range-address="Sheet1.E7:Sheet1.E437" chart:label-cell-address="Sheet1.E6:Sheet1.E6" chart:class="chart:scatter">
            <chart:domain table:cell-range-address="Sheet1.D7:Sheet1.D437"/>
            <chart:data-point chart:repeated="431"/>
          </chart:series>
          <chart:series chart:style-name="ch9" chart:values-cell-range-address="Sheet1.H7:Sheet1.H500" chart:label-cell-address="Sheet1.G5:Sheet1.G5" chart:class="chart:scatter">
            <chart:domain table:cell-range-address="Sheet1.G7:Sheet1.G500"/>
            <chart:data-point chart:repeated="49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/>
                <draw:g>
                  <svg:desc>Sheet1.E6:Sheet1.E6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moi (magmaOpt)</text:p>
                <draw:g>
                  <svg:desc>Sheet1.G5:Sheet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7:Sheet1.A300</svg:desc>
                </draw:g>
              </table:table-cell>
              <table:table-cell office:value-type="float" office:value="0.000974446">
                <text:p>0.000974446</text:p>
                <draw:g>
                  <svg:desc>Sheet1.B7:Sheet1.B300</svg:desc>
                </draw:g>
              </table:table-cell>
              <table:table-cell office:value-type="float" office:value="0">
                <text:p>0</text:p>
                <draw:g>
                  <svg:desc>Sheet1.D7:Sheet1.D437</svg:desc>
                </draw:g>
              </table:table-cell>
              <table:table-cell office:value-type="float" office:value="0.000979114">
                <text:p>0.000979114</text:p>
                <draw:g>
                  <svg:desc>Sheet1.E7:Sheet1.E437</svg:desc>
                </draw:g>
              </table:table-cell>
              <table:table-cell office:value-type="float" office:value="0">
                <text:p>0</text:p>
                <draw:g>
                  <svg:desc>Sheet1.G7:Sheet1.G500</svg:desc>
                </draw:g>
              </table:table-cell>
              <table:table-cell office:value-type="float" office:value="0.00105516">
                <text:p>0.00105516</text:p>
                <draw:g>
                  <svg:desc>Sheet1.H7:Sheet1.H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284052">
                <text:p>0.000284052</text:p>
              </table:table-cell>
              <table:table-cell office:value-type="float" office:value="1">
                <text:p>1</text:p>
              </table:table-cell>
              <table:table-cell office:value-type="float" office:value="0.000282236">
                <text:p>0.000282236</text:p>
              </table:table-cell>
              <table:table-cell office:value-type="float" office:value="1">
                <text:p>1</text:p>
              </table:table-cell>
              <table:table-cell office:value-type="float" office:value="0.000305015">
                <text:p>0.000305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279196">
                <text:p>0.000279196</text:p>
              </table:table-cell>
              <table:table-cell office:value-type="float" office:value="2">
                <text:p>2</text:p>
              </table:table-cell>
              <table:table-cell office:value-type="float" office:value="0.000277533">
                <text:p>0.000277533</text:p>
              </table:table-cell>
              <table:table-cell office:value-type="float" office:value="2">
                <text:p>2</text:p>
              </table:table-cell>
              <table:table-cell office:value-type="float" office:value="0.000300855">
                <text:p>0.000300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275864">
                <text:p>0.000275864</text:p>
              </table:table-cell>
              <table:table-cell office:value-type="float" office:value="3">
                <text:p>3</text:p>
              </table:table-cell>
              <table:table-cell office:value-type="float" office:value="0.00027424">
                <text:p>0.00027424</text:p>
              </table:table-cell>
              <table:table-cell office:value-type="float" office:value="3">
                <text:p>3</text:p>
              </table:table-cell>
              <table:table-cell office:value-type="float" office:value="0.000297468">
                <text:p>0.000297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272291">
                <text:p>0.000272291</text:p>
              </table:table-cell>
              <table:table-cell office:value-type="float" office:value="4">
                <text:p>4</text:p>
              </table:table-cell>
              <table:table-cell office:value-type="float" office:value="0.000271486">
                <text:p>0.000271486</text:p>
              </table:table-cell>
              <table:table-cell office:value-type="float" office:value="4">
                <text:p>4</text:p>
              </table:table-cell>
              <table:table-cell office:value-type="float" office:value="0.00029428">
                <text:p>0.00029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0269626">
                <text:p>0.000269626</text:p>
              </table:table-cell>
              <table:table-cell office:value-type="float" office:value="5">
                <text:p>5</text:p>
              </table:table-cell>
              <table:table-cell office:value-type="float" office:value="0.000268295">
                <text:p>0.000268295</text:p>
              </table:table-cell>
              <table:table-cell office:value-type="float" office:value="5">
                <text:p>5</text:p>
              </table:table-cell>
              <table:table-cell office:value-type="float" office:value="0.00029122">
                <text:p>0.00029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0266791">
                <text:p>0.000266791</text:p>
              </table:table-cell>
              <table:table-cell office:value-type="float" office:value="6">
                <text:p>6</text:p>
              </table:table-cell>
              <table:table-cell office:value-type="float" office:value="0.00026513">
                <text:p>0.00026513</text:p>
              </table:table-cell>
              <table:table-cell office:value-type="float" office:value="6">
                <text:p>6</text:p>
              </table:table-cell>
              <table:table-cell office:value-type="float" office:value="0.000287958">
                <text:p>0.0002879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0263471">
                <text:p>0.000263471</text:p>
              </table:table-cell>
              <table:table-cell office:value-type="float" office:value="7">
                <text:p>7</text:p>
              </table:table-cell>
              <table:table-cell office:value-type="float" office:value="0.00026212">
                <text:p>0.00026212</text:p>
              </table:table-cell>
              <table:table-cell office:value-type="float" office:value="7">
                <text:p>7</text:p>
              </table:table-cell>
              <table:table-cell office:value-type="float" office:value="0.00028453">
                <text:p>0.000284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0260599">
                <text:p>0.000260599</text:p>
              </table:table-cell>
              <table:table-cell office:value-type="float" office:value="8">
                <text:p>8</text:p>
              </table:table-cell>
              <table:table-cell office:value-type="float" office:value="0.000258968">
                <text:p>0.000258968</text:p>
              </table:table-cell>
              <table:table-cell office:value-type="float" office:value="8">
                <text:p>8</text:p>
              </table:table-cell>
              <table:table-cell office:value-type="float" office:value="0.000280751">
                <text:p>0.0002807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0257162">
                <text:p>0.000257162</text:p>
              </table:table-cell>
              <table:table-cell office:value-type="float" office:value="9">
                <text:p>9</text:p>
              </table:table-cell>
              <table:table-cell office:value-type="float" office:value="0.000256142">
                <text:p>0.000256142</text:p>
              </table:table-cell>
              <table:table-cell office:value-type="float" office:value="9">
                <text:p>9</text:p>
              </table:table-cell>
              <table:table-cell office:value-type="float" office:value="0.000276844">
                <text:p>0.0002768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0254411">
                <text:p>0.000254411</text:p>
              </table:table-cell>
              <table:table-cell office:value-type="float" office:value="10">
                <text:p>10</text:p>
              </table:table-cell>
              <table:table-cell office:value-type="float" office:value="0.000253497">
                <text:p>0.000253497</text:p>
              </table:table-cell>
              <table:table-cell office:value-type="float" office:value="10">
                <text:p>10</text:p>
              </table:table-cell>
              <table:table-cell office:value-type="float" office:value="0.000272805">
                <text:p>0.000272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0250928">
                <text:p>0.000250928</text:p>
              </table:table-cell>
              <table:table-cell office:value-type="float" office:value="11">
                <text:p>11</text:p>
              </table:table-cell>
              <table:table-cell office:value-type="float" office:value="0.000250638">
                <text:p>0.000250638</text:p>
              </table:table-cell>
              <table:table-cell office:value-type="float" office:value="11">
                <text:p>11</text:p>
              </table:table-cell>
              <table:table-cell office:value-type="float" office:value="0.000269208">
                <text:p>0.000269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0247852">
                <text:p>0.000247852</text:p>
              </table:table-cell>
              <table:table-cell office:value-type="float" office:value="12">
                <text:p>12</text:p>
              </table:table-cell>
              <table:table-cell office:value-type="float" office:value="0.000247209">
                <text:p>0.000247209</text:p>
              </table:table-cell>
              <table:table-cell office:value-type="float" office:value="12">
                <text:p>12</text:p>
              </table:table-cell>
              <table:table-cell office:value-type="float" office:value="0.000265317">
                <text:p>0.000265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024402">
                <text:p>0.00024402</text:p>
              </table:table-cell>
              <table:table-cell office:value-type="float" office:value="13">
                <text:p>13</text:p>
              </table:table-cell>
              <table:table-cell office:value-type="float" office:value="0.000243545">
                <text:p>0.000243545</text:p>
              </table:table-cell>
              <table:table-cell office:value-type="float" office:value="13">
                <text:p>13</text:p>
              </table:table-cell>
              <table:table-cell office:value-type="float" office:value="0.000261302">
                <text:p>0.0002613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0239572">
                <text:p>0.000239572</text:p>
              </table:table-cell>
              <table:table-cell office:value-type="float" office:value="14">
                <text:p>14</text:p>
              </table:table-cell>
              <table:table-cell office:value-type="float" office:value="0.000239454">
                <text:p>0.000239454</text:p>
              </table:table-cell>
              <table:table-cell office:value-type="float" office:value="14">
                <text:p>14</text:p>
              </table:table-cell>
              <table:table-cell office:value-type="float" office:value="0.000255616">
                <text:p>0.0002556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0235242">
                <text:p>0.000235242</text:p>
              </table:table-cell>
              <table:table-cell office:value-type="float" office:value="15">
                <text:p>15</text:p>
              </table:table-cell>
              <table:table-cell office:value-type="float" office:value="0.00023466">
                <text:p>0.00023466</text:p>
              </table:table-cell>
              <table:table-cell office:value-type="float" office:value="15">
                <text:p>15</text:p>
              </table:table-cell>
              <table:table-cell office:value-type="float" office:value="0.000250397">
                <text:p>0.000250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0229687">
                <text:p>0.000229687</text:p>
              </table:table-cell>
              <table:table-cell office:value-type="float" office:value="16">
                <text:p>16</text:p>
              </table:table-cell>
              <table:table-cell office:value-type="float" office:value="0.000229004">
                <text:p>0.000229004</text:p>
              </table:table-cell>
              <table:table-cell office:value-type="float" office:value="16">
                <text:p>16</text:p>
              </table:table-cell>
              <table:table-cell office:value-type="float" office:value="0.000243404">
                <text:p>0.0002434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0222908">
                <text:p>0.000222908</text:p>
              </table:table-cell>
              <table:table-cell office:value-type="float" office:value="17">
                <text:p>17</text:p>
              </table:table-cell>
              <table:table-cell office:value-type="float" office:value="0.000223523">
                <text:p>0.000223523</text:p>
              </table:table-cell>
              <table:table-cell office:value-type="float" office:value="17">
                <text:p>17</text:p>
              </table:table-cell>
              <table:table-cell office:value-type="float" office:value="0.000236139">
                <text:p>0.0002361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0216357">
                <text:p>0.000216357</text:p>
              </table:table-cell>
              <table:table-cell office:value-type="float" office:value="18">
                <text:p>18</text:p>
              </table:table-cell>
              <table:table-cell office:value-type="float" office:value="0.000215516">
                <text:p>0.000215516</text:p>
              </table:table-cell>
              <table:table-cell office:value-type="float" office:value="18">
                <text:p>18</text:p>
              </table:table-cell>
              <table:table-cell office:value-type="float" office:value="0.000226062">
                <text:p>0.000226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020658">
                <text:p>0.00020658</text:p>
              </table:table-cell>
              <table:table-cell office:value-type="float" office:value="19">
                <text:p>19</text:p>
              </table:table-cell>
              <table:table-cell office:value-type="float" office:value="0.000207927">
                <text:p>0.000207927</text:p>
              </table:table-cell>
              <table:table-cell office:value-type="float" office:value="19">
                <text:p>19</text:p>
              </table:table-cell>
              <table:table-cell office:value-type="float" office:value="0.000219367">
                <text:p>0.0002193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0198841">
                <text:p>0.000198841</text:p>
              </table:table-cell>
              <table:table-cell office:value-type="float" office:value="20">
                <text:p>20</text:p>
              </table:table-cell>
              <table:table-cell office:value-type="float" office:value="0.000195984">
                <text:p>0.000195984</text:p>
              </table:table-cell>
              <table:table-cell office:value-type="float" office:value="20">
                <text:p>20</text:p>
              </table:table-cell>
              <table:table-cell office:value-type="float" office:value="0.000204034">
                <text:p>0.0002040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0184695">
                <text:p>0.000184695</text:p>
              </table:table-cell>
              <table:table-cell office:value-type="float" office:value="21">
                <text:p>21</text:p>
              </table:table-cell>
              <table:table-cell office:value-type="float" office:value="0.000197184">
                <text:p>0.000197184</text:p>
              </table:table-cell>
              <table:table-cell office:value-type="float" office:value="21">
                <text:p>21</text:p>
              </table:table-cell>
              <table:table-cell office:value-type="float" office:value="0.000203093">
                <text:p>0.0002030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0189956">
                <text:p>0.000189956</text:p>
              </table:table-cell>
              <table:table-cell office:value-type="float" office:value="22">
                <text:p>22</text:p>
              </table:table-cell>
              <table:table-cell office:value-type="float" office:value="0.000186241">
                <text:p>0.000186241</text:p>
              </table:table-cell>
              <table:table-cell office:value-type="float" office:value="22">
                <text:p>22</text:p>
              </table:table-cell>
              <table:table-cell office:value-type="float" office:value="0.000196314">
                <text:p>0.000196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0170539">
                <text:p>0.000170539</text:p>
              </table:table-cell>
              <table:table-cell office:value-type="float" office:value="23">
                <text:p>23</text:p>
              </table:table-cell>
              <table:table-cell office:value-type="float" office:value="0.000181127">
                <text:p>0.000181127</text:p>
              </table:table-cell>
              <table:table-cell office:value-type="float" office:value="23">
                <text:p>23</text:p>
              </table:table-cell>
              <table:table-cell office:value-type="float" office:value="0.000192308">
                <text:p>0.000192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0166346">
                <text:p>0.000166346</text:p>
              </table:table-cell>
              <table:table-cell office:value-type="float" office:value="24">
                <text:p>24</text:p>
              </table:table-cell>
              <table:table-cell office:value-type="float" office:value="0.000172671">
                <text:p>0.000172671</text:p>
              </table:table-cell>
              <table:table-cell office:value-type="float" office:value="24">
                <text:p>24</text:p>
              </table:table-cell>
              <table:table-cell office:value-type="float" office:value="0.000186125">
                <text:p>0.000186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152847">
                <text:p>0.000152847</text:p>
              </table:table-cell>
              <table:table-cell office:value-type="float" office:value="25">
                <text:p>25</text:p>
              </table:table-cell>
              <table:table-cell office:value-type="float" office:value="0.000167097">
                <text:p>0.000167097</text:p>
              </table:table-cell>
              <table:table-cell office:value-type="float" office:value="25">
                <text:p>25</text:p>
              </table:table-cell>
              <table:table-cell office:value-type="float" office:value="0.000179848">
                <text:p>0.0001798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0153541">
                <text:p>0.000153541</text:p>
              </table:table-cell>
              <table:table-cell office:value-type="float" office:value="26">
                <text:p>26</text:p>
              </table:table-cell>
              <table:table-cell office:value-type="float" office:value="0.000156113">
                <text:p>0.000156113</text:p>
              </table:table-cell>
              <table:table-cell office:value-type="float" office:value="26">
                <text:p>26</text:p>
              </table:table-cell>
              <table:table-cell office:value-type="float" office:value="0.000173214">
                <text:p>0.0001732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013381">
                <text:p>0.00013381</text:p>
              </table:table-cell>
              <table:table-cell office:value-type="float" office:value="27">
                <text:p>27</text:p>
              </table:table-cell>
              <table:table-cell office:value-type="float" office:value="0.000153074">
                <text:p>0.000153074</text:p>
              </table:table-cell>
              <table:table-cell office:value-type="float" office:value="27">
                <text:p>27</text:p>
              </table:table-cell>
              <table:table-cell office:value-type="float" office:value="0.000166389">
                <text:p>0.0001663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0142695">
                <text:p>0.000142695</text:p>
              </table:table-cell>
              <table:table-cell office:value-type="float" office:value="28">
                <text:p>28</text:p>
              </table:table-cell>
              <table:table-cell office:value-type="float" office:value="0.000135928">
                <text:p>0.000135928</text:p>
              </table:table-cell>
              <table:table-cell office:value-type="float" office:value="28">
                <text:p>28</text:p>
              </table:table-cell>
              <table:table-cell office:value-type="float" office:value="0.000158539">
                <text:p>0.0001585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0130993">
                <text:p>0.000130993</text:p>
              </table:table-cell>
              <table:table-cell office:value-type="float" office:value="29">
                <text:p>29</text:p>
              </table:table-cell>
              <table:table-cell office:value-type="float" office:value="0.000145404">
                <text:p>0.000145404</text:p>
              </table:table-cell>
              <table:table-cell office:value-type="float" office:value="29">
                <text:p>29</text:p>
              </table:table-cell>
              <table:table-cell office:value-type="float" office:value="0.00015138">
                <text:p>0.000151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0128676">
                <text:p>0.000128676</text:p>
              </table:table-cell>
              <table:table-cell office:value-type="float" office:value="30">
                <text:p>30</text:p>
              </table:table-cell>
              <table:table-cell office:value-type="float" office:value="0.00013027">
                <text:p>0.00013027</text:p>
              </table:table-cell>
              <table:table-cell office:value-type="float" office:value="30">
                <text:p>30</text:p>
              </table:table-cell>
              <table:table-cell office:value-type="float" office:value="0.00014428">
                <text:p>0.000144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0123209">
                <text:p>0.000123209</text:p>
              </table:table-cell>
              <table:table-cell office:value-type="float" office:value="31">
                <text:p>31</text:p>
              </table:table-cell>
              <table:table-cell office:value-type="float" office:value="0.000128957">
                <text:p>0.000128957</text:p>
              </table:table-cell>
              <table:table-cell office:value-type="float" office:value="31">
                <text:p>31</text:p>
              </table:table-cell>
              <table:table-cell office:value-type="float" office:value="0.000133722">
                <text:p>0.0001337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0120128">
                <text:p>0.000120128</text:p>
              </table:table-cell>
              <table:table-cell office:value-type="float" office:value="32">
                <text:p>32</text:p>
              </table:table-cell>
              <table:table-cell office:value-type="float" office:value="0.000121017">
                <text:p>0.000121017</text:p>
              </table:table-cell>
              <table:table-cell office:value-type="float" office:value="32">
                <text:p>32</text:p>
              </table:table-cell>
              <table:table-cell office:value-type="float" office:value="0.000133172">
                <text:p>0.0001331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00114964">
                <text:p>0.000114964</text:p>
              </table:table-cell>
              <table:table-cell office:value-type="float" office:value="33">
                <text:p>33</text:p>
              </table:table-cell>
              <table:table-cell office:value-type="float" office:value="0.000119588">
                <text:p>0.000119588</text:p>
              </table:table-cell>
              <table:table-cell office:value-type="float" office:value="33">
                <text:p>33</text:p>
              </table:table-cell>
              <table:table-cell office:value-type="float" office:value="0.000113013">
                <text:p>0.0001130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0111188">
                <text:p>0.000111188</text:p>
              </table:table-cell>
              <table:table-cell office:value-type="float" office:value="34">
                <text:p>34</text:p>
              </table:table-cell>
              <table:table-cell office:value-type="float" office:value="0.000111235">
                <text:p>0.000111235</text:p>
              </table:table-cell>
              <table:table-cell office:value-type="float" office:value="34">
                <text:p>34</text:p>
              </table:table-cell>
              <table:table-cell office:value-type="float" office:value="0.000124712">
                <text:p>0.0001247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0108234">
                <text:p>0.000108234</text:p>
              </table:table-cell>
              <table:table-cell office:value-type="float" office:value="35">
                <text:p>35</text:p>
              </table:table-cell>
              <table:table-cell office:value-type="float" office:value="0.000112329">
                <text:p>0.000112329</text:p>
              </table:table-cell>
              <table:table-cell office:value-type="float" office:value="35">
                <text:p>35</text:p>
              </table:table-cell>
              <table:table-cell office:value-type="float" office:value="0.000121104">
                <text:p>0.0001211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0103085">
                <text:p>0.000103085</text:p>
              </table:table-cell>
              <table:table-cell office:value-type="float" office:value="36">
                <text:p>36</text:p>
              </table:table-cell>
              <table:table-cell office:value-type="float" office:value="0.000107872">
                <text:p>0.000107872</text:p>
              </table:table-cell>
              <table:table-cell office:value-type="float" office:value="36">
                <text:p>36</text:p>
              </table:table-cell>
              <table:table-cell office:value-type="float" office:value="0.000118752">
                <text:p>0.0001187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00102734">
                <text:p>0.000102734</text:p>
              </table:table-cell>
              <table:table-cell office:value-type="float" office:value="37">
                <text:p>37</text:p>
              </table:table-cell>
              <table:table-cell office:value-type="float" office:value="0.000106421">
                <text:p>0.000106421</text:p>
              </table:table-cell>
              <table:table-cell office:value-type="float" office:value="37">
                <text:p>37</text:p>
              </table:table-cell>
              <table:table-cell office:value-type="float" office:value="0.000117216">
                <text:p>0.0001172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000935457">
                <text:p>0.0000935457</text:p>
              </table:table-cell>
              <table:table-cell office:value-type="float" office:value="38">
                <text:p>38</text:p>
              </table:table-cell>
              <table:table-cell office:value-type="float" office:value="0.000103828">
                <text:p>0.000103828</text:p>
              </table:table-cell>
              <table:table-cell office:value-type="float" office:value="38">
                <text:p>38</text:p>
              </table:table-cell>
              <table:table-cell office:value-type="float" office:value="0.000114838">
                <text:p>0.000114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0103369">
                <text:p>0.000103369</text:p>
              </table:table-cell>
              <table:table-cell office:value-type="float" office:value="39">
                <text:p>39</text:p>
              </table:table-cell>
              <table:table-cell office:value-type="float" office:value="0.000100394">
                <text:p>0.000100394</text:p>
              </table:table-cell>
              <table:table-cell office:value-type="float" office:value="39">
                <text:p>39</text:p>
              </table:table-cell>
              <table:table-cell office:value-type="float" office:value="0.000112597">
                <text:p>0.0001125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000957006">
                <text:p>0.0000957006</text:p>
              </table:table-cell>
              <table:table-cell office:value-type="float" office:value="40">
                <text:p>40</text:p>
              </table:table-cell>
              <table:table-cell office:value-type="float" office:value="0.0000990027">
                <text:p>0.0000990027</text:p>
              </table:table-cell>
              <table:table-cell office:value-type="float" office:value="40">
                <text:p>40</text:p>
              </table:table-cell>
              <table:table-cell office:value-type="float" office:value="0.000111779">
                <text:p>0.0001117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000979313">
                <text:p>0.0000979313</text:p>
              </table:table-cell>
              <table:table-cell office:value-type="float" office:value="41">
                <text:p>41</text:p>
              </table:table-cell>
              <table:table-cell office:value-type="float" office:value="0.0000959397">
                <text:p>0.0000959397</text:p>
              </table:table-cell>
              <table:table-cell office:value-type="float" office:value="41">
                <text:p>41</text:p>
              </table:table-cell>
              <table:table-cell office:value-type="float" office:value="0.00010908">
                <text:p>0.000109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000987217">
                <text:p>0.0000987217</text:p>
              </table:table-cell>
              <table:table-cell office:value-type="float" office:value="42">
                <text:p>42</text:p>
              </table:table-cell>
              <table:table-cell office:value-type="float" office:value="0.0000959335">
                <text:p>0.0000959335</text:p>
              </table:table-cell>
              <table:table-cell office:value-type="float" office:value="42">
                <text:p>42</text:p>
              </table:table-cell>
              <table:table-cell office:value-type="float" office:value="0.000108438">
                <text:p>0.0001084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000975568">
                <text:p>0.0000975568</text:p>
              </table:table-cell>
              <table:table-cell office:value-type="float" office:value="43">
                <text:p>43</text:p>
              </table:table-cell>
              <table:table-cell office:value-type="float" office:value="0.0000886785">
                <text:p>0.0000886785</text:p>
              </table:table-cell>
              <table:table-cell office:value-type="float" office:value="43">
                <text:p>43</text:p>
              </table:table-cell>
              <table:table-cell office:value-type="float" office:value="0.000105202">
                <text:p>0.0001052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000967453">
                <text:p>0.0000967453</text:p>
              </table:table-cell>
              <table:table-cell office:value-type="float" office:value="44">
                <text:p>44</text:p>
              </table:table-cell>
              <table:table-cell office:value-type="float" office:value="0.0000974438">
                <text:p>0.0000974438</text:p>
              </table:table-cell>
              <table:table-cell office:value-type="float" office:value="44">
                <text:p>44</text:p>
              </table:table-cell>
              <table:table-cell office:value-type="float" office:value="0.000107181">
                <text:p>0.0001071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000970034">
                <text:p>0.0000970034</text:p>
              </table:table-cell>
              <table:table-cell office:value-type="float" office:value="45">
                <text:p>45</text:p>
              </table:table-cell>
              <table:table-cell office:value-type="float" office:value="0.000090122">
                <text:p>0.000090122</text:p>
              </table:table-cell>
              <table:table-cell office:value-type="float" office:value="45">
                <text:p>45</text:p>
              </table:table-cell>
              <table:table-cell office:value-type="float" office:value="0.000106937">
                <text:p>0.0001069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000949944">
                <text:p>0.0000949944</text:p>
              </table:table-cell>
              <table:table-cell office:value-type="float" office:value="46">
                <text:p>46</text:p>
              </table:table-cell>
              <table:table-cell office:value-type="float" office:value="0.0000930549">
                <text:p>0.0000930549</text:p>
              </table:table-cell>
              <table:table-cell office:value-type="float" office:value="46">
                <text:p>46</text:p>
              </table:table-cell>
              <table:table-cell office:value-type="float" office:value="0.000104356">
                <text:p>0.0001043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000930491">
                <text:p>0.0000930491</text:p>
              </table:table-cell>
              <table:table-cell office:value-type="float" office:value="47">
                <text:p>47</text:p>
              </table:table-cell>
              <table:table-cell office:value-type="float" office:value="0.0000925665">
                <text:p>0.0000925665</text:p>
              </table:table-cell>
              <table:table-cell office:value-type="float" office:value="47">
                <text:p>47</text:p>
              </table:table-cell>
              <table:table-cell office:value-type="float" office:value="0.000104371">
                <text:p>0.0001043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000929139">
                <text:p>0.0000929139</text:p>
              </table:table-cell>
              <table:table-cell office:value-type="float" office:value="48">
                <text:p>48</text:p>
              </table:table-cell>
              <table:table-cell office:value-type="float" office:value="0.0000920233">
                <text:p>0.0000920233</text:p>
              </table:table-cell>
              <table:table-cell office:value-type="float" office:value="48">
                <text:p>48</text:p>
              </table:table-cell>
              <table:table-cell office:value-type="float" office:value="0.000103869">
                <text:p>0.0001038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000917744">
                <text:p>0.0000917744</text:p>
              </table:table-cell>
              <table:table-cell office:value-type="float" office:value="49">
                <text:p>49</text:p>
              </table:table-cell>
              <table:table-cell office:value-type="float" office:value="0.0000913811">
                <text:p>0.0000913811</text:p>
              </table:table-cell>
              <table:table-cell office:value-type="float" office:value="49">
                <text:p>49</text:p>
              </table:table-cell>
              <table:table-cell office:value-type="float" office:value="0.000102098">
                <text:p>0.000102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000906097">
                <text:p>0.0000906097</text:p>
              </table:table-cell>
              <table:table-cell office:value-type="float" office:value="50">
                <text:p>50</text:p>
              </table:table-cell>
              <table:table-cell office:value-type="float" office:value="0.000090057">
                <text:p>0.000090057</text:p>
              </table:table-cell>
              <table:table-cell office:value-type="float" office:value="50">
                <text:p>50</text:p>
              </table:table-cell>
              <table:table-cell office:value-type="float" office:value="0.000102072">
                <text:p>0.0001020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000900627">
                <text:p>0.0000900627</text:p>
              </table:table-cell>
              <table:table-cell office:value-type="float" office:value="51">
                <text:p>51</text:p>
              </table:table-cell>
              <table:table-cell office:value-type="float" office:value="0.0000896047">
                <text:p>0.0000896047</text:p>
              </table:table-cell>
              <table:table-cell office:value-type="float" office:value="51">
                <text:p>51</text:p>
              </table:table-cell>
              <table:table-cell office:value-type="float" office:value="0.000101592">
                <text:p>0.0001015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000868343">
                <text:p>0.0000868343</text:p>
              </table:table-cell>
              <table:table-cell office:value-type="float" office:value="52">
                <text:p>52</text:p>
              </table:table-cell>
              <table:table-cell office:value-type="float" office:value="0.0000892279">
                <text:p>0.0000892279</text:p>
              </table:table-cell>
              <table:table-cell office:value-type="float" office:value="52">
                <text:p>52</text:p>
              </table:table-cell>
              <table:table-cell office:value-type="float" office:value="0.000101048">
                <text:p>0.0001010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000888305">
                <text:p>0.0000888305</text:p>
              </table:table-cell>
              <table:table-cell office:value-type="float" office:value="53">
                <text:p>53</text:p>
              </table:table-cell>
              <table:table-cell office:value-type="float" office:value="0.0000876506">
                <text:p>0.0000876506</text:p>
              </table:table-cell>
              <table:table-cell office:value-type="float" office:value="53">
                <text:p>53</text:p>
              </table:table-cell>
              <table:table-cell office:value-type="float" office:value="0.000100418">
                <text:p>0.0001004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000889387">
                <text:p>0.0000889387</text:p>
              </table:table-cell>
              <table:table-cell office:value-type="float" office:value="54">
                <text:p>54</text:p>
              </table:table-cell>
              <table:table-cell office:value-type="float" office:value="0.0000880664">
                <text:p>0.0000880664</text:p>
              </table:table-cell>
              <table:table-cell office:value-type="float" office:value="54">
                <text:p>54</text:p>
              </table:table-cell>
              <table:table-cell office:value-type="float" office:value="0.0000998354">
                <text:p>0.00009983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000880854">
                <text:p>0.0000880854</text:p>
              </table:table-cell>
              <table:table-cell office:value-type="float" office:value="55">
                <text:p>55</text:p>
              </table:table-cell>
              <table:table-cell office:value-type="float" office:value="0.0000879763">
                <text:p>0.0000879763</text:p>
              </table:table-cell>
              <table:table-cell office:value-type="float" office:value="55">
                <text:p>55</text:p>
              </table:table-cell>
              <table:table-cell office:value-type="float" office:value="0.000098536">
                <text:p>0.0000985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000881086">
                <text:p>0.0000881086</text:p>
              </table:table-cell>
              <table:table-cell office:value-type="float" office:value="56">
                <text:p>56</text:p>
              </table:table-cell>
              <table:table-cell office:value-type="float" office:value="0.0000862235">
                <text:p>0.0000862235</text:p>
              </table:table-cell>
              <table:table-cell office:value-type="float" office:value="56">
                <text:p>56</text:p>
              </table:table-cell>
              <table:table-cell office:value-type="float" office:value="0.0000968937">
                <text:p>0.00009689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000862344">
                <text:p>0.0000862344</text:p>
              </table:table-cell>
              <table:table-cell office:value-type="float" office:value="57">
                <text:p>57</text:p>
              </table:table-cell>
              <table:table-cell office:value-type="float" office:value="0.0000855926">
                <text:p>0.0000855926</text:p>
              </table:table-cell>
              <table:table-cell office:value-type="float" office:value="57">
                <text:p>57</text:p>
              </table:table-cell>
              <table:table-cell office:value-type="float" office:value="0.0000984573">
                <text:p>0.00009845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000856179">
                <text:p>0.0000856179</text:p>
              </table:table-cell>
              <table:table-cell office:value-type="float" office:value="58">
                <text:p>58</text:p>
              </table:table-cell>
              <table:table-cell office:value-type="float" office:value="0.0000860209">
                <text:p>0.0000860209</text:p>
              </table:table-cell>
              <table:table-cell office:value-type="float" office:value="58">
                <text:p>58</text:p>
              </table:table-cell>
              <table:table-cell office:value-type="float" office:value="0.000096514">
                <text:p>0.0000965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000855247">
                <text:p>0.0000855247</text:p>
              </table:table-cell>
              <table:table-cell office:value-type="float" office:value="59">
                <text:p>59</text:p>
              </table:table-cell>
              <table:table-cell office:value-type="float" office:value="0.0000852662">
                <text:p>0.0000852662</text:p>
              </table:table-cell>
              <table:table-cell office:value-type="float" office:value="59">
                <text:p>59</text:p>
              </table:table-cell>
              <table:table-cell office:value-type="float" office:value="0.0000980158">
                <text:p>0.00009801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000837476">
                <text:p>0.0000837476</text:p>
              </table:table-cell>
              <table:table-cell office:value-type="float" office:value="60">
                <text:p>60</text:p>
              </table:table-cell>
              <table:table-cell office:value-type="float" office:value="0.0000852074">
                <text:p>0.0000852074</text:p>
              </table:table-cell>
              <table:table-cell office:value-type="float" office:value="60">
                <text:p>60</text:p>
              </table:table-cell>
              <table:table-cell office:value-type="float" office:value="0.000096841">
                <text:p>0.0000968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000832002">
                <text:p>0.0000832002</text:p>
              </table:table-cell>
              <table:table-cell office:value-type="float" office:value="61">
                <text:p>61</text:p>
              </table:table-cell>
              <table:table-cell office:value-type="float" office:value="0.0000825373">
                <text:p>0.0000825373</text:p>
              </table:table-cell>
              <table:table-cell office:value-type="float" office:value="61">
                <text:p>61</text:p>
              </table:table-cell>
              <table:table-cell office:value-type="float" office:value="0.0000967531">
                <text:p>0.00009675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000820552">
                <text:p>0.0000820552</text:p>
              </table:table-cell>
              <table:table-cell office:value-type="float" office:value="62">
                <text:p>62</text:p>
              </table:table-cell>
              <table:table-cell office:value-type="float" office:value="0.0000846092">
                <text:p>0.0000846092</text:p>
              </table:table-cell>
              <table:table-cell office:value-type="float" office:value="62">
                <text:p>62</text:p>
              </table:table-cell>
              <table:table-cell office:value-type="float" office:value="0.000095532">
                <text:p>0.0000955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000800432">
                <text:p>0.0000800432</text:p>
              </table:table-cell>
              <table:table-cell office:value-type="float" office:value="63">
                <text:p>63</text:p>
              </table:table-cell>
              <table:table-cell office:value-type="float" office:value="0.0000829255">
                <text:p>0.0000829255</text:p>
              </table:table-cell>
              <table:table-cell office:value-type="float" office:value="63">
                <text:p>63</text:p>
              </table:table-cell>
              <table:table-cell office:value-type="float" office:value="0.0000936965">
                <text:p>0.00009369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000805738">
                <text:p>0.0000805738</text:p>
              </table:table-cell>
              <table:table-cell office:value-type="float" office:value="64">
                <text:p>64</text:p>
              </table:table-cell>
              <table:table-cell office:value-type="float" office:value="0.0000846773">
                <text:p>0.0000846773</text:p>
              </table:table-cell>
              <table:table-cell office:value-type="float" office:value="64">
                <text:p>64</text:p>
              </table:table-cell>
              <table:table-cell office:value-type="float" office:value="0.0000937496">
                <text:p>0.00009374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000756334">
                <text:p>0.0000756334</text:p>
              </table:table-cell>
              <table:table-cell office:value-type="float" office:value="65">
                <text:p>65</text:p>
              </table:table-cell>
              <table:table-cell office:value-type="float" office:value="0.0000829213">
                <text:p>0.0000829213</text:p>
              </table:table-cell>
              <table:table-cell office:value-type="float" office:value="65">
                <text:p>65</text:p>
              </table:table-cell>
              <table:table-cell office:value-type="float" office:value="0.0000924113">
                <text:p>0.00009241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000802868">
                <text:p>0.0000802868</text:p>
              </table:table-cell>
              <table:table-cell office:value-type="float" office:value="66">
                <text:p>66</text:p>
              </table:table-cell>
              <table:table-cell office:value-type="float" office:value="0.0000815413">
                <text:p>0.0000815413</text:p>
              </table:table-cell>
              <table:table-cell office:value-type="float" office:value="66">
                <text:p>66</text:p>
              </table:table-cell>
              <table:table-cell office:value-type="float" office:value="0.0000917047">
                <text:p>0.00009170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000777967">
                <text:p>0.0000777967</text:p>
              </table:table-cell>
              <table:table-cell office:value-type="float" office:value="67">
                <text:p>67</text:p>
              </table:table-cell>
              <table:table-cell office:value-type="float" office:value="0.000082194">
                <text:p>0.000082194</text:p>
              </table:table-cell>
              <table:table-cell office:value-type="float" office:value="67">
                <text:p>67</text:p>
              </table:table-cell>
              <table:table-cell office:value-type="float" office:value="0.000089673">
                <text:p>0.0000896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000772183">
                <text:p>0.0000772183</text:p>
              </table:table-cell>
              <table:table-cell office:value-type="float" office:value="68">
                <text:p>68</text:p>
              </table:table-cell>
              <table:table-cell office:value-type="float" office:value="0.0000813563">
                <text:p>0.0000813563</text:p>
              </table:table-cell>
              <table:table-cell office:value-type="float" office:value="68">
                <text:p>68</text:p>
              </table:table-cell>
              <table:table-cell office:value-type="float" office:value="0.0000919394">
                <text:p>0.00009193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000772264">
                <text:p>0.0000772264</text:p>
              </table:table-cell>
              <table:table-cell office:value-type="float" office:value="69">
                <text:p>69</text:p>
              </table:table-cell>
              <table:table-cell office:value-type="float" office:value="0.0000803354">
                <text:p>0.0000803354</text:p>
              </table:table-cell>
              <table:table-cell office:value-type="float" office:value="69">
                <text:p>69</text:p>
              </table:table-cell>
              <table:table-cell office:value-type="float" office:value="0.0000919793">
                <text:p>0.00009197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000757099">
                <text:p>0.0000757099</text:p>
              </table:table-cell>
              <table:table-cell office:value-type="float" office:value="70">
                <text:p>70</text:p>
              </table:table-cell>
              <table:table-cell office:value-type="float" office:value="0.0000787084">
                <text:p>0.0000787084</text:p>
              </table:table-cell>
              <table:table-cell office:value-type="float" office:value="70">
                <text:p>70</text:p>
              </table:table-cell>
              <table:table-cell office:value-type="float" office:value="0.0000899198">
                <text:p>0.00008991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000762082">
                <text:p>0.0000762082</text:p>
              </table:table-cell>
              <table:table-cell office:value-type="float" office:value="71">
                <text:p>71</text:p>
              </table:table-cell>
              <table:table-cell office:value-type="float" office:value="0.000079454">
                <text:p>0.000079454</text:p>
              </table:table-cell>
              <table:table-cell office:value-type="float" office:value="71">
                <text:p>71</text:p>
              </table:table-cell>
              <table:table-cell office:value-type="float" office:value="0.0000902751">
                <text:p>0.00009027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000727915">
                <text:p>0.0000727915</text:p>
              </table:table-cell>
              <table:table-cell office:value-type="float" office:value="72">
                <text:p>72</text:p>
              </table:table-cell>
              <table:table-cell office:value-type="float" office:value="0.0000787634">
                <text:p>0.0000787634</text:p>
              </table:table-cell>
              <table:table-cell office:value-type="float" office:value="72">
                <text:p>72</text:p>
              </table:table-cell>
              <table:table-cell office:value-type="float" office:value="0.0000898489">
                <text:p>0.00008984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000744297">
                <text:p>0.0000744297</text:p>
              </table:table-cell>
              <table:table-cell office:value-type="float" office:value="73">
                <text:p>73</text:p>
              </table:table-cell>
              <table:table-cell office:value-type="float" office:value="0.0000792548">
                <text:p>0.0000792548</text:p>
              </table:table-cell>
              <table:table-cell office:value-type="float" office:value="73">
                <text:p>73</text:p>
              </table:table-cell>
              <table:table-cell office:value-type="float" office:value="0.0000890411">
                <text:p>0.00008904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000738429">
                <text:p>0.0000738429</text:p>
              </table:table-cell>
              <table:table-cell office:value-type="float" office:value="74">
                <text:p>74</text:p>
              </table:table-cell>
              <table:table-cell office:value-type="float" office:value="0.0000777807">
                <text:p>0.0000777807</text:p>
              </table:table-cell>
              <table:table-cell office:value-type="float" office:value="74">
                <text:p>74</text:p>
              </table:table-cell>
              <table:table-cell office:value-type="float" office:value="0.0000895308">
                <text:p>0.00008953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000729729">
                <text:p>0.0000729729</text:p>
              </table:table-cell>
              <table:table-cell office:value-type="float" office:value="75">
                <text:p>75</text:p>
              </table:table-cell>
              <table:table-cell office:value-type="float" office:value="0.0000772722">
                <text:p>0.0000772722</text:p>
              </table:table-cell>
              <table:table-cell office:value-type="float" office:value="75">
                <text:p>75</text:p>
              </table:table-cell>
              <table:table-cell office:value-type="float" office:value="0.0000888234">
                <text:p>0.00008882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000735297">
                <text:p>0.0000735297</text:p>
              </table:table-cell>
              <table:table-cell office:value-type="float" office:value="76">
                <text:p>76</text:p>
              </table:table-cell>
              <table:table-cell office:value-type="float" office:value="0.0000756798">
                <text:p>0.0000756798</text:p>
              </table:table-cell>
              <table:table-cell office:value-type="float" office:value="76">
                <text:p>76</text:p>
              </table:table-cell>
              <table:table-cell office:value-type="float" office:value="0.0000875842">
                <text:p>0.00008758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000730617">
                <text:p>0.0000730617</text:p>
              </table:table-cell>
              <table:table-cell office:value-type="float" office:value="77">
                <text:p>77</text:p>
              </table:table-cell>
              <table:table-cell office:value-type="float" office:value="0.0000755068">
                <text:p>0.0000755068</text:p>
              </table:table-cell>
              <table:table-cell office:value-type="float" office:value="77">
                <text:p>77</text:p>
              </table:table-cell>
              <table:table-cell office:value-type="float" office:value="0.0000874327">
                <text:p>0.00008743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000723535">
                <text:p>0.0000723535</text:p>
              </table:table-cell>
              <table:table-cell office:value-type="float" office:value="78">
                <text:p>78</text:p>
              </table:table-cell>
              <table:table-cell office:value-type="float" office:value="0.0000747646">
                <text:p>0.0000747646</text:p>
              </table:table-cell>
              <table:table-cell office:value-type="float" office:value="78">
                <text:p>78</text:p>
              </table:table-cell>
              <table:table-cell office:value-type="float" office:value="0.0000859418">
                <text:p>0.00008594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000722844">
                <text:p>0.0000722844</text:p>
              </table:table-cell>
              <table:table-cell office:value-type="float" office:value="79">
                <text:p>79</text:p>
              </table:table-cell>
              <table:table-cell office:value-type="float" office:value="0.000074854">
                <text:p>0.000074854</text:p>
              </table:table-cell>
              <table:table-cell office:value-type="float" office:value="79">
                <text:p>79</text:p>
              </table:table-cell>
              <table:table-cell office:value-type="float" office:value="0.0000854971">
                <text:p>0.00008549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00070695">
                <text:p>0.000070695</text:p>
              </table:table-cell>
              <table:table-cell office:value-type="float" office:value="80">
                <text:p>80</text:p>
              </table:table-cell>
              <table:table-cell office:value-type="float" office:value="0.0000727285">
                <text:p>0.0000727285</text:p>
              </table:table-cell>
              <table:table-cell office:value-type="float" office:value="80">
                <text:p>80</text:p>
              </table:table-cell>
              <table:table-cell office:value-type="float" office:value="0.0000835406">
                <text:p>0.00008354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000700326">
                <text:p>0.0000700326</text:p>
              </table:table-cell>
              <table:table-cell office:value-type="float" office:value="81">
                <text:p>81</text:p>
              </table:table-cell>
              <table:table-cell office:value-type="float" office:value="0.0000709822">
                <text:p>0.0000709822</text:p>
              </table:table-cell>
              <table:table-cell office:value-type="float" office:value="81">
                <text:p>81</text:p>
              </table:table-cell>
              <table:table-cell office:value-type="float" office:value="0.0000844482">
                <text:p>0.00008444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000691347">
                <text:p>0.0000691347</text:p>
              </table:table-cell>
              <table:table-cell office:value-type="float" office:value="82">
                <text:p>82</text:p>
              </table:table-cell>
              <table:table-cell office:value-type="float" office:value="0.0000713175">
                <text:p>0.0000713175</text:p>
              </table:table-cell>
              <table:table-cell office:value-type="float" office:value="82">
                <text:p>82</text:p>
              </table:table-cell>
              <table:table-cell office:value-type="float" office:value="0.0000840177">
                <text:p>0.00008401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000678223">
                <text:p>0.0000678223</text:p>
              </table:table-cell>
              <table:table-cell office:value-type="float" office:value="83">
                <text:p>83</text:p>
              </table:table-cell>
              <table:table-cell office:value-type="float" office:value="0.0000673546">
                <text:p>0.0000673546</text:p>
              </table:table-cell>
              <table:table-cell office:value-type="float" office:value="83">
                <text:p>83</text:p>
              </table:table-cell>
              <table:table-cell office:value-type="float" office:value="0.0000827009">
                <text:p>0.00008270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00066397">
                <text:p>0.000066397</text:p>
              </table:table-cell>
              <table:table-cell office:value-type="float" office:value="84">
                <text:p>84</text:p>
              </table:table-cell>
              <table:table-cell office:value-type="float" office:value="0.0000699226">
                <text:p>0.0000699226</text:p>
              </table:table-cell>
              <table:table-cell office:value-type="float" office:value="84">
                <text:p>84</text:p>
              </table:table-cell>
              <table:table-cell office:value-type="float" office:value="0.0000816998">
                <text:p>0.00008169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000669051">
                <text:p>0.0000669051</text:p>
              </table:table-cell>
              <table:table-cell office:value-type="float" office:value="85">
                <text:p>85</text:p>
              </table:table-cell>
              <table:table-cell office:value-type="float" office:value="0.0000687599">
                <text:p>0.0000687599</text:p>
              </table:table-cell>
              <table:table-cell office:value-type="float" office:value="85">
                <text:p>85</text:p>
              </table:table-cell>
              <table:table-cell office:value-type="float" office:value="0.0000832081">
                <text:p>0.00008320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000628378">
                <text:p>0.0000628378</text:p>
              </table:table-cell>
              <table:table-cell office:value-type="float" office:value="86">
                <text:p>86</text:p>
              </table:table-cell>
              <table:table-cell office:value-type="float" office:value="0.0000676974">
                <text:p>0.0000676974</text:p>
              </table:table-cell>
              <table:table-cell office:value-type="float" office:value="86">
                <text:p>86</text:p>
              </table:table-cell>
              <table:table-cell office:value-type="float" office:value="0.0000825151">
                <text:p>0.00008251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000665147">
                <text:p>0.0000665147</text:p>
              </table:table-cell>
              <table:table-cell office:value-type="float" office:value="87">
                <text:p>87</text:p>
              </table:table-cell>
              <table:table-cell office:value-type="float" office:value="0.0000672025">
                <text:p>0.0000672025</text:p>
              </table:table-cell>
              <table:table-cell office:value-type="float" office:value="87">
                <text:p>87</text:p>
              </table:table-cell>
              <table:table-cell office:value-type="float" office:value="0.0000821383">
                <text:p>0.00008213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000656843">
                <text:p>0.0000656843</text:p>
              </table:table-cell>
              <table:table-cell office:value-type="float" office:value="88">
                <text:p>88</text:p>
              </table:table-cell>
              <table:table-cell office:value-type="float" office:value="0.0000666013">
                <text:p>0.0000666013</text:p>
              </table:table-cell>
              <table:table-cell office:value-type="float" office:value="88">
                <text:p>88</text:p>
              </table:table-cell>
              <table:table-cell office:value-type="float" office:value="0.000080368">
                <text:p>0.000080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00064676">
                <text:p>0.000064676</text:p>
              </table:table-cell>
              <table:table-cell office:value-type="float" office:value="89">
                <text:p>89</text:p>
              </table:table-cell>
              <table:table-cell office:value-type="float" office:value="0.0000661798">
                <text:p>0.0000661798</text:p>
              </table:table-cell>
              <table:table-cell office:value-type="float" office:value="89">
                <text:p>89</text:p>
              </table:table-cell>
              <table:table-cell office:value-type="float" office:value="0.0000810814">
                <text:p>0.00008108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000638204">
                <text:p>0.0000638204</text:p>
              </table:table-cell>
              <table:table-cell office:value-type="float" office:value="90">
                <text:p>90</text:p>
              </table:table-cell>
              <table:table-cell office:value-type="float" office:value="0.0000633626">
                <text:p>0.0000633626</text:p>
              </table:table-cell>
              <table:table-cell office:value-type="float" office:value="90">
                <text:p>90</text:p>
              </table:table-cell>
              <table:table-cell office:value-type="float" office:value="0.0000806395">
                <text:p>0.00008063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00063991">
                <text:p>0.000063991</text:p>
              </table:table-cell>
              <table:table-cell office:value-type="float" office:value="91">
                <text:p>91</text:p>
              </table:table-cell>
              <table:table-cell office:value-type="float" office:value="0.000066426">
                <text:p>0.000066426</text:p>
              </table:table-cell>
              <table:table-cell office:value-type="float" office:value="91">
                <text:p>91</text:p>
              </table:table-cell>
              <table:table-cell office:value-type="float" office:value="0.0000798277">
                <text:p>0.00007982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000620167">
                <text:p>0.0000620167</text:p>
              </table:table-cell>
              <table:table-cell office:value-type="float" office:value="92">
                <text:p>92</text:p>
              </table:table-cell>
              <table:table-cell office:value-type="float" office:value="0.0000664269">
                <text:p>0.0000664269</text:p>
              </table:table-cell>
              <table:table-cell office:value-type="float" office:value="92">
                <text:p>92</text:p>
              </table:table-cell>
              <table:table-cell office:value-type="float" office:value="0.0000784971">
                <text:p>0.00007849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000622478">
                <text:p>0.0000622478</text:p>
              </table:table-cell>
              <table:table-cell office:value-type="float" office:value="93">
                <text:p>93</text:p>
              </table:table-cell>
              <table:table-cell office:value-type="float" office:value="0.000064514">
                <text:p>0.000064514</text:p>
              </table:table-cell>
              <table:table-cell office:value-type="float" office:value="93">
                <text:p>93</text:p>
              </table:table-cell>
              <table:table-cell office:value-type="float" office:value="0.0000785107">
                <text:p>0.00007851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000609742">
                <text:p>0.0000609742</text:p>
              </table:table-cell>
              <table:table-cell office:value-type="float" office:value="94">
                <text:p>94</text:p>
              </table:table-cell>
              <table:table-cell office:value-type="float" office:value="0.0000648065">
                <text:p>0.0000648065</text:p>
              </table:table-cell>
              <table:table-cell office:value-type="float" office:value="94">
                <text:p>94</text:p>
              </table:table-cell>
              <table:table-cell office:value-type="float" office:value="0.0000774489">
                <text:p>0.00007744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000605017">
                <text:p>0.0000605017</text:p>
              </table:table-cell>
              <table:table-cell office:value-type="float" office:value="95">
                <text:p>95</text:p>
              </table:table-cell>
              <table:table-cell office:value-type="float" office:value="0.0000646122">
                <text:p>0.0000646122</text:p>
              </table:table-cell>
              <table:table-cell office:value-type="float" office:value="95">
                <text:p>95</text:p>
              </table:table-cell>
              <table:table-cell office:value-type="float" office:value="0.000075683">
                <text:p>0.0000756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000578388">
                <text:p>0.0000578388</text:p>
              </table:table-cell>
              <table:table-cell office:value-type="float" office:value="96">
                <text:p>96</text:p>
              </table:table-cell>
              <table:table-cell office:value-type="float" office:value="0.0000631532">
                <text:p>0.0000631532</text:p>
              </table:table-cell>
              <table:table-cell office:value-type="float" office:value="96">
                <text:p>96</text:p>
              </table:table-cell>
              <table:table-cell office:value-type="float" office:value="0.0000775268">
                <text:p>0.00007752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000607233">
                <text:p>0.0000607233</text:p>
              </table:table-cell>
              <table:table-cell office:value-type="float" office:value="97">
                <text:p>97</text:p>
              </table:table-cell>
              <table:table-cell office:value-type="float" office:value="0.000062837">
                <text:p>0.000062837</text:p>
              </table:table-cell>
              <table:table-cell office:value-type="float" office:value="97">
                <text:p>97</text:p>
              </table:table-cell>
              <table:table-cell office:value-type="float" office:value="0.000076305">
                <text:p>0.0000763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000598629">
                <text:p>0.0000598629</text:p>
              </table:table-cell>
              <table:table-cell office:value-type="float" office:value="98">
                <text:p>98</text:p>
              </table:table-cell>
              <table:table-cell office:value-type="float" office:value="0.0000623828">
                <text:p>0.0000623828</text:p>
              </table:table-cell>
              <table:table-cell office:value-type="float" office:value="98">
                <text:p>98</text:p>
              </table:table-cell>
              <table:table-cell office:value-type="float" office:value="0.0000766264">
                <text:p>0.00007662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000597188">
                <text:p>0.0000597188</text:p>
              </table:table-cell>
              <table:table-cell office:value-type="float" office:value="99">
                <text:p>99</text:p>
              </table:table-cell>
              <table:table-cell office:value-type="float" office:value="0.0000611317">
                <text:p>0.0000611317</text:p>
              </table:table-cell>
              <table:table-cell office:value-type="float" office:value="99">
                <text:p>99</text:p>
              </table:table-cell>
              <table:table-cell office:value-type="float" office:value="0.0000756862">
                <text:p>0.00007568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000585721">
                <text:p>0.0000585721</text:p>
              </table:table-cell>
              <table:table-cell office:value-type="float" office:value="100">
                <text:p>100</text:p>
              </table:table-cell>
              <table:table-cell office:value-type="float" office:value="0.0000610378">
                <text:p>0.0000610378</text:p>
              </table:table-cell>
              <table:table-cell office:value-type="float" office:value="100">
                <text:p>100</text:p>
              </table:table-cell>
              <table:table-cell office:value-type="float" office:value="0.000076087">
                <text:p>0.0000760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0000646148">
                <text:p>0.0000646148</text:p>
              </table:table-cell>
              <table:table-cell office:value-type="float" office:value="101">
                <text:p>101</text:p>
              </table:table-cell>
              <table:table-cell office:value-type="float" office:value="0.000065066">
                <text:p>0.000065066</text:p>
              </table:table-cell>
              <table:table-cell office:value-type="float" office:value="101">
                <text:p>101</text:p>
              </table:table-cell>
              <table:table-cell office:value-type="float" office:value="0.0000758928">
                <text:p>0.00007589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0000610741">
                <text:p>0.0000610741</text:p>
              </table:table-cell>
              <table:table-cell office:value-type="float" office:value="102">
                <text:p>102</text:p>
              </table:table-cell>
              <table:table-cell office:value-type="float" office:value="0.00006367">
                <text:p>0.00006367</text:p>
              </table:table-cell>
              <table:table-cell office:value-type="float" office:value="102">
                <text:p>102</text:p>
              </table:table-cell>
              <table:table-cell office:value-type="float" office:value="0.0000756097">
                <text:p>0.00007560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00062264">
                <text:p>0.000062264</text:p>
              </table:table-cell>
              <table:table-cell office:value-type="float" office:value="103">
                <text:p>103</text:p>
              </table:table-cell>
              <table:table-cell office:value-type="float" office:value="0.0000629568">
                <text:p>0.0000629568</text:p>
              </table:table-cell>
              <table:table-cell office:value-type="float" office:value="103">
                <text:p>103</text:p>
              </table:table-cell>
              <table:table-cell office:value-type="float" office:value="0.0000739711">
                <text:p>0.00007397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0000601156">
                <text:p>0.0000601156</text:p>
              </table:table-cell>
              <table:table-cell office:value-type="float" office:value="104">
                <text:p>104</text:p>
              </table:table-cell>
              <table:table-cell office:value-type="float" office:value="0.0000616345">
                <text:p>0.0000616345</text:p>
              </table:table-cell>
              <table:table-cell office:value-type="float" office:value="104">
                <text:p>104</text:p>
              </table:table-cell>
              <table:table-cell office:value-type="float" office:value="0.0000749518">
                <text:p>0.00007495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0000595266">
                <text:p>0.0000595266</text:p>
              </table:table-cell>
              <table:table-cell office:value-type="float" office:value="105">
                <text:p>105</text:p>
              </table:table-cell>
              <table:table-cell office:value-type="float" office:value="0.0000609617">
                <text:p>0.0000609617</text:p>
              </table:table-cell>
              <table:table-cell office:value-type="float" office:value="105">
                <text:p>105</text:p>
              </table:table-cell>
              <table:table-cell office:value-type="float" office:value="0.0000738614">
                <text:p>0.00007386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0000593569">
                <text:p>0.0000593569</text:p>
              </table:table-cell>
              <table:table-cell office:value-type="float" office:value="106">
                <text:p>106</text:p>
              </table:table-cell>
              <table:table-cell office:value-type="float" office:value="0.0000601645">
                <text:p>0.0000601645</text:p>
              </table:table-cell>
              <table:table-cell office:value-type="float" office:value="106">
                <text:p>106</text:p>
              </table:table-cell>
              <table:table-cell office:value-type="float" office:value="0.0000723723">
                <text:p>0.00007237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0000584406">
                <text:p>0.0000584406</text:p>
              </table:table-cell>
              <table:table-cell office:value-type="float" office:value="107">
                <text:p>107</text:p>
              </table:table-cell>
              <table:table-cell office:value-type="float" office:value="0.0000611623">
                <text:p>0.0000611623</text:p>
              </table:table-cell>
              <table:table-cell office:value-type="float" office:value="107">
                <text:p>107</text:p>
              </table:table-cell>
              <table:table-cell office:value-type="float" office:value="0.0000736305">
                <text:p>0.00007363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0000578736">
                <text:p>0.0000578736</text:p>
              </table:table-cell>
              <table:table-cell office:value-type="float" office:value="108">
                <text:p>108</text:p>
              </table:table-cell>
              <table:table-cell office:value-type="float" office:value="0.0000607084">
                <text:p>0.0000607084</text:p>
              </table:table-cell>
              <table:table-cell office:value-type="float" office:value="108">
                <text:p>108</text:p>
              </table:table-cell>
              <table:table-cell office:value-type="float" office:value="0.0000722838">
                <text:p>0.00007228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000562114">
                <text:p>0.0000562114</text:p>
              </table:table-cell>
              <table:table-cell office:value-type="float" office:value="109">
                <text:p>109</text:p>
              </table:table-cell>
              <table:table-cell office:value-type="float" office:value="0.0000597726">
                <text:p>0.0000597726</text:p>
              </table:table-cell>
              <table:table-cell office:value-type="float" office:value="109">
                <text:p>109</text:p>
              </table:table-cell>
              <table:table-cell office:value-type="float" office:value="0.0000723345">
                <text:p>0.00007233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0000584766">
                <text:p>0.0000584766</text:p>
              </table:table-cell>
              <table:table-cell office:value-type="float" office:value="110">
                <text:p>110</text:p>
              </table:table-cell>
              <table:table-cell office:value-type="float" office:value="0.000059114">
                <text:p>0.000059114</text:p>
              </table:table-cell>
              <table:table-cell office:value-type="float" office:value="110">
                <text:p>110</text:p>
              </table:table-cell>
              <table:table-cell office:value-type="float" office:value="0.0000709315">
                <text:p>0.00007093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0000579837">
                <text:p>0.0000579837</text:p>
              </table:table-cell>
              <table:table-cell office:value-type="float" office:value="111">
                <text:p>111</text:p>
              </table:table-cell>
              <table:table-cell office:value-type="float" office:value="0.0000585653">
                <text:p>0.0000585653</text:p>
              </table:table-cell>
              <table:table-cell office:value-type="float" office:value="111">
                <text:p>111</text:p>
              </table:table-cell>
              <table:table-cell office:value-type="float" office:value="0.0000707187">
                <text:p>0.00007071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0000564733">
                <text:p>0.0000564733</text:p>
              </table:table-cell>
              <table:table-cell office:value-type="float" office:value="112">
                <text:p>112</text:p>
              </table:table-cell>
              <table:table-cell office:value-type="float" office:value="0.000058658">
                <text:p>0.000058658</text:p>
              </table:table-cell>
              <table:table-cell office:value-type="float" office:value="112">
                <text:p>112</text:p>
              </table:table-cell>
              <table:table-cell office:value-type="float" office:value="0.000071723">
                <text:p>0.0000717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0000553041">
                <text:p>0.0000553041</text:p>
              </table:table-cell>
              <table:table-cell office:value-type="float" office:value="113">
                <text:p>113</text:p>
              </table:table-cell>
              <table:table-cell office:value-type="float" office:value="0.0000589272">
                <text:p>0.0000589272</text:p>
              </table:table-cell>
              <table:table-cell office:value-type="float" office:value="113">
                <text:p>113</text:p>
              </table:table-cell>
              <table:table-cell office:value-type="float" office:value="0.0000700261">
                <text:p>0.00007002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0000564001">
                <text:p>0.0000564001</text:p>
              </table:table-cell>
              <table:table-cell office:value-type="float" office:value="114">
                <text:p>114</text:p>
              </table:table-cell>
              <table:table-cell office:value-type="float" office:value="0.0000573263">
                <text:p>0.0000573263</text:p>
              </table:table-cell>
              <table:table-cell office:value-type="float" office:value="114">
                <text:p>114</text:p>
              </table:table-cell>
              <table:table-cell office:value-type="float" office:value="0.000070269">
                <text:p>0.0000702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0000565179">
                <text:p>0.0000565179</text:p>
              </table:table-cell>
              <table:table-cell office:value-type="float" office:value="115">
                <text:p>115</text:p>
              </table:table-cell>
              <table:table-cell office:value-type="float" office:value="0.0000578671">
                <text:p>0.0000578671</text:p>
              </table:table-cell>
              <table:table-cell office:value-type="float" office:value="115">
                <text:p>115</text:p>
              </table:table-cell>
              <table:table-cell office:value-type="float" office:value="0.0000704021">
                <text:p>0.00007040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0000556938">
                <text:p>0.0000556938</text:p>
              </table:table-cell>
              <table:table-cell office:value-type="float" office:value="116">
                <text:p>116</text:p>
              </table:table-cell>
              <table:table-cell office:value-type="float" office:value="0.0000566742">
                <text:p>0.0000566742</text:p>
              </table:table-cell>
              <table:table-cell office:value-type="float" office:value="116">
                <text:p>116</text:p>
              </table:table-cell>
              <table:table-cell office:value-type="float" office:value="0.0000700292">
                <text:p>0.00007002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0000552065">
                <text:p>0.0000552065</text:p>
              </table:table-cell>
              <table:table-cell office:value-type="float" office:value="117">
                <text:p>117</text:p>
              </table:table-cell>
              <table:table-cell office:value-type="float" office:value="0.0000591853">
                <text:p>0.0000591853</text:p>
              </table:table-cell>
              <table:table-cell office:value-type="float" office:value="117">
                <text:p>117</text:p>
              </table:table-cell>
              <table:table-cell office:value-type="float" office:value="0.0000700376">
                <text:p>0.00007003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0000567349">
                <text:p>0.0000567349</text:p>
              </table:table-cell>
              <table:table-cell office:value-type="float" office:value="118">
                <text:p>118</text:p>
              </table:table-cell>
              <table:table-cell office:value-type="float" office:value="0.0000570914">
                <text:p>0.0000570914</text:p>
              </table:table-cell>
              <table:table-cell office:value-type="float" office:value="118">
                <text:p>118</text:p>
              </table:table-cell>
              <table:table-cell office:value-type="float" office:value="0.0000690115">
                <text:p>0.00006901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0000548525">
                <text:p>0.0000548525</text:p>
              </table:table-cell>
              <table:table-cell office:value-type="float" office:value="119">
                <text:p>119</text:p>
              </table:table-cell>
              <table:table-cell office:value-type="float" office:value="0.0000577348">
                <text:p>0.0000577348</text:p>
              </table:table-cell>
              <table:table-cell office:value-type="float" office:value="119">
                <text:p>119</text:p>
              </table:table-cell>
              <table:table-cell office:value-type="float" office:value="0.0000678507">
                <text:p>0.00006785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0000552969">
                <text:p>0.0000552969</text:p>
              </table:table-cell>
              <table:table-cell office:value-type="float" office:value="120">
                <text:p>120</text:p>
              </table:table-cell>
              <table:table-cell office:value-type="float" office:value="0.000056653">
                <text:p>0.000056653</text:p>
              </table:table-cell>
              <table:table-cell office:value-type="float" office:value="120">
                <text:p>120</text:p>
              </table:table-cell>
              <table:table-cell office:value-type="float" office:value="0.0000685801">
                <text:p>0.00006858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0000550773">
                <text:p>0.0000550773</text:p>
              </table:table-cell>
              <table:table-cell office:value-type="float" office:value="121">
                <text:p>121</text:p>
              </table:table-cell>
              <table:table-cell office:value-type="float" office:value="0.0000561606">
                <text:p>0.0000561606</text:p>
              </table:table-cell>
              <table:table-cell office:value-type="float" office:value="121">
                <text:p>121</text:p>
              </table:table-cell>
              <table:table-cell office:value-type="float" office:value="0.0000673776">
                <text:p>0.00006737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0000542396">
                <text:p>0.0000542396</text:p>
              </table:table-cell>
              <table:table-cell office:value-type="float" office:value="122">
                <text:p>122</text:p>
              </table:table-cell>
              <table:table-cell office:value-type="float" office:value="0.0000558071">
                <text:p>0.0000558071</text:p>
              </table:table-cell>
              <table:table-cell office:value-type="float" office:value="122">
                <text:p>122</text:p>
              </table:table-cell>
              <table:table-cell office:value-type="float" office:value="0.0000677994">
                <text:p>0.00006779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0000537613">
                <text:p>0.0000537613</text:p>
              </table:table-cell>
              <table:table-cell office:value-type="float" office:value="123">
                <text:p>123</text:p>
              </table:table-cell>
              <table:table-cell office:value-type="float" office:value="0.0000554035">
                <text:p>0.0000554035</text:p>
              </table:table-cell>
              <table:table-cell office:value-type="float" office:value="123">
                <text:p>123</text:p>
              </table:table-cell>
              <table:table-cell office:value-type="float" office:value="0.0000675363">
                <text:p>0.00006753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0000553849">
                <text:p>0.0000553849</text:p>
              </table:table-cell>
              <table:table-cell office:value-type="float" office:value="124">
                <text:p>124</text:p>
              </table:table-cell>
              <table:table-cell office:value-type="float" office:value="0.0000560769">
                <text:p>0.0000560769</text:p>
              </table:table-cell>
              <table:table-cell office:value-type="float" office:value="124">
                <text:p>124</text:p>
              </table:table-cell>
              <table:table-cell office:value-type="float" office:value="0.0000670002">
                <text:p>0.00006700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0000538741">
                <text:p>0.0000538741</text:p>
              </table:table-cell>
              <table:table-cell office:value-type="float" office:value="125">
                <text:p>125</text:p>
              </table:table-cell>
              <table:table-cell office:value-type="float" office:value="0.0000539773">
                <text:p>0.0000539773</text:p>
              </table:table-cell>
              <table:table-cell office:value-type="float" office:value="125">
                <text:p>125</text:p>
              </table:table-cell>
              <table:table-cell office:value-type="float" office:value="0.0000657508">
                <text:p>0.00006575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00005196">
                <text:p>0.00005196</text:p>
              </table:table-cell>
              <table:table-cell office:value-type="float" office:value="126">
                <text:p>126</text:p>
              </table:table-cell>
              <table:table-cell office:value-type="float" office:value="0.0000557621">
                <text:p>0.0000557621</text:p>
              </table:table-cell>
              <table:table-cell office:value-type="float" office:value="126">
                <text:p>126</text:p>
              </table:table-cell>
              <table:table-cell office:value-type="float" office:value="0.0000652594">
                <text:p>0.00006525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000537294">
                <text:p>0.0000537294</text:p>
              </table:table-cell>
              <table:table-cell office:value-type="float" office:value="127">
                <text:p>127</text:p>
              </table:table-cell>
              <table:table-cell office:value-type="float" office:value="0.0000546851">
                <text:p>0.0000546851</text:p>
              </table:table-cell>
              <table:table-cell office:value-type="float" office:value="127">
                <text:p>127</text:p>
              </table:table-cell>
              <table:table-cell office:value-type="float" office:value="0.0000652989">
                <text:p>0.00006529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000513841">
                <text:p>0.0000513841</text:p>
              </table:table-cell>
              <table:table-cell office:value-type="float" office:value="128">
                <text:p>128</text:p>
              </table:table-cell>
              <table:table-cell office:value-type="float" office:value="0.0000542639">
                <text:p>0.0000542639</text:p>
              </table:table-cell>
              <table:table-cell office:value-type="float" office:value="128">
                <text:p>128</text:p>
              </table:table-cell>
              <table:table-cell office:value-type="float" office:value="0.0000645051">
                <text:p>0.00006450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000528634">
                <text:p>0.0000528634</text:p>
              </table:table-cell>
              <table:table-cell office:value-type="float" office:value="129">
                <text:p>129</text:p>
              </table:table-cell>
              <table:table-cell office:value-type="float" office:value="0.0000532049">
                <text:p>0.0000532049</text:p>
              </table:table-cell>
              <table:table-cell office:value-type="float" office:value="129">
                <text:p>129</text:p>
              </table:table-cell>
              <table:table-cell office:value-type="float" office:value="0.0000658652">
                <text:p>0.00006586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000530313">
                <text:p>0.0000530313</text:p>
              </table:table-cell>
              <table:table-cell office:value-type="float" office:value="130">
                <text:p>130</text:p>
              </table:table-cell>
              <table:table-cell office:value-type="float" office:value="0.0000524277">
                <text:p>0.0000524277</text:p>
              </table:table-cell>
              <table:table-cell office:value-type="float" office:value="130">
                <text:p>130</text:p>
              </table:table-cell>
              <table:table-cell office:value-type="float" office:value="0.0000651364">
                <text:p>0.00006513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0000521993">
                <text:p>0.0000521993</text:p>
              </table:table-cell>
              <table:table-cell office:value-type="float" office:value="131">
                <text:p>131</text:p>
              </table:table-cell>
              <table:table-cell office:value-type="float" office:value="0.0000532561">
                <text:p>0.0000532561</text:p>
              </table:table-cell>
              <table:table-cell office:value-type="float" office:value="131">
                <text:p>131</text:p>
              </table:table-cell>
              <table:table-cell office:value-type="float" office:value="0.0000642812">
                <text:p>0.00006428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000505382">
                <text:p>0.0000505382</text:p>
              </table:table-cell>
              <table:table-cell office:value-type="float" office:value="132">
                <text:p>132</text:p>
              </table:table-cell>
              <table:table-cell office:value-type="float" office:value="0.0000517733">
                <text:p>0.0000517733</text:p>
              </table:table-cell>
              <table:table-cell office:value-type="float" office:value="132">
                <text:p>132</text:p>
              </table:table-cell>
              <table:table-cell office:value-type="float" office:value="0.0000622906">
                <text:p>0.00006229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00049912">
                <text:p>0.000049912</text:p>
              </table:table-cell>
              <table:table-cell office:value-type="float" office:value="133">
                <text:p>133</text:p>
              </table:table-cell>
              <table:table-cell office:value-type="float" office:value="0.0000519653">
                <text:p>0.0000519653</text:p>
              </table:table-cell>
              <table:table-cell office:value-type="float" office:value="133">
                <text:p>133</text:p>
              </table:table-cell>
              <table:table-cell office:value-type="float" office:value="0.000063208">
                <text:p>0.0000632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0000511828">
                <text:p>0.0000511828</text:p>
              </table:table-cell>
              <table:table-cell office:value-type="float" office:value="134">
                <text:p>134</text:p>
              </table:table-cell>
              <table:table-cell office:value-type="float" office:value="0.0000511488">
                <text:p>0.0000511488</text:p>
              </table:table-cell>
              <table:table-cell office:value-type="float" office:value="134">
                <text:p>134</text:p>
              </table:table-cell>
              <table:table-cell office:value-type="float" office:value="0.0000640882">
                <text:p>0.00006408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0000508282">
                <text:p>0.0000508282</text:p>
              </table:table-cell>
              <table:table-cell office:value-type="float" office:value="135">
                <text:p>135</text:p>
              </table:table-cell>
              <table:table-cell office:value-type="float" office:value="0.0000509243">
                <text:p>0.0000509243</text:p>
              </table:table-cell>
              <table:table-cell office:value-type="float" office:value="135">
                <text:p>135</text:p>
              </table:table-cell>
              <table:table-cell office:value-type="float" office:value="0.0000633533">
                <text:p>0.00006335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0000498106">
                <text:p>0.0000498106</text:p>
              </table:table-cell>
              <table:table-cell office:value-type="float" office:value="136">
                <text:p>136</text:p>
              </table:table-cell>
              <table:table-cell office:value-type="float" office:value="0.0000502464">
                <text:p>0.0000502464</text:p>
              </table:table-cell>
              <table:table-cell office:value-type="float" office:value="136">
                <text:p>136</text:p>
              </table:table-cell>
              <table:table-cell office:value-type="float" office:value="0.0000633065">
                <text:p>0.00006330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000048819">
                <text:p>0.000048819</text:p>
              </table:table-cell>
              <table:table-cell office:value-type="float" office:value="137">
                <text:p>137</text:p>
              </table:table-cell>
              <table:table-cell office:value-type="float" office:value="0.0000499225">
                <text:p>0.0000499225</text:p>
              </table:table-cell>
              <table:table-cell office:value-type="float" office:value="137">
                <text:p>137</text:p>
              </table:table-cell>
              <table:table-cell office:value-type="float" office:value="0.0000610208">
                <text:p>0.00006102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000048586">
                <text:p>0.000048586</text:p>
              </table:table-cell>
              <table:table-cell office:value-type="float" office:value="138">
                <text:p>138</text:p>
              </table:table-cell>
              <table:table-cell office:value-type="float" office:value="0.0000482655">
                <text:p>0.0000482655</text:p>
              </table:table-cell>
              <table:table-cell office:value-type="float" office:value="138">
                <text:p>138</text:p>
              </table:table-cell>
              <table:table-cell office:value-type="float" office:value="0.0000622703">
                <text:p>0.00006227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000484162">
                <text:p>0.0000484162</text:p>
              </table:table-cell>
              <table:table-cell office:value-type="float" office:value="139">
                <text:p>139</text:p>
              </table:table-cell>
              <table:table-cell office:value-type="float" office:value="0.0000503276">
                <text:p>0.0000503276</text:p>
              </table:table-cell>
              <table:table-cell office:value-type="float" office:value="139">
                <text:p>139</text:p>
              </table:table-cell>
              <table:table-cell office:value-type="float" office:value="0.0000609338">
                <text:p>0.00006093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0000477045">
                <text:p>0.0000477045</text:p>
              </table:table-cell>
              <table:table-cell office:value-type="float" office:value="140">
                <text:p>140</text:p>
              </table:table-cell>
              <table:table-cell office:value-type="float" office:value="0.0000487735">
                <text:p>0.0000487735</text:p>
              </table:table-cell>
              <table:table-cell office:value-type="float" office:value="140">
                <text:p>140</text:p>
              </table:table-cell>
              <table:table-cell office:value-type="float" office:value="0.000061225">
                <text:p>0.0000612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000471251">
                <text:p>0.0000471251</text:p>
              </table:table-cell>
              <table:table-cell office:value-type="float" office:value="141">
                <text:p>141</text:p>
              </table:table-cell>
              <table:table-cell office:value-type="float" office:value="0.0000484638">
                <text:p>0.0000484638</text:p>
              </table:table-cell>
              <table:table-cell office:value-type="float" office:value="141">
                <text:p>141</text:p>
              </table:table-cell>
              <table:table-cell office:value-type="float" office:value="0.0000600793">
                <text:p>0.00006007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000449752">
                <text:p>0.0000449752</text:p>
              </table:table-cell>
              <table:table-cell office:value-type="float" office:value="142">
                <text:p>142</text:p>
              </table:table-cell>
              <table:table-cell office:value-type="float" office:value="0.00004801">
                <text:p>0.00004801</text:p>
              </table:table-cell>
              <table:table-cell office:value-type="float" office:value="142">
                <text:p>142</text:p>
              </table:table-cell>
              <table:table-cell office:value-type="float" office:value="0.0000605103">
                <text:p>0.00006051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0000456658">
                <text:p>0.0000456658</text:p>
              </table:table-cell>
              <table:table-cell office:value-type="float" office:value="143">
                <text:p>143</text:p>
              </table:table-cell>
              <table:table-cell office:value-type="float" office:value="0.0000486157">
                <text:p>0.0000486157</text:p>
              </table:table-cell>
              <table:table-cell office:value-type="float" office:value="143">
                <text:p>143</text:p>
              </table:table-cell>
              <table:table-cell office:value-type="float" office:value="0.0000605322">
                <text:p>0.00006053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000458872">
                <text:p>0.0000458872</text:p>
              </table:table-cell>
              <table:table-cell office:value-type="float" office:value="144">
                <text:p>144</text:p>
              </table:table-cell>
              <table:table-cell office:value-type="float" office:value="0.000048014">
                <text:p>0.000048014</text:p>
              </table:table-cell>
              <table:table-cell office:value-type="float" office:value="144">
                <text:p>144</text:p>
              </table:table-cell>
              <table:table-cell office:value-type="float" office:value="0.000060229">
                <text:p>0.0000602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000456642">
                <text:p>0.0000456642</text:p>
              </table:table-cell>
              <table:table-cell office:value-type="float" office:value="145">
                <text:p>145</text:p>
              </table:table-cell>
              <table:table-cell office:value-type="float" office:value="0.0000478635">
                <text:p>0.0000478635</text:p>
              </table:table-cell>
              <table:table-cell office:value-type="float" office:value="145">
                <text:p>145</text:p>
              </table:table-cell>
              <table:table-cell office:value-type="float" office:value="0.0000597375">
                <text:p>0.0000597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000455204">
                <text:p>0.0000455204</text:p>
              </table:table-cell>
              <table:table-cell office:value-type="float" office:value="146">
                <text:p>146</text:p>
              </table:table-cell>
              <table:table-cell office:value-type="float" office:value="0.0000474907">
                <text:p>0.0000474907</text:p>
              </table:table-cell>
              <table:table-cell office:value-type="float" office:value="146">
                <text:p>146</text:p>
              </table:table-cell>
              <table:table-cell office:value-type="float" office:value="0.0000579886">
                <text:p>0.00005798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000442963">
                <text:p>0.0000442963</text:p>
              </table:table-cell>
              <table:table-cell office:value-type="float" office:value="147">
                <text:p>147</text:p>
              </table:table-cell>
              <table:table-cell office:value-type="float" office:value="0.0000458299">
                <text:p>0.0000458299</text:p>
              </table:table-cell>
              <table:table-cell office:value-type="float" office:value="147">
                <text:p>147</text:p>
              </table:table-cell>
              <table:table-cell office:value-type="float" office:value="0.00005921">
                <text:p>0.000059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0000439533">
                <text:p>0.0000439533</text:p>
              </table:table-cell>
              <table:table-cell office:value-type="float" office:value="148">
                <text:p>148</text:p>
              </table:table-cell>
              <table:table-cell office:value-type="float" office:value="0.0000475259">
                <text:p>0.0000475259</text:p>
              </table:table-cell>
              <table:table-cell office:value-type="float" office:value="148">
                <text:p>148</text:p>
              </table:table-cell>
              <table:table-cell office:value-type="float" office:value="0.0000580141">
                <text:p>0.00005801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000450753">
                <text:p>0.0000450753</text:p>
              </table:table-cell>
              <table:table-cell office:value-type="float" office:value="149">
                <text:p>149</text:p>
              </table:table-cell>
              <table:table-cell office:value-type="float" office:value="0.0000469333">
                <text:p>0.0000469333</text:p>
              </table:table-cell>
              <table:table-cell office:value-type="float" office:value="149">
                <text:p>149</text:p>
              </table:table-cell>
              <table:table-cell office:value-type="float" office:value="0.0000580631">
                <text:p>0.00005806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0000434742">
                <text:p>0.0000434742</text:p>
              </table:table-cell>
              <table:table-cell office:value-type="float" office:value="150">
                <text:p>150</text:p>
              </table:table-cell>
              <table:table-cell office:value-type="float" office:value="0.0000454293">
                <text:p>0.0000454293</text:p>
              </table:table-cell>
              <table:table-cell office:value-type="float" office:value="150">
                <text:p>150</text:p>
              </table:table-cell>
              <table:table-cell office:value-type="float" office:value="0.0000580221">
                <text:p>0.00005802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000445218">
                <text:p>0.0000445218</text:p>
              </table:table-cell>
              <table:table-cell office:value-type="float" office:value="151">
                <text:p>151</text:p>
              </table:table-cell>
              <table:table-cell office:value-type="float" office:value="0.0000451335">
                <text:p>0.0000451335</text:p>
              </table:table-cell>
              <table:table-cell office:value-type="float" office:value="151">
                <text:p>151</text:p>
              </table:table-cell>
              <table:table-cell office:value-type="float" office:value="0.0000559251">
                <text:p>0.00005592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0000438251">
                <text:p>0.0000438251</text:p>
              </table:table-cell>
              <table:table-cell office:value-type="float" office:value="152">
                <text:p>152</text:p>
              </table:table-cell>
              <table:table-cell office:value-type="float" office:value="0.0000456811">
                <text:p>0.0000456811</text:p>
              </table:table-cell>
              <table:table-cell office:value-type="float" office:value="152">
                <text:p>152</text:p>
              </table:table-cell>
              <table:table-cell office:value-type="float" office:value="0.0000555549">
                <text:p>0.00005555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0000434189">
                <text:p>0.0000434189</text:p>
              </table:table-cell>
              <table:table-cell office:value-type="float" office:value="153">
                <text:p>153</text:p>
              </table:table-cell>
              <table:table-cell office:value-type="float" office:value="0.0000450334">
                <text:p>0.0000450334</text:p>
              </table:table-cell>
              <table:table-cell office:value-type="float" office:value="153">
                <text:p>153</text:p>
              </table:table-cell>
              <table:table-cell office:value-type="float" office:value="0.0000575424">
                <text:p>0.00005754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0000416293">
                <text:p>0.0000416293</text:p>
              </table:table-cell>
              <table:table-cell office:value-type="float" office:value="154">
                <text:p>154</text:p>
              </table:table-cell>
              <table:table-cell office:value-type="float" office:value="0.0000442859">
                <text:p>0.0000442859</text:p>
              </table:table-cell>
              <table:table-cell office:value-type="float" office:value="154">
                <text:p>154</text:p>
              </table:table-cell>
              <table:table-cell office:value-type="float" office:value="0.0000559109">
                <text:p>0.00005591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0000438861">
                <text:p>0.0000438861</text:p>
              </table:table-cell>
              <table:table-cell office:value-type="float" office:value="155">
                <text:p>155</text:p>
              </table:table-cell>
              <table:table-cell office:value-type="float" office:value="0.0000443725">
                <text:p>0.0000443725</text:p>
              </table:table-cell>
              <table:table-cell office:value-type="float" office:value="155">
                <text:p>155</text:p>
              </table:table-cell>
              <table:table-cell office:value-type="float" office:value="0.00005488">
                <text:p>0.000054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0000420379">
                <text:p>0.0000420379</text:p>
              </table:table-cell>
              <table:table-cell office:value-type="float" office:value="156">
                <text:p>156</text:p>
              </table:table-cell>
              <table:table-cell office:value-type="float" office:value="0.000043395">
                <text:p>0.000043395</text:p>
              </table:table-cell>
              <table:table-cell office:value-type="float" office:value="156">
                <text:p>156</text:p>
              </table:table-cell>
              <table:table-cell office:value-type="float" office:value="0.0000542249">
                <text:p>0.00005422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000444809">
                <text:p>0.0000444809</text:p>
              </table:table-cell>
              <table:table-cell office:value-type="float" office:value="157">
                <text:p>157</text:p>
              </table:table-cell>
              <table:table-cell office:value-type="float" office:value="0.0000441995">
                <text:p>0.0000441995</text:p>
              </table:table-cell>
              <table:table-cell office:value-type="float" office:value="157">
                <text:p>157</text:p>
              </table:table-cell>
              <table:table-cell office:value-type="float" office:value="0.0000558217">
                <text:p>0.00005582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000414161">
                <text:p>0.0000414161</text:p>
              </table:table-cell>
              <table:table-cell office:value-type="float" office:value="158">
                <text:p>158</text:p>
              </table:table-cell>
              <table:table-cell office:value-type="float" office:value="0.0000436175">
                <text:p>0.0000436175</text:p>
              </table:table-cell>
              <table:table-cell office:value-type="float" office:value="158">
                <text:p>158</text:p>
              </table:table-cell>
              <table:table-cell office:value-type="float" office:value="0.0000548269">
                <text:p>0.00005482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000405483">
                <text:p>0.0000405483</text:p>
              </table:table-cell>
              <table:table-cell office:value-type="float" office:value="159">
                <text:p>159</text:p>
              </table:table-cell>
              <table:table-cell office:value-type="float" office:value="0.0000435136">
                <text:p>0.0000435136</text:p>
              </table:table-cell>
              <table:table-cell office:value-type="float" office:value="159">
                <text:p>159</text:p>
              </table:table-cell>
              <table:table-cell office:value-type="float" office:value="0.0000540118">
                <text:p>0.00005401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000423445">
                <text:p>0.0000423445</text:p>
              </table:table-cell>
              <table:table-cell office:value-type="float" office:value="160">
                <text:p>160</text:p>
              </table:table-cell>
              <table:table-cell office:value-type="float" office:value="0.0000436841">
                <text:p>0.0000436841</text:p>
              </table:table-cell>
              <table:table-cell office:value-type="float" office:value="160">
                <text:p>160</text:p>
              </table:table-cell>
              <table:table-cell office:value-type="float" office:value="0.0000540307">
                <text:p>0.00005403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000408915">
                <text:p>0.0000408915</text:p>
              </table:table-cell>
              <table:table-cell office:value-type="float" office:value="161">
                <text:p>161</text:p>
              </table:table-cell>
              <table:table-cell office:value-type="float" office:value="0.0000419152">
                <text:p>0.0000419152</text:p>
              </table:table-cell>
              <table:table-cell office:value-type="float" office:value="161">
                <text:p>161</text:p>
              </table:table-cell>
              <table:table-cell office:value-type="float" office:value="0.0000533217">
                <text:p>0.00005332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0000417329">
                <text:p>0.0000417329</text:p>
              </table:table-cell>
              <table:table-cell office:value-type="float" office:value="162">
                <text:p>162</text:p>
              </table:table-cell>
              <table:table-cell office:value-type="float" office:value="0.0000418905">
                <text:p>0.0000418905</text:p>
              </table:table-cell>
              <table:table-cell office:value-type="float" office:value="162">
                <text:p>162</text:p>
              </table:table-cell>
              <table:table-cell office:value-type="float" office:value="0.0000536315">
                <text:p>0.00005363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000400034">
                <text:p>0.0000400034</text:p>
              </table:table-cell>
              <table:table-cell office:value-type="float" office:value="163">
                <text:p>163</text:p>
              </table:table-cell>
              <table:table-cell office:value-type="float" office:value="0.0000413999">
                <text:p>0.0000413999</text:p>
              </table:table-cell>
              <table:table-cell office:value-type="float" office:value="163">
                <text:p>163</text:p>
              </table:table-cell>
              <table:table-cell office:value-type="float" office:value="0.0000529001">
                <text:p>0.0000529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0000425652">
                <text:p>0.0000425652</text:p>
              </table:table-cell>
              <table:table-cell office:value-type="float" office:value="164">
                <text:p>164</text:p>
              </table:table-cell>
              <table:table-cell office:value-type="float" office:value="0.0000404771">
                <text:p>0.0000404771</text:p>
              </table:table-cell>
              <table:table-cell office:value-type="float" office:value="164">
                <text:p>164</text:p>
              </table:table-cell>
              <table:table-cell office:value-type="float" office:value="0.0000528574">
                <text:p>0.00005285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000397765">
                <text:p>0.0000397765</text:p>
              </table:table-cell>
              <table:table-cell office:value-type="float" office:value="165">
                <text:p>165</text:p>
              </table:table-cell>
              <table:table-cell office:value-type="float" office:value="0.0000404283">
                <text:p>0.0000404283</text:p>
              </table:table-cell>
              <table:table-cell office:value-type="float" office:value="165">
                <text:p>165</text:p>
              </table:table-cell>
              <table:table-cell office:value-type="float" office:value="0.0000517561">
                <text:p>0.00005175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000407277">
                <text:p>0.0000407277</text:p>
              </table:table-cell>
              <table:table-cell office:value-type="float" office:value="166">
                <text:p>166</text:p>
              </table:table-cell>
              <table:table-cell office:value-type="float" office:value="0.0000390388">
                <text:p>0.0000390388</text:p>
              </table:table-cell>
              <table:table-cell office:value-type="float" office:value="166">
                <text:p>166</text:p>
              </table:table-cell>
              <table:table-cell office:value-type="float" office:value="0.0000522072">
                <text:p>0.00005220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000394872">
                <text:p>0.0000394872</text:p>
              </table:table-cell>
              <table:table-cell office:value-type="float" office:value="167">
                <text:p>167</text:p>
              </table:table-cell>
              <table:table-cell office:value-type="float" office:value="0.0000387674">
                <text:p>0.0000387674</text:p>
              </table:table-cell>
              <table:table-cell office:value-type="float" office:value="167">
                <text:p>167</text:p>
              </table:table-cell>
              <table:table-cell office:value-type="float" office:value="0.0000511912">
                <text:p>0.00005119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000395553">
                <text:p>0.0000395553</text:p>
              </table:table-cell>
              <table:table-cell office:value-type="float" office:value="168">
                <text:p>168</text:p>
              </table:table-cell>
              <table:table-cell office:value-type="float" office:value="0.0000366914">
                <text:p>0.0000366914</text:p>
              </table:table-cell>
              <table:table-cell office:value-type="float" office:value="168">
                <text:p>168</text:p>
              </table:table-cell>
              <table:table-cell office:value-type="float" office:value="0.0000518873">
                <text:p>0.00005188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000386039">
                <text:p>0.0000386039</text:p>
              </table:table-cell>
              <table:table-cell office:value-type="float" office:value="169">
                <text:p>169</text:p>
              </table:table-cell>
              <table:table-cell office:value-type="float" office:value="0.0000385717">
                <text:p>0.0000385717</text:p>
              </table:table-cell>
              <table:table-cell office:value-type="float" office:value="169">
                <text:p>169</text:p>
              </table:table-cell>
              <table:table-cell office:value-type="float" office:value="0.0000506896">
                <text:p>0.00005068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000387444">
                <text:p>0.0000387444</text:p>
              </table:table-cell>
              <table:table-cell office:value-type="float" office:value="170">
                <text:p>170</text:p>
              </table:table-cell>
              <table:table-cell office:value-type="float" office:value="0.0000387713">
                <text:p>0.0000387713</text:p>
              </table:table-cell>
              <table:table-cell office:value-type="float" office:value="170">
                <text:p>170</text:p>
              </table:table-cell>
              <table:table-cell office:value-type="float" office:value="0.0000503814">
                <text:p>0.00005038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000038974">
                <text:p>0.000038974</text:p>
              </table:table-cell>
              <table:table-cell office:value-type="float" office:value="171">
                <text:p>171</text:p>
              </table:table-cell>
              <table:table-cell office:value-type="float" office:value="0.0000373997">
                <text:p>0.0000373997</text:p>
              </table:table-cell>
              <table:table-cell office:value-type="float" office:value="171">
                <text:p>171</text:p>
              </table:table-cell>
              <table:table-cell office:value-type="float" office:value="0.0000495415">
                <text:p>0.00004954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000386504">
                <text:p>0.0000386504</text:p>
              </table:table-cell>
              <table:table-cell office:value-type="float" office:value="172">
                <text:p>172</text:p>
              </table:table-cell>
              <table:table-cell office:value-type="float" office:value="0.0000388402">
                <text:p>0.0000388402</text:p>
              </table:table-cell>
              <table:table-cell office:value-type="float" office:value="172">
                <text:p>172</text:p>
              </table:table-cell>
              <table:table-cell office:value-type="float" office:value="0.000049328">
                <text:p>0.0000493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0000378066">
                <text:p>0.0000378066</text:p>
              </table:table-cell>
              <table:table-cell office:value-type="float" office:value="173">
                <text:p>173</text:p>
              </table:table-cell>
              <table:table-cell office:value-type="float" office:value="0.0000372082">
                <text:p>0.0000372082</text:p>
              </table:table-cell>
              <table:table-cell office:value-type="float" office:value="173">
                <text:p>173</text:p>
              </table:table-cell>
              <table:table-cell office:value-type="float" office:value="0.00005099">
                <text:p>0.000050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0000375181">
                <text:p>0.0000375181</text:p>
              </table:table-cell>
              <table:table-cell office:value-type="float" office:value="174">
                <text:p>174</text:p>
              </table:table-cell>
              <table:table-cell office:value-type="float" office:value="0.0000371246">
                <text:p>0.0000371246</text:p>
              </table:table-cell>
              <table:table-cell office:value-type="float" office:value="174">
                <text:p>174</text:p>
              </table:table-cell>
              <table:table-cell office:value-type="float" office:value="0.0000496951">
                <text:p>0.00004969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0000358924">
                <text:p>0.0000358924</text:p>
              </table:table-cell>
              <table:table-cell office:value-type="float" office:value="175">
                <text:p>175</text:p>
              </table:table-cell>
              <table:table-cell office:value-type="float" office:value="0.0000374992">
                <text:p>0.0000374992</text:p>
              </table:table-cell>
              <table:table-cell office:value-type="float" office:value="175">
                <text:p>175</text:p>
              </table:table-cell>
              <table:table-cell office:value-type="float" office:value="0.0000484795">
                <text:p>0.00004847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0000378764">
                <text:p>0.0000378764</text:p>
              </table:table-cell>
              <table:table-cell office:value-type="float" office:value="176">
                <text:p>176</text:p>
              </table:table-cell>
              <table:table-cell office:value-type="float" office:value="0.0000363033">
                <text:p>0.0000363033</text:p>
              </table:table-cell>
              <table:table-cell office:value-type="float" office:value="176">
                <text:p>176</text:p>
              </table:table-cell>
              <table:table-cell office:value-type="float" office:value="0.0000484484">
                <text:p>0.00004844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0000356816">
                <text:p>0.0000356816</text:p>
              </table:table-cell>
              <table:table-cell office:value-type="float" office:value="177">
                <text:p>177</text:p>
              </table:table-cell>
              <table:table-cell office:value-type="float" office:value="0.0000369113">
                <text:p>0.0000369113</text:p>
              </table:table-cell>
              <table:table-cell office:value-type="float" office:value="177">
                <text:p>177</text:p>
              </table:table-cell>
              <table:table-cell office:value-type="float" office:value="0.0000470232">
                <text:p>0.00004702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0000368463">
                <text:p>0.0000368463</text:p>
              </table:table-cell>
              <table:table-cell office:value-type="float" office:value="178">
                <text:p>178</text:p>
              </table:table-cell>
              <table:table-cell office:value-type="float" office:value="0.0000362838">
                <text:p>0.0000362838</text:p>
              </table:table-cell>
              <table:table-cell office:value-type="float" office:value="178">
                <text:p>178</text:p>
              </table:table-cell>
              <table:table-cell office:value-type="float" office:value="0.0000475885">
                <text:p>0.00004758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0000366227">
                <text:p>0.0000366227</text:p>
              </table:table-cell>
              <table:table-cell office:value-type="float" office:value="179">
                <text:p>179</text:p>
              </table:table-cell>
              <table:table-cell office:value-type="float" office:value="0.000035763">
                <text:p>0.000035763</text:p>
              </table:table-cell>
              <table:table-cell office:value-type="float" office:value="179">
                <text:p>179</text:p>
              </table:table-cell>
              <table:table-cell office:value-type="float" office:value="0.0000478431">
                <text:p>0.00004784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0000346308">
                <text:p>0.0000346308</text:p>
              </table:table-cell>
              <table:table-cell office:value-type="float" office:value="180">
                <text:p>180</text:p>
              </table:table-cell>
              <table:table-cell office:value-type="float" office:value="0.0000357399">
                <text:p>0.0000357399</text:p>
              </table:table-cell>
              <table:table-cell office:value-type="float" office:value="180">
                <text:p>180</text:p>
              </table:table-cell>
              <table:table-cell office:value-type="float" office:value="0.0000474916">
                <text:p>0.00004749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0000365201">
                <text:p>0.0000365201</text:p>
              </table:table-cell>
              <table:table-cell office:value-type="float" office:value="181">
                <text:p>181</text:p>
              </table:table-cell>
              <table:table-cell office:value-type="float" office:value="0.000033801">
                <text:p>0.000033801</text:p>
              </table:table-cell>
              <table:table-cell office:value-type="float" office:value="181">
                <text:p>181</text:p>
              </table:table-cell>
              <table:table-cell office:value-type="float" office:value="0.0000478444">
                <text:p>0.00004784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0000355461">
                <text:p>0.0000355461</text:p>
              </table:table-cell>
              <table:table-cell office:value-type="float" office:value="182">
                <text:p>182</text:p>
              </table:table-cell>
              <table:table-cell office:value-type="float" office:value="0.0000354859">
                <text:p>0.0000354859</text:p>
              </table:table-cell>
              <table:table-cell office:value-type="float" office:value="182">
                <text:p>182</text:p>
              </table:table-cell>
              <table:table-cell office:value-type="float" office:value="0.0000462032">
                <text:p>0.00004620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000035674">
                <text:p>0.000035674</text:p>
              </table:table-cell>
              <table:table-cell office:value-type="float" office:value="183">
                <text:p>183</text:p>
              </table:table-cell>
              <table:table-cell office:value-type="float" office:value="0.0000345501">
                <text:p>0.0000345501</text:p>
              </table:table-cell>
              <table:table-cell office:value-type="float" office:value="183">
                <text:p>183</text:p>
              </table:table-cell>
              <table:table-cell office:value-type="float" office:value="0.0000467464">
                <text:p>0.00004674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0000336842">
                <text:p>0.0000336842</text:p>
              </table:table-cell>
              <table:table-cell office:value-type="float" office:value="184">
                <text:p>184</text:p>
              </table:table-cell>
              <table:table-cell office:value-type="float" office:value="0.0000352616">
                <text:p>0.0000352616</text:p>
              </table:table-cell>
              <table:table-cell office:value-type="float" office:value="184">
                <text:p>184</text:p>
              </table:table-cell>
              <table:table-cell office:value-type="float" office:value="0.0000470812">
                <text:p>0.00004708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0000354355">
                <text:p>0.0000354355</text:p>
              </table:table-cell>
              <table:table-cell office:value-type="float" office:value="185">
                <text:p>185</text:p>
              </table:table-cell>
              <table:table-cell office:value-type="float" office:value="0.0000333433">
                <text:p>0.0000333433</text:p>
              </table:table-cell>
              <table:table-cell office:value-type="float" office:value="185">
                <text:p>185</text:p>
              </table:table-cell>
              <table:table-cell office:value-type="float" office:value="0.0000455674">
                <text:p>0.00004556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0000335139">
                <text:p>0.0000335139</text:p>
              </table:table-cell>
              <table:table-cell office:value-type="float" office:value="186">
                <text:p>186</text:p>
              </table:table-cell>
              <table:table-cell office:value-type="float" office:value="0.0000351125">
                <text:p>0.0000351125</text:p>
              </table:table-cell>
              <table:table-cell office:value-type="float" office:value="186">
                <text:p>186</text:p>
              </table:table-cell>
              <table:table-cell office:value-type="float" office:value="0.0000453119">
                <text:p>0.00004531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0000342674">
                <text:p>0.0000342674</text:p>
              </table:table-cell>
              <table:table-cell office:value-type="float" office:value="187">
                <text:p>187</text:p>
              </table:table-cell>
              <table:table-cell office:value-type="float" office:value="0.0000348104">
                <text:p>0.0000348104</text:p>
              </table:table-cell>
              <table:table-cell office:value-type="float" office:value="187">
                <text:p>187</text:p>
              </table:table-cell>
              <table:table-cell office:value-type="float" office:value="0.0000455353">
                <text:p>0.00004553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0000339247">
                <text:p>0.0000339247</text:p>
              </table:table-cell>
              <table:table-cell office:value-type="float" office:value="188">
                <text:p>188</text:p>
              </table:table-cell>
              <table:table-cell office:value-type="float" office:value="0.0000335084">
                <text:p>0.0000335084</text:p>
              </table:table-cell>
              <table:table-cell office:value-type="float" office:value="188">
                <text:p>188</text:p>
              </table:table-cell>
              <table:table-cell office:value-type="float" office:value="0.000046639">
                <text:p>0.0000466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00032535">
                <text:p>0.000032535</text:p>
              </table:table-cell>
              <table:table-cell office:value-type="float" office:value="189">
                <text:p>189</text:p>
              </table:table-cell>
              <table:table-cell office:value-type="float" office:value="0.0000334615">
                <text:p>0.0000334615</text:p>
              </table:table-cell>
              <table:table-cell office:value-type="float" office:value="189">
                <text:p>189</text:p>
              </table:table-cell>
              <table:table-cell office:value-type="float" office:value="0.0000453498">
                <text:p>0.00004534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0000333071">
                <text:p>0.0000333071</text:p>
              </table:table-cell>
              <table:table-cell office:value-type="float" office:value="190">
                <text:p>190</text:p>
              </table:table-cell>
              <table:table-cell office:value-type="float" office:value="0.0000335857">
                <text:p>0.0000335857</text:p>
              </table:table-cell>
              <table:table-cell office:value-type="float" office:value="190">
                <text:p>190</text:p>
              </table:table-cell>
              <table:table-cell office:value-type="float" office:value="0.0000452631">
                <text:p>0.00004526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0000333286">
                <text:p>0.0000333286</text:p>
              </table:table-cell>
              <table:table-cell office:value-type="float" office:value="191">
                <text:p>191</text:p>
              </table:table-cell>
              <table:table-cell office:value-type="float" office:value="0.0000333902">
                <text:p>0.0000333902</text:p>
              </table:table-cell>
              <table:table-cell office:value-type="float" office:value="191">
                <text:p>191</text:p>
              </table:table-cell>
              <table:table-cell office:value-type="float" office:value="0.0000454072">
                <text:p>0.00004540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0000328853">
                <text:p>0.0000328853</text:p>
              </table:table-cell>
              <table:table-cell office:value-type="float" office:value="192">
                <text:p>192</text:p>
              </table:table-cell>
              <table:table-cell office:value-type="float" office:value="0.0000318929">
                <text:p>0.0000318929</text:p>
              </table:table-cell>
              <table:table-cell office:value-type="float" office:value="192">
                <text:p>192</text:p>
              </table:table-cell>
              <table:table-cell office:value-type="float" office:value="0.0000449645">
                <text:p>0.00004496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0000334777">
                <text:p>0.0000334777</text:p>
              </table:table-cell>
              <table:table-cell office:value-type="float" office:value="193">
                <text:p>193</text:p>
              </table:table-cell>
              <table:table-cell office:value-type="float" office:value="0.000033257">
                <text:p>0.000033257</text:p>
              </table:table-cell>
              <table:table-cell office:value-type="float" office:value="193">
                <text:p>193</text:p>
              </table:table-cell>
              <table:table-cell office:value-type="float" office:value="0.0000444549">
                <text:p>0.00004445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0000319901">
                <text:p>0.0000319901</text:p>
              </table:table-cell>
              <table:table-cell office:value-type="float" office:value="194">
                <text:p>194</text:p>
              </table:table-cell>
              <table:table-cell office:value-type="float" office:value="0.0000316823">
                <text:p>0.0000316823</text:p>
              </table:table-cell>
              <table:table-cell office:value-type="float" office:value="194">
                <text:p>194</text:p>
              </table:table-cell>
              <table:table-cell office:value-type="float" office:value="0.0000436265">
                <text:p>0.00004362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0000315368">
                <text:p>0.0000315368</text:p>
              </table:table-cell>
              <table:table-cell office:value-type="float" office:value="195">
                <text:p>195</text:p>
              </table:table-cell>
              <table:table-cell office:value-type="float" office:value="0.0000326495">
                <text:p>0.0000326495</text:p>
              </table:table-cell>
              <table:table-cell office:value-type="float" office:value="195">
                <text:p>195</text:p>
              </table:table-cell>
              <table:table-cell office:value-type="float" office:value="0.0000439744">
                <text:p>0.00004397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0000310318">
                <text:p>0.0000310318</text:p>
              </table:table-cell>
              <table:table-cell office:value-type="float" office:value="196">
                <text:p>196</text:p>
              </table:table-cell>
              <table:table-cell office:value-type="float" office:value="0.0000309084">
                <text:p>0.0000309084</text:p>
              </table:table-cell>
              <table:table-cell office:value-type="float" office:value="196">
                <text:p>196</text:p>
              </table:table-cell>
              <table:table-cell office:value-type="float" office:value="0.0000430202">
                <text:p>0.00004302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0000304228">
                <text:p>0.0000304228</text:p>
              </table:table-cell>
              <table:table-cell office:value-type="float" office:value="197">
                <text:p>197</text:p>
              </table:table-cell>
              <table:table-cell office:value-type="float" office:value="0.000031242">
                <text:p>0.000031242</text:p>
              </table:table-cell>
              <table:table-cell office:value-type="float" office:value="197">
                <text:p>197</text:p>
              </table:table-cell>
              <table:table-cell office:value-type="float" office:value="0.0000427129">
                <text:p>0.00004271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0000306367">
                <text:p>0.0000306367</text:p>
              </table:table-cell>
              <table:table-cell office:value-type="float" office:value="198">
                <text:p>198</text:p>
              </table:table-cell>
              <table:table-cell office:value-type="float" office:value="0.0000313283">
                <text:p>0.0000313283</text:p>
              </table:table-cell>
              <table:table-cell office:value-type="float" office:value="198">
                <text:p>198</text:p>
              </table:table-cell>
              <table:table-cell office:value-type="float" office:value="0.0000427686">
                <text:p>0.00004276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000307577">
                <text:p>0.0000307577</text:p>
              </table:table-cell>
              <table:table-cell office:value-type="float" office:value="199">
                <text:p>199</text:p>
              </table:table-cell>
              <table:table-cell office:value-type="float" office:value="0.0000298007">
                <text:p>0.0000298007</text:p>
              </table:table-cell>
              <table:table-cell office:value-type="float" office:value="199">
                <text:p>199</text:p>
              </table:table-cell>
              <table:table-cell office:value-type="float" office:value="0.0000429865">
                <text:p>0.00004298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0.0000314842">
                <text:p>0.0000314842</text:p>
              </table:table-cell>
              <table:table-cell office:value-type="float" office:value="200">
                <text:p>200</text:p>
              </table:table-cell>
              <table:table-cell office:value-type="float" office:value="0.0000428543">
                <text:p>0.00004285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0.0000312194">
                <text:p>0.0000312194</text:p>
              </table:table-cell>
              <table:table-cell office:value-type="float" office:value="201">
                <text:p>201</text:p>
              </table:table-cell>
              <table:table-cell office:value-type="float" office:value="0.000042229">
                <text:p>0.0000422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0.000029907">
                <text:p>0.000029907</text:p>
              </table:table-cell>
              <table:table-cell office:value-type="float" office:value="202">
                <text:p>202</text:p>
              </table:table-cell>
              <table:table-cell office:value-type="float" office:value="0.00004181">
                <text:p>0.000041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  <table:table-cell office:value-type="float" office:value="0.0000297947">
                <text:p>0.0000297947</text:p>
              </table:table-cell>
              <table:table-cell office:value-type="float" office:value="203">
                <text:p>203</text:p>
              </table:table-cell>
              <table:table-cell office:value-type="float" office:value="0.0000422569">
                <text:p>0.00004225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0.0000307922">
                <text:p>0.0000307922</text:p>
              </table:table-cell>
              <table:table-cell office:value-type="float" office:value="204">
                <text:p>204</text:p>
              </table:table-cell>
              <table:table-cell office:value-type="float" office:value="0.0000416658">
                <text:p>0.00004166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  <table:table-cell office:value-type="float" office:value="0.0000293783">
                <text:p>0.0000293783</text:p>
              </table:table-cell>
              <table:table-cell office:value-type="float" office:value="205">
                <text:p>205</text:p>
              </table:table-cell>
              <table:table-cell office:value-type="float" office:value="0.0000411153">
                <text:p>0.00004111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0.0000288346">
                <text:p>0.0000288346</text:p>
              </table:table-cell>
              <table:table-cell office:value-type="float" office:value="206">
                <text:p>206</text:p>
              </table:table-cell>
              <table:table-cell office:value-type="float" office:value="0.0000408143">
                <text:p>0.00004081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  <table:table-cell office:value-type="float" office:value="0.0000292192">
                <text:p>0.0000292192</text:p>
              </table:table-cell>
              <table:table-cell office:value-type="float" office:value="207">
                <text:p>207</text:p>
              </table:table-cell>
              <table:table-cell office:value-type="float" office:value="0.0000406885">
                <text:p>0.00004068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0.0000289262">
                <text:p>0.0000289262</text:p>
              </table:table-cell>
              <table:table-cell office:value-type="float" office:value="208">
                <text:p>208</text:p>
              </table:table-cell>
              <table:table-cell office:value-type="float" office:value="0.0000401843">
                <text:p>0.00004018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0.0000281199">
                <text:p>0.0000281199</text:p>
              </table:table-cell>
              <table:table-cell office:value-type="float" office:value="209">
                <text:p>209</text:p>
              </table:table-cell>
              <table:table-cell office:value-type="float" office:value="0.0000395983">
                <text:p>0.00003959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0.0000281229">
                <text:p>0.0000281229</text:p>
              </table:table-cell>
              <table:table-cell office:value-type="float" office:value="210">
                <text:p>210</text:p>
              </table:table-cell>
              <table:table-cell office:value-type="float" office:value="0.0000385386">
                <text:p>0.00003853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0.0000263938">
                <text:p>0.0000263938</text:p>
              </table:table-cell>
              <table:table-cell office:value-type="float" office:value="211">
                <text:p>211</text:p>
              </table:table-cell>
              <table:table-cell office:value-type="float" office:value="0.0000396454">
                <text:p>0.00003964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0.0000297434">
                <text:p>0.0000297434</text:p>
              </table:table-cell>
              <table:table-cell office:value-type="float" office:value="212">
                <text:p>212</text:p>
              </table:table-cell>
              <table:table-cell office:value-type="float" office:value="0.0000390663">
                <text:p>0.00003906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0.0000269332">
                <text:p>0.0000269332</text:p>
              </table:table-cell>
              <table:table-cell office:value-type="float" office:value="213">
                <text:p>213</text:p>
              </table:table-cell>
              <table:table-cell office:value-type="float" office:value="0.0000382646">
                <text:p>0.00003826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0.0000268516">
                <text:p>0.0000268516</text:p>
              </table:table-cell>
              <table:table-cell office:value-type="float" office:value="214">
                <text:p>214</text:p>
              </table:table-cell>
              <table:table-cell office:value-type="float" office:value="0.0000382874">
                <text:p>0.00003828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0.0000274695">
                <text:p>0.0000274695</text:p>
              </table:table-cell>
              <table:table-cell office:value-type="float" office:value="215">
                <text:p>215</text:p>
              </table:table-cell>
              <table:table-cell office:value-type="float" office:value="0.0000372471">
                <text:p>0.00003724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0.0000261798">
                <text:p>0.0000261798</text:p>
              </table:table-cell>
              <table:table-cell office:value-type="float" office:value="216">
                <text:p>216</text:p>
              </table:table-cell>
              <table:table-cell office:value-type="float" office:value="0.0000369925">
                <text:p>0.00003699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0.0000267855">
                <text:p>0.0000267855</text:p>
              </table:table-cell>
              <table:table-cell office:value-type="float" office:value="217">
                <text:p>217</text:p>
              </table:table-cell>
              <table:table-cell office:value-type="float" office:value="0.0000367226">
                <text:p>0.00003672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0.0000260064">
                <text:p>0.0000260064</text:p>
              </table:table-cell>
              <table:table-cell office:value-type="float" office:value="218">
                <text:p>218</text:p>
              </table:table-cell>
              <table:table-cell office:value-type="float" office:value="0.0000359793">
                <text:p>0.00003597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0.0000267363">
                <text:p>0.0000267363</text:p>
              </table:table-cell>
              <table:table-cell office:value-type="float" office:value="219">
                <text:p>219</text:p>
              </table:table-cell>
              <table:table-cell office:value-type="float" office:value="0.0000353602">
                <text:p>0.00003536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0.0000264605">
                <text:p>0.0000264605</text:p>
              </table:table-cell>
              <table:table-cell office:value-type="float" office:value="220">
                <text:p>220</text:p>
              </table:table-cell>
              <table:table-cell office:value-type="float" office:value="0.0000350042">
                <text:p>0.00003500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0.0000248292">
                <text:p>0.0000248292</text:p>
              </table:table-cell>
              <table:table-cell office:value-type="float" office:value="221">
                <text:p>221</text:p>
              </table:table-cell>
              <table:table-cell office:value-type="float" office:value="0.0000335591">
                <text:p>0.00003355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0.0000254468">
                <text:p>0.0000254468</text:p>
              </table:table-cell>
              <table:table-cell office:value-type="float" office:value="222">
                <text:p>222</text:p>
              </table:table-cell>
              <table:table-cell office:value-type="float" office:value="0.0000356902">
                <text:p>0.00003569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0.0000253361">
                <text:p>0.0000253361</text:p>
              </table:table-cell>
              <table:table-cell office:value-type="float" office:value="223">
                <text:p>223</text:p>
              </table:table-cell>
              <table:table-cell office:value-type="float" office:value="0.0000347365">
                <text:p>0.00003473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0.0000247517">
                <text:p>0.0000247517</text:p>
              </table:table-cell>
              <table:table-cell office:value-type="float" office:value="224">
                <text:p>224</text:p>
              </table:table-cell>
              <table:table-cell office:value-type="float" office:value="0.0000337491">
                <text:p>0.00003374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0.0000241305">
                <text:p>0.0000241305</text:p>
              </table:table-cell>
              <table:table-cell office:value-type="float" office:value="225">
                <text:p>225</text:p>
              </table:table-cell>
              <table:table-cell office:value-type="float" office:value="0.00003427">
                <text:p>0.000034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0.00002567">
                <text:p>0.00002567</text:p>
              </table:table-cell>
              <table:table-cell office:value-type="float" office:value="226">
                <text:p>226</text:p>
              </table:table-cell>
              <table:table-cell office:value-type="float" office:value="0.000032892">
                <text:p>0.0000328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0.000024036">
                <text:p>0.000024036</text:p>
              </table:table-cell>
              <table:table-cell office:value-type="float" office:value="227">
                <text:p>227</text:p>
              </table:table-cell>
              <table:table-cell office:value-type="float" office:value="0.0000333277">
                <text:p>0.00003332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0.0000245887">
                <text:p>0.0000245887</text:p>
              </table:table-cell>
              <table:table-cell office:value-type="float" office:value="228">
                <text:p>228</text:p>
              </table:table-cell>
              <table:table-cell office:value-type="float" office:value="0.0000325637">
                <text:p>0.00003256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0.0000236303">
                <text:p>0.0000236303</text:p>
              </table:table-cell>
              <table:table-cell office:value-type="float" office:value="229">
                <text:p>229</text:p>
              </table:table-cell>
              <table:table-cell office:value-type="float" office:value="0.0000320301">
                <text:p>0.00003203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0.0000234706">
                <text:p>0.0000234706</text:p>
              </table:table-cell>
              <table:table-cell office:value-type="float" office:value="230">
                <text:p>230</text:p>
              </table:table-cell>
              <table:table-cell office:value-type="float" office:value="0.0000317722">
                <text:p>0.00003177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0.0000232595">
                <text:p>0.0000232595</text:p>
              </table:table-cell>
              <table:table-cell office:value-type="float" office:value="231">
                <text:p>231</text:p>
              </table:table-cell>
              <table:table-cell office:value-type="float" office:value="0.0000324586">
                <text:p>0.00003245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0.0000229342">
                <text:p>0.0000229342</text:p>
              </table:table-cell>
              <table:table-cell office:value-type="float" office:value="232">
                <text:p>232</text:p>
              </table:table-cell>
              <table:table-cell office:value-type="float" office:value="0.0000321775">
                <text:p>0.00003217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0.0000245515">
                <text:p>0.0000245515</text:p>
              </table:table-cell>
              <table:table-cell office:value-type="float" office:value="233">
                <text:p>233</text:p>
              </table:table-cell>
              <table:table-cell office:value-type="float" office:value="0.0000320042">
                <text:p>0.00003200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0.0000226361">
                <text:p>0.0000226361</text:p>
              </table:table-cell>
              <table:table-cell office:value-type="float" office:value="234">
                <text:p>234</text:p>
              </table:table-cell>
              <table:table-cell office:value-type="float" office:value="0.0000325678">
                <text:p>0.00003256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0.0000236421">
                <text:p>0.0000236421</text:p>
              </table:table-cell>
              <table:table-cell office:value-type="float" office:value="235">
                <text:p>235</text:p>
              </table:table-cell>
              <table:table-cell office:value-type="float" office:value="0.0000322396">
                <text:p>0.00003223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0.0000218262">
                <text:p>0.0000218262</text:p>
              </table:table-cell>
              <table:table-cell office:value-type="float" office:value="236">
                <text:p>236</text:p>
              </table:table-cell>
              <table:table-cell office:value-type="float" office:value="0.0000318424">
                <text:p>0.00003184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0.0000221917">
                <text:p>0.0000221917</text:p>
              </table:table-cell>
              <table:table-cell office:value-type="float" office:value="237">
                <text:p>237</text:p>
              </table:table-cell>
              <table:table-cell office:value-type="float" office:value="0.0000306533">
                <text:p>0.00003065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0.0000231269">
                <text:p>0.0000231269</text:p>
              </table:table-cell>
              <table:table-cell office:value-type="float" office:value="238">
                <text:p>238</text:p>
              </table:table-cell>
              <table:table-cell office:value-type="float" office:value="0.0000309711">
                <text:p>0.00003097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0.0000220801">
                <text:p>0.0000220801</text:p>
              </table:table-cell>
              <table:table-cell office:value-type="float" office:value="239">
                <text:p>239</text:p>
              </table:table-cell>
              <table:table-cell office:value-type="float" office:value="0.0000301217">
                <text:p>0.00003012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0.0000216244">
                <text:p>0.0000216244</text:p>
              </table:table-cell>
              <table:table-cell office:value-type="float" office:value="240">
                <text:p>240</text:p>
              </table:table-cell>
              <table:table-cell office:value-type="float" office:value="0.0000308085">
                <text:p>0.00003080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0.0000209686">
                <text:p>0.0000209686</text:p>
              </table:table-cell>
              <table:table-cell office:value-type="float" office:value="241">
                <text:p>241</text:p>
              </table:table-cell>
              <table:table-cell office:value-type="float" office:value="0.0000297088">
                <text:p>0.00002970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0.000021597">
                <text:p>0.000021597</text:p>
              </table:table-cell>
              <table:table-cell office:value-type="float" office:value="242">
                <text:p>242</text:p>
              </table:table-cell>
              <table:table-cell office:value-type="float" office:value="0.0000297264">
                <text:p>0.00002972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0.0000211469">
                <text:p>0.0000211469</text:p>
              </table:table-cell>
              <table:table-cell office:value-type="float" office:value="243">
                <text:p>243</text:p>
              </table:table-cell>
              <table:table-cell office:value-type="float" office:value="0.0000296174">
                <text:p>0.00002961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0.000021239">
                <text:p>0.000021239</text:p>
              </table:table-cell>
              <table:table-cell office:value-type="float" office:value="244">
                <text:p>244</text:p>
              </table:table-cell>
              <table:table-cell office:value-type="float" office:value="0.000028607">
                <text:p>0.0000286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0.0000206793">
                <text:p>0.0000206793</text:p>
              </table:table-cell>
              <table:table-cell office:value-type="float" office:value="245">
                <text:p>245</text:p>
              </table:table-cell>
              <table:table-cell office:value-type="float" office:value="0.0000295289">
                <text:p>0.00002952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0.0000199682">
                <text:p>0.0000199682</text:p>
              </table:table-cell>
              <table:table-cell office:value-type="float" office:value="246">
                <text:p>246</text:p>
              </table:table-cell>
              <table:table-cell office:value-type="float" office:value="0.000028521">
                <text:p>0.0000285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0.0000207206">
                <text:p>0.0000207206</text:p>
              </table:table-cell>
              <table:table-cell office:value-type="float" office:value="247">
                <text:p>247</text:p>
              </table:table-cell>
              <table:table-cell office:value-type="float" office:value="0.000029347">
                <text:p>0.0000293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0.0000200463">
                <text:p>0.0000200463</text:p>
              </table:table-cell>
              <table:table-cell office:value-type="float" office:value="248">
                <text:p>248</text:p>
              </table:table-cell>
              <table:table-cell office:value-type="float" office:value="0.0000289929">
                <text:p>0.00002899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0.0000196582">
                <text:p>0.0000196582</text:p>
              </table:table-cell>
              <table:table-cell office:value-type="float" office:value="249">
                <text:p>249</text:p>
              </table:table-cell>
              <table:table-cell office:value-type="float" office:value="0.000028584">
                <text:p>0.0000285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0.0000187131">
                <text:p>0.0000187131</text:p>
              </table:table-cell>
              <table:table-cell office:value-type="float" office:value="250">
                <text:p>250</text:p>
              </table:table-cell>
              <table:table-cell office:value-type="float" office:value="0.000027512">
                <text:p>0.0000275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0.0000200557">
                <text:p>0.0000200557</text:p>
              </table:table-cell>
              <table:table-cell office:value-type="float" office:value="251">
                <text:p>251</text:p>
              </table:table-cell>
              <table:table-cell office:value-type="float" office:value="0.0000275759">
                <text:p>0.00002757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0.0000189003">
                <text:p>0.0000189003</text:p>
              </table:table-cell>
              <table:table-cell office:value-type="float" office:value="252">
                <text:p>252</text:p>
              </table:table-cell>
              <table:table-cell office:value-type="float" office:value="0.0000266812">
                <text:p>0.00002668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0.0000187321">
                <text:p>0.0000187321</text:p>
              </table:table-cell>
              <table:table-cell office:value-type="float" office:value="253">
                <text:p>253</text:p>
              </table:table-cell>
              <table:table-cell office:value-type="float" office:value="0.0000279236">
                <text:p>0.00002792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0.0000187066">
                <text:p>0.0000187066</text:p>
              </table:table-cell>
              <table:table-cell office:value-type="float" office:value="254">
                <text:p>254</text:p>
              </table:table-cell>
              <table:table-cell office:value-type="float" office:value="0.000027602">
                <text:p>0.0000276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0.0000176295">
                <text:p>0.0000176295</text:p>
              </table:table-cell>
              <table:table-cell office:value-type="float" office:value="255">
                <text:p>255</text:p>
              </table:table-cell>
              <table:table-cell office:value-type="float" office:value="0.0000261996">
                <text:p>0.00002619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0.0000175923">
                <text:p>0.0000175923</text:p>
              </table:table-cell>
              <table:table-cell office:value-type="float" office:value="256">
                <text:p>256</text:p>
              </table:table-cell>
              <table:table-cell office:value-type="float" office:value="0.0000266392">
                <text:p>0.00002663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0.0000175524">
                <text:p>0.0000175524</text:p>
              </table:table-cell>
              <table:table-cell office:value-type="float" office:value="257">
                <text:p>257</text:p>
              </table:table-cell>
              <table:table-cell office:value-type="float" office:value="0.000026672">
                <text:p>0.0000266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0.0000165706">
                <text:p>0.0000165706</text:p>
              </table:table-cell>
              <table:table-cell office:value-type="float" office:value="258">
                <text:p>258</text:p>
              </table:table-cell>
              <table:table-cell office:value-type="float" office:value="0.0000259365">
                <text:p>0.00002593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0.0000164684">
                <text:p>0.0000164684</text:p>
              </table:table-cell>
              <table:table-cell office:value-type="float" office:value="259">
                <text:p>259</text:p>
              </table:table-cell>
              <table:table-cell office:value-type="float" office:value="0.0000257081">
                <text:p>0.00002570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0.0000153947">
                <text:p>0.0000153947</text:p>
              </table:table-cell>
              <table:table-cell office:value-type="float" office:value="260">
                <text:p>260</text:p>
              </table:table-cell>
              <table:table-cell office:value-type="float" office:value="0.0000260606">
                <text:p>0.00002606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0.0000170945">
                <text:p>0.0000170945</text:p>
              </table:table-cell>
              <table:table-cell office:value-type="float" office:value="261">
                <text:p>261</text:p>
              </table:table-cell>
              <table:table-cell office:value-type="float" office:value="0.0000257976">
                <text:p>0.00002579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0.0000155975">
                <text:p>0.0000155975</text:p>
              </table:table-cell>
              <table:table-cell office:value-type="float" office:value="262">
                <text:p>262</text:p>
              </table:table-cell>
              <table:table-cell office:value-type="float" office:value="0.0000264629">
                <text:p>0.00002646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0.0000153944">
                <text:p>0.0000153944</text:p>
              </table:table-cell>
              <table:table-cell office:value-type="float" office:value="263">
                <text:p>263</text:p>
              </table:table-cell>
              <table:table-cell office:value-type="float" office:value="0.0000262424">
                <text:p>0.00002624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0.0000153553">
                <text:p>0.0000153553</text:p>
              </table:table-cell>
              <table:table-cell office:value-type="float" office:value="264">
                <text:p>264</text:p>
              </table:table-cell>
              <table:table-cell office:value-type="float" office:value="0.0000242281">
                <text:p>0.00002422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0.0000146384">
                <text:p>0.0000146384</text:p>
              </table:table-cell>
              <table:table-cell office:value-type="float" office:value="265">
                <text:p>265</text:p>
              </table:table-cell>
              <table:table-cell office:value-type="float" office:value="0.0000254545">
                <text:p>0.00002545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0.0000157864">
                <text:p>0.0000157864</text:p>
              </table:table-cell>
              <table:table-cell office:value-type="float" office:value="266">
                <text:p>266</text:p>
              </table:table-cell>
              <table:table-cell office:value-type="float" office:value="0.0000247749">
                <text:p>0.00002477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0.0000143239">
                <text:p>0.0000143239</text:p>
              </table:table-cell>
              <table:table-cell office:value-type="float" office:value="267">
                <text:p>267</text:p>
              </table:table-cell>
              <table:table-cell office:value-type="float" office:value="0.0000244693">
                <text:p>0.00002446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0.0000151853">
                <text:p>0.0000151853</text:p>
              </table:table-cell>
              <table:table-cell office:value-type="float" office:value="268">
                <text:p>268</text:p>
              </table:table-cell>
              <table:table-cell office:value-type="float" office:value="0.0000245623">
                <text:p>0.00002456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0.0000146951">
                <text:p>0.0000146951</text:p>
              </table:table-cell>
              <table:table-cell office:value-type="float" office:value="269">
                <text:p>269</text:p>
              </table:table-cell>
              <table:table-cell office:value-type="float" office:value="0.000024548">
                <text:p>0.0000245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0.0000136195">
                <text:p>0.0000136195</text:p>
              </table:table-cell>
              <table:table-cell office:value-type="float" office:value="270">
                <text:p>270</text:p>
              </table:table-cell>
              <table:table-cell office:value-type="float" office:value="0.0000238236">
                <text:p>0.00002382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0.00001402">
                <text:p>0.00001402</text:p>
              </table:table-cell>
              <table:table-cell office:value-type="float" office:value="271">
                <text:p>271</text:p>
              </table:table-cell>
              <table:table-cell office:value-type="float" office:value="0.0000236726">
                <text:p>0.00002367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0.0000135818">
                <text:p>0.0000135818</text:p>
              </table:table-cell>
              <table:table-cell office:value-type="float" office:value="272">
                <text:p>272</text:p>
              </table:table-cell>
              <table:table-cell office:value-type="float" office:value="0.0000238273">
                <text:p>0.00002382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  <table:table-cell office:value-type="float" office:value="0.000014352">
                <text:p>0.000014352</text:p>
              </table:table-cell>
              <table:table-cell office:value-type="float" office:value="273">
                <text:p>273</text:p>
              </table:table-cell>
              <table:table-cell office:value-type="float" office:value="0.0000233522">
                <text:p>0.00002335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  <table:table-cell office:value-type="float" office:value="0.0000131721">
                <text:p>0.0000131721</text:p>
              </table:table-cell>
              <table:table-cell office:value-type="float" office:value="274">
                <text:p>274</text:p>
              </table:table-cell>
              <table:table-cell office:value-type="float" office:value="0.0000226881">
                <text:p>0.00002268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0.00001377">
                <text:p>0.00001377</text:p>
              </table:table-cell>
              <table:table-cell office:value-type="float" office:value="275">
                <text:p>275</text:p>
              </table:table-cell>
              <table:table-cell office:value-type="float" office:value="0.0000235707">
                <text:p>0.00002357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0.0000132369">
                <text:p>0.0000132369</text:p>
              </table:table-cell>
              <table:table-cell office:value-type="float" office:value="276">
                <text:p>276</text:p>
              </table:table-cell>
              <table:table-cell office:value-type="float" office:value="0.000022824">
                <text:p>0.0000228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0.0000127542">
                <text:p>0.0000127542</text:p>
              </table:table-cell>
              <table:table-cell office:value-type="float" office:value="277">
                <text:p>277</text:p>
              </table:table-cell>
              <table:table-cell office:value-type="float" office:value="0.0000226762">
                <text:p>0.00002267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0.0000131103">
                <text:p>0.0000131103</text:p>
              </table:table-cell>
              <table:table-cell office:value-type="float" office:value="278">
                <text:p>278</text:p>
              </table:table-cell>
              <table:table-cell office:value-type="float" office:value="0.0000216864">
                <text:p>0.00002168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  <table:table-cell office:value-type="float" office:value="0.0000131526">
                <text:p>0.0000131526</text:p>
              </table:table-cell>
              <table:table-cell office:value-type="float" office:value="279">
                <text:p>279</text:p>
              </table:table-cell>
              <table:table-cell office:value-type="float" office:value="0.0000229216">
                <text:p>0.00002292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0.000012679">
                <text:p>0.000012679</text:p>
              </table:table-cell>
              <table:table-cell office:value-type="float" office:value="280">
                <text:p>280</text:p>
              </table:table-cell>
              <table:table-cell office:value-type="float" office:value="0.0000216709">
                <text:p>0.00002167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0.0000124923">
                <text:p>0.0000124923</text:p>
              </table:table-cell>
              <table:table-cell office:value-type="float" office:value="281">
                <text:p>281</text:p>
              </table:table-cell>
              <table:table-cell office:value-type="float" office:value="0.0000226681">
                <text:p>0.00002266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0.0000124259">
                <text:p>0.0000124259</text:p>
              </table:table-cell>
              <table:table-cell office:value-type="float" office:value="282">
                <text:p>282</text:p>
              </table:table-cell>
              <table:table-cell office:value-type="float" office:value="0.0000211994">
                <text:p>0.00002119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0.000012061">
                <text:p>0.000012061</text:p>
              </table:table-cell>
              <table:table-cell office:value-type="float" office:value="283">
                <text:p>283</text:p>
              </table:table-cell>
              <table:table-cell office:value-type="float" office:value="0.0000219828">
                <text:p>0.00002198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  <table:table-cell office:value-type="float" office:value="0.0000125783">
                <text:p>0.0000125783</text:p>
              </table:table-cell>
              <table:table-cell office:value-type="float" office:value="284">
                <text:p>284</text:p>
              </table:table-cell>
              <table:table-cell office:value-type="float" office:value="0.0000219622">
                <text:p>0.00002196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0.0000119322">
                <text:p>0.0000119322</text:p>
              </table:table-cell>
              <table:table-cell office:value-type="float" office:value="285">
                <text:p>285</text:p>
              </table:table-cell>
              <table:table-cell office:value-type="float" office:value="0.0000198695">
                <text:p>0.00001986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0.0000117215">
                <text:p>0.0000117215</text:p>
              </table:table-cell>
              <table:table-cell office:value-type="float" office:value="286">
                <text:p>286</text:p>
              </table:table-cell>
              <table:table-cell office:value-type="float" office:value="0.0000220077">
                <text:p>0.00002200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0.0000121733">
                <text:p>0.0000121733</text:p>
              </table:table-cell>
              <table:table-cell office:value-type="float" office:value="287">
                <text:p>287</text:p>
              </table:table-cell>
              <table:table-cell office:value-type="float" office:value="0.0000206017">
                <text:p>0.00002060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0.0000119612">
                <text:p>0.0000119612</text:p>
              </table:table-cell>
              <table:table-cell office:value-type="float" office:value="288">
                <text:p>288</text:p>
              </table:table-cell>
              <table:table-cell office:value-type="float" office:value="0.0000204453">
                <text:p>0.00002044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0.0000112343">
                <text:p>0.0000112343</text:p>
              </table:table-cell>
              <table:table-cell office:value-type="float" office:value="289">
                <text:p>289</text:p>
              </table:table-cell>
              <table:table-cell office:value-type="float" office:value="0.0000200924">
                <text:p>0.00002009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0.0000118376">
                <text:p>0.0000118376</text:p>
              </table:table-cell>
              <table:table-cell office:value-type="float" office:value="290">
                <text:p>290</text:p>
              </table:table-cell>
              <table:table-cell office:value-type="float" office:value="0.0000198701">
                <text:p>0.00001987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0.0000110753">
                <text:p>0.0000110753</text:p>
              </table:table-cell>
              <table:table-cell office:value-type="float" office:value="291">
                <text:p>291</text:p>
              </table:table-cell>
              <table:table-cell office:value-type="float" office:value="0.0000202609">
                <text:p>0.00002026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0.0000115665">
                <text:p>0.0000115665</text:p>
              </table:table-cell>
              <table:table-cell office:value-type="float" office:value="292">
                <text:p>292</text:p>
              </table:table-cell>
              <table:table-cell office:value-type="float" office:value="0.000019713">
                <text:p>0.0000197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0.0000113319">
                <text:p>0.0000113319</text:p>
              </table:table-cell>
              <table:table-cell office:value-type="float" office:value="293">
                <text:p>293</text:p>
              </table:table-cell>
              <table:table-cell office:value-type="float" office:value="0.0000193349">
                <text:p>0.0000193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  <table:table-cell office:value-type="float" office:value="0.000011001">
                <text:p>0.000011001</text:p>
              </table:table-cell>
              <table:table-cell office:value-type="float" office:value="294">
                <text:p>294</text:p>
              </table:table-cell>
              <table:table-cell office:value-type="float" office:value="0.0000197032">
                <text:p>0.00001970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0.0000114246">
                <text:p>0.0000114246</text:p>
              </table:table-cell>
              <table:table-cell office:value-type="float" office:value="295">
                <text:p>295</text:p>
              </table:table-cell>
              <table:table-cell office:value-type="float" office:value="0.000018913">
                <text:p>0.000018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0.0000102936">
                <text:p>0.0000102936</text:p>
              </table:table-cell>
              <table:table-cell office:value-type="float" office:value="296">
                <text:p>296</text:p>
              </table:table-cell>
              <table:table-cell office:value-type="float" office:value="0.0000179825">
                <text:p>0.0000179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0.0000110033">
                <text:p>0.0000110033</text:p>
              </table:table-cell>
              <table:table-cell office:value-type="float" office:value="297">
                <text:p>297</text:p>
              </table:table-cell>
              <table:table-cell office:value-type="float" office:value="0.0000188497">
                <text:p>0.0000188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0.000010095">
                <text:p>0.000010095</text:p>
              </table:table-cell>
              <table:table-cell office:value-type="float" office:value="298">
                <text:p>298</text:p>
              </table:table-cell>
              <table:table-cell office:value-type="float" office:value="0.0000184395">
                <text:p>0.0000184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  <table:table-cell office:value-type="float" office:value="0.0000105061">
                <text:p>0.0000105061</text:p>
              </table:table-cell>
              <table:table-cell office:value-type="float" office:value="299">
                <text:p>299</text:p>
              </table:table-cell>
              <table:table-cell office:value-type="float" office:value="0.0000183564">
                <text:p>0.0000183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0.0000103855">
                <text:p>0.0000103855</text:p>
              </table:table-cell>
              <table:table-cell office:value-type="float" office:value="300">
                <text:p>300</text:p>
              </table:table-cell>
              <table:table-cell office:value-type="float" office:value="0.0000179568">
                <text:p>0.0000179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0.00000986441">
                <text:p>0.00000986441</text:p>
              </table:table-cell>
              <table:table-cell office:value-type="float" office:value="301">
                <text:p>301</text:p>
              </table:table-cell>
              <table:table-cell office:value-type="float" office:value="0.0000177057">
                <text:p>0.0000177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0.0000102374">
                <text:p>0.0000102374</text:p>
              </table:table-cell>
              <table:table-cell office:value-type="float" office:value="302">
                <text:p>302</text:p>
              </table:table-cell>
              <table:table-cell office:value-type="float" office:value="0.0000182173">
                <text:p>0.0000182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  <table:table-cell office:value-type="float" office:value="0.00000961338">
                <text:p>0.00000961338</text:p>
              </table:table-cell>
              <table:table-cell office:value-type="float" office:value="303">
                <text:p>303</text:p>
              </table:table-cell>
              <table:table-cell office:value-type="float" office:value="0.0000171428">
                <text:p>0.00001714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  <table:table-cell office:value-type="float" office:value="0.0000106108">
                <text:p>0.0000106108</text:p>
              </table:table-cell>
              <table:table-cell office:value-type="float" office:value="304">
                <text:p>304</text:p>
              </table:table-cell>
              <table:table-cell office:value-type="float" office:value="0.0000174979">
                <text:p>0.0000174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0.00000942706">
                <text:p>0.00000942706</text:p>
              </table:table-cell>
              <table:table-cell office:value-type="float" office:value="305">
                <text:p>305</text:p>
              </table:table-cell>
              <table:table-cell office:value-type="float" office:value="0.0000167445">
                <text:p>0.00001674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  <table:table-cell office:value-type="float" office:value="0.00000931822">
                <text:p>0.00000931822</text:p>
              </table:table-cell>
              <table:table-cell office:value-type="float" office:value="306">
                <text:p>306</text:p>
              </table:table-cell>
              <table:table-cell office:value-type="float" office:value="0.0000170691">
                <text:p>0.0000170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0.00000906404">
                <text:p>0.00000906404</text:p>
              </table:table-cell>
              <table:table-cell office:value-type="float" office:value="307">
                <text:p>307</text:p>
              </table:table-cell>
              <table:table-cell office:value-type="float" office:value="0.0000171639">
                <text:p>0.0000171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0.00000994321">
                <text:p>0.00000994321</text:p>
              </table:table-cell>
              <table:table-cell office:value-type="float" office:value="308">
                <text:p>308</text:p>
              </table:table-cell>
              <table:table-cell office:value-type="float" office:value="0.0000165043">
                <text:p>0.0000165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  <table:table-cell office:value-type="float" office:value="0.00000944927">
                <text:p>0.00000944927</text:p>
              </table:table-cell>
              <table:table-cell office:value-type="float" office:value="309">
                <text:p>309</text:p>
              </table:table-cell>
              <table:table-cell office:value-type="float" office:value="0.0000164589">
                <text:p>0.0000164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0.00000919564">
                <text:p>0.00000919564</text:p>
              </table:table-cell>
              <table:table-cell office:value-type="float" office:value="310">
                <text:p>310</text:p>
              </table:table-cell>
              <table:table-cell office:value-type="float" office:value="0.0000163812">
                <text:p>0.0000163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0.0000089673">
                <text:p>0.0000089673</text:p>
              </table:table-cell>
              <table:table-cell office:value-type="float" office:value="311">
                <text:p>311</text:p>
              </table:table-cell>
              <table:table-cell office:value-type="float" office:value="0.0000159588">
                <text:p>0.0000159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  <table:table-cell office:value-type="float" office:value="0.00000904508">
                <text:p>0.00000904508</text:p>
              </table:table-cell>
              <table:table-cell office:value-type="float" office:value="312">
                <text:p>312</text:p>
              </table:table-cell>
              <table:table-cell office:value-type="float" office:value="0.0000169167">
                <text:p>0.0000169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  <table:table-cell office:value-type="float" office:value="0.00000900766">
                <text:p>0.00000900766</text:p>
              </table:table-cell>
              <table:table-cell office:value-type="float" office:value="313">
                <text:p>313</text:p>
              </table:table-cell>
              <table:table-cell office:value-type="float" office:value="0.0000167678">
                <text:p>0.0000167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0.00000884814">
                <text:p>0.00000884814</text:p>
              </table:table-cell>
              <table:table-cell office:value-type="float" office:value="314">
                <text:p>314</text:p>
              </table:table-cell>
              <table:table-cell office:value-type="float" office:value="0.0000154409">
                <text:p>0.0000154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0.00000855456">
                <text:p>0.00000855456</text:p>
              </table:table-cell>
              <table:table-cell office:value-type="float" office:value="315">
                <text:p>315</text:p>
              </table:table-cell>
              <table:table-cell office:value-type="float" office:value="0.0000161485">
                <text:p>0.0000161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0.00000817206">
                <text:p>0.00000817206</text:p>
              </table:table-cell>
              <table:table-cell office:value-type="float" office:value="316">
                <text:p>316</text:p>
              </table:table-cell>
              <table:table-cell office:value-type="float" office:value="0.0000154313">
                <text:p>0.0000154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  <table:table-cell office:value-type="float" office:value="0.00000819473">
                <text:p>0.00000819473</text:p>
              </table:table-cell>
              <table:table-cell office:value-type="float" office:value="317">
                <text:p>317</text:p>
              </table:table-cell>
              <table:table-cell office:value-type="float" office:value="0.0000152751">
                <text:p>0.0000152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0.000009087">
                <text:p>0.000009087</text:p>
              </table:table-cell>
              <table:table-cell office:value-type="float" office:value="318">
                <text:p>318</text:p>
              </table:table-cell>
              <table:table-cell office:value-type="float" office:value="0.0000149573">
                <text:p>0.0000149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">
                <text:p>319</text:p>
              </table:table-cell>
              <table:table-cell office:value-type="float" office:value="0.00000786291">
                <text:p>0.00000786291</text:p>
              </table:table-cell>
              <table:table-cell office:value-type="float" office:value="319">
                <text:p>319</text:p>
              </table:table-cell>
              <table:table-cell office:value-type="float" office:value="0.0000144586">
                <text:p>0.0000144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0.00000848115">
                <text:p>0.00000848115</text:p>
              </table:table-cell>
              <table:table-cell office:value-type="float" office:value="320">
                <text:p>320</text:p>
              </table:table-cell>
              <table:table-cell office:value-type="float" office:value="0.0000147934">
                <text:p>0.0000147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">
                <text:p>321</text:p>
              </table:table-cell>
              <table:table-cell office:value-type="float" office:value="0.00000756639">
                <text:p>0.00000756639</text:p>
              </table:table-cell>
              <table:table-cell office:value-type="float" office:value="321">
                <text:p>321</text:p>
              </table:table-cell>
              <table:table-cell office:value-type="float" office:value="0.0000140631">
                <text:p>0.0000140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">
                <text:p>322</text:p>
              </table:table-cell>
              <table:table-cell office:value-type="float" office:value="0.00000802327">
                <text:p>0.00000802327</text:p>
              </table:table-cell>
              <table:table-cell office:value-type="float" office:value="322">
                <text:p>322</text:p>
              </table:table-cell>
              <table:table-cell office:value-type="float" office:value="0.0000147646">
                <text:p>0.00001476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0.00000798159">
                <text:p>0.00000798159</text:p>
              </table:table-cell>
              <table:table-cell office:value-type="float" office:value="323">
                <text:p>323</text:p>
              </table:table-cell>
              <table:table-cell office:value-type="float" office:value="0.0000145786">
                <text:p>0.0000145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">
                <text:p>324</text:p>
              </table:table-cell>
              <table:table-cell office:value-type="float" office:value="0.00000717791">
                <text:p>0.00000717791</text:p>
              </table:table-cell>
              <table:table-cell office:value-type="float" office:value="324">
                <text:p>324</text:p>
              </table:table-cell>
              <table:table-cell office:value-type="float" office:value="0.0000137897">
                <text:p>0.00001378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0.00000848132">
                <text:p>0.00000848132</text:p>
              </table:table-cell>
              <table:table-cell office:value-type="float" office:value="325">
                <text:p>325</text:p>
              </table:table-cell>
              <table:table-cell office:value-type="float" office:value="0.0000149238">
                <text:p>0.0000149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0.00000680189">
                <text:p>0.00000680189</text:p>
              </table:table-cell>
              <table:table-cell office:value-type="float" office:value="326">
                <text:p>326</text:p>
              </table:table-cell>
              <table:table-cell office:value-type="float" office:value="0.0000139184">
                <text:p>0.0000139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">
                <text:p>327</text:p>
              </table:table-cell>
              <table:table-cell office:value-type="float" office:value="0.00000769053">
                <text:p>0.00000769053</text:p>
              </table:table-cell>
              <table:table-cell office:value-type="float" office:value="327">
                <text:p>327</text:p>
              </table:table-cell>
              <table:table-cell office:value-type="float" office:value="0.0000138199">
                <text:p>0.0000138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  <table:table-cell office:value-type="float" office:value="0.00000704724">
                <text:p>0.00000704724</text:p>
              </table:table-cell>
              <table:table-cell office:value-type="float" office:value="328">
                <text:p>328</text:p>
              </table:table-cell>
              <table:table-cell office:value-type="float" office:value="0.0000136323">
                <text:p>0.0000136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0.00000733108">
                <text:p>0.00000733108</text:p>
              </table:table-cell>
              <table:table-cell office:value-type="float" office:value="329">
                <text:p>329</text:p>
              </table:table-cell>
              <table:table-cell office:value-type="float" office:value="0.0000130778">
                <text:p>0.0000130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0.00000656883">
                <text:p>0.00000656883</text:p>
              </table:table-cell>
              <table:table-cell office:value-type="float" office:value="330">
                <text:p>330</text:p>
              </table:table-cell>
              <table:table-cell office:value-type="float" office:value="0.0000126282">
                <text:p>0.0000126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0.0000071418">
                <text:p>0.0000071418</text:p>
              </table:table-cell>
              <table:table-cell office:value-type="float" office:value="331">
                <text:p>331</text:p>
              </table:table-cell>
              <table:table-cell office:value-type="float" office:value="0.0000128549">
                <text:p>0.0000128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  <table:table-cell office:value-type="float" office:value="0.00000722099">
                <text:p>0.00000722099</text:p>
              </table:table-cell>
              <table:table-cell office:value-type="float" office:value="332">
                <text:p>332</text:p>
              </table:table-cell>
              <table:table-cell office:value-type="float" office:value="0.0000128191">
                <text:p>0.00001281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">
                <text:p>333</text:p>
              </table:table-cell>
              <table:table-cell office:value-type="float" office:value="0.00000662214">
                <text:p>0.00000662214</text:p>
              </table:table-cell>
              <table:table-cell office:value-type="float" office:value="333">
                <text:p>333</text:p>
              </table:table-cell>
              <table:table-cell office:value-type="float" office:value="0.0000125846">
                <text:p>0.00001258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0.00000663458">
                <text:p>0.00000663458</text:p>
              </table:table-cell>
              <table:table-cell office:value-type="float" office:value="334">
                <text:p>334</text:p>
              </table:table-cell>
              <table:table-cell office:value-type="float" office:value="0.0000124933">
                <text:p>0.0000124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  <table:table-cell office:value-type="float" office:value="0.00000683372">
                <text:p>0.00000683372</text:p>
              </table:table-cell>
              <table:table-cell office:value-type="float" office:value="335">
                <text:p>335</text:p>
              </table:table-cell>
              <table:table-cell office:value-type="float" office:value="0.0000122711">
                <text:p>0.00001227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">
                <text:p>336</text:p>
              </table:table-cell>
              <table:table-cell office:value-type="float" office:value="0.00000604731">
                <text:p>0.00000604731</text:p>
              </table:table-cell>
              <table:table-cell office:value-type="float" office:value="336">
                <text:p>336</text:p>
              </table:table-cell>
              <table:table-cell office:value-type="float" office:value="0.0000119058">
                <text:p>0.0000119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">
                <text:p>337</text:p>
              </table:table-cell>
              <table:table-cell office:value-type="float" office:value="0.0000068428">
                <text:p>0.0000068428</text:p>
              </table:table-cell>
              <table:table-cell office:value-type="float" office:value="337">
                <text:p>337</text:p>
              </table:table-cell>
              <table:table-cell office:value-type="float" office:value="0.0000122082">
                <text:p>0.0000122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">
                <text:p>338</text:p>
              </table:table-cell>
              <table:table-cell office:value-type="float" office:value="0.00000597767">
                <text:p>0.00000597767</text:p>
              </table:table-cell>
              <table:table-cell office:value-type="float" office:value="338">
                <text:p>338</text:p>
              </table:table-cell>
              <table:table-cell office:value-type="float" office:value="0.0000116972">
                <text:p>0.0000116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0.00000706453">
                <text:p>0.00000706453</text:p>
              </table:table-cell>
              <table:table-cell office:value-type="float" office:value="339">
                <text:p>339</text:p>
              </table:table-cell>
              <table:table-cell office:value-type="float" office:value="0.0000116393">
                <text:p>0.0000116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0.00000569468">
                <text:p>0.00000569468</text:p>
              </table:table-cell>
              <table:table-cell office:value-type="float" office:value="340">
                <text:p>340</text:p>
              </table:table-cell>
              <table:table-cell office:value-type="float" office:value="0.0000115811">
                <text:p>0.0000115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0.00000656389">
                <text:p>0.00000656389</text:p>
              </table:table-cell>
              <table:table-cell office:value-type="float" office:value="341">
                <text:p>341</text:p>
              </table:table-cell>
              <table:table-cell office:value-type="float" office:value="0.0000114073">
                <text:p>0.0000114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">
                <text:p>342</text:p>
              </table:table-cell>
              <table:table-cell office:value-type="float" office:value="0.00000553155">
                <text:p>0.00000553155</text:p>
              </table:table-cell>
              <table:table-cell office:value-type="float" office:value="342">
                <text:p>342</text:p>
              </table:table-cell>
              <table:table-cell office:value-type="float" office:value="0.0000107319">
                <text:p>0.0000107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">
                <text:p>343</text:p>
              </table:table-cell>
              <table:table-cell office:value-type="float" office:value="0.0000068694">
                <text:p>0.0000068694</text:p>
              </table:table-cell>
              <table:table-cell office:value-type="float" office:value="343">
                <text:p>343</text:p>
              </table:table-cell>
              <table:table-cell office:value-type="float" office:value="0.0000114787">
                <text:p>0.0000114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  <table:table-cell office:value-type="float" office:value="0.00000538263">
                <text:p>0.00000538263</text:p>
              </table:table-cell>
              <table:table-cell office:value-type="float" office:value="344">
                <text:p>344</text:p>
              </table:table-cell>
              <table:table-cell office:value-type="float" office:value="0.0000107037">
                <text:p>0.00001070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  <table:table-cell office:value-type="float" office:value="0.00000624494">
                <text:p>0.00000624494</text:p>
              </table:table-cell>
              <table:table-cell office:value-type="float" office:value="345">
                <text:p>345</text:p>
              </table:table-cell>
              <table:table-cell office:value-type="float" office:value="0.0000113504">
                <text:p>0.0000113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  <table:table-cell office:value-type="float" office:value="0.00000539909">
                <text:p>0.00000539909</text:p>
              </table:table-cell>
              <table:table-cell office:value-type="float" office:value="346">
                <text:p>346</text:p>
              </table:table-cell>
              <table:table-cell office:value-type="float" office:value="0.0000110182">
                <text:p>0.0000110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  <table:table-cell office:value-type="float" office:value="0.00000624623">
                <text:p>0.00000624623</text:p>
              </table:table-cell>
              <table:table-cell office:value-type="float" office:value="347">
                <text:p>347</text:p>
              </table:table-cell>
              <table:table-cell office:value-type="float" office:value="0.0000106086">
                <text:p>0.0000106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">
                <text:p>348</text:p>
              </table:table-cell>
              <table:table-cell office:value-type="float" office:value="0.00000607708">
                <text:p>0.00000607708</text:p>
              </table:table-cell>
              <table:table-cell office:value-type="float" office:value="348">
                <text:p>348</text:p>
              </table:table-cell>
              <table:table-cell office:value-type="float" office:value="0.0000106262">
                <text:p>0.0000106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0.0000054183">
                <text:p>0.0000054183</text:p>
              </table:table-cell>
              <table:table-cell office:value-type="float" office:value="349">
                <text:p>349</text:p>
              </table:table-cell>
              <table:table-cell office:value-type="float" office:value="0.0000102914">
                <text:p>0.0000102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0.00000527881">
                <text:p>0.00000527881</text:p>
              </table:table-cell>
              <table:table-cell office:value-type="float" office:value="350">
                <text:p>350</text:p>
              </table:table-cell>
              <table:table-cell office:value-type="float" office:value="0.0000101116">
                <text:p>0.0000101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">
                <text:p>351</text:p>
              </table:table-cell>
              <table:table-cell office:value-type="float" office:value="0.00000524206">
                <text:p>0.00000524206</text:p>
              </table:table-cell>
              <table:table-cell office:value-type="float" office:value="351">
                <text:p>351</text:p>
              </table:table-cell>
              <table:table-cell office:value-type="float" office:value="0.0000101354">
                <text:p>0.0000101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">
                <text:p>352</text:p>
              </table:table-cell>
              <table:table-cell office:value-type="float" office:value="0.00000478839">
                <text:p>0.00000478839</text:p>
              </table:table-cell>
              <table:table-cell office:value-type="float" office:value="352">
                <text:p>352</text:p>
              </table:table-cell>
              <table:table-cell office:value-type="float" office:value="0.0000102219">
                <text:p>0.0000102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">
                <text:p>353</text:p>
              </table:table-cell>
              <table:table-cell office:value-type="float" office:value="0.00000530144">
                <text:p>0.00000530144</text:p>
              </table:table-cell>
              <table:table-cell office:value-type="float" office:value="353">
                <text:p>353</text:p>
              </table:table-cell>
              <table:table-cell office:value-type="float" office:value="0.000010196">
                <text:p>0.000010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0.00000483955">
                <text:p>0.00000483955</text:p>
              </table:table-cell>
              <table:table-cell office:value-type="float" office:value="354">
                <text:p>354</text:p>
              </table:table-cell>
              <table:table-cell office:value-type="float" office:value="0.00000947475">
                <text:p>0.00000947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  <table:table-cell office:value-type="float" office:value="0.00000469983">
                <text:p>0.00000469983</text:p>
              </table:table-cell>
              <table:table-cell office:value-type="float" office:value="355">
                <text:p>355</text:p>
              </table:table-cell>
              <table:table-cell office:value-type="float" office:value="0.00000991306">
                <text:p>0.00000991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  <table:table-cell office:value-type="float" office:value="0.00000492023">
                <text:p>0.00000492023</text:p>
              </table:table-cell>
              <table:table-cell office:value-type="float" office:value="356">
                <text:p>356</text:p>
              </table:table-cell>
              <table:table-cell office:value-type="float" office:value="0.00000973801">
                <text:p>0.00000973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  <table:table-cell office:value-type="float" office:value="0.00000447072">
                <text:p>0.00000447072</text:p>
              </table:table-cell>
              <table:table-cell office:value-type="float" office:value="357">
                <text:p>357</text:p>
              </table:table-cell>
              <table:table-cell office:value-type="float" office:value="0.00000967146">
                <text:p>0.00000967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">
                <text:p>358</text:p>
              </table:table-cell>
              <table:table-cell office:value-type="float" office:value="0.00000456926">
                <text:p>0.00000456926</text:p>
              </table:table-cell>
              <table:table-cell office:value-type="float" office:value="358">
                <text:p>358</text:p>
              </table:table-cell>
              <table:table-cell office:value-type="float" office:value="0.00000945136">
                <text:p>0.00000945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0.0000043276">
                <text:p>0.0000043276</text:p>
              </table:table-cell>
              <table:table-cell office:value-type="float" office:value="359">
                <text:p>359</text:p>
              </table:table-cell>
              <table:table-cell office:value-type="float" office:value="0.00000925427">
                <text:p>0.00000925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0.00000427307">
                <text:p>0.00000427307</text:p>
              </table:table-cell>
              <table:table-cell office:value-type="float" office:value="360">
                <text:p>360</text:p>
              </table:table-cell>
              <table:table-cell office:value-type="float" office:value="0.000009447">
                <text:p>0.0000094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0.00000441197">
                <text:p>0.00000441197</text:p>
              </table:table-cell>
              <table:table-cell office:value-type="float" office:value="361">
                <text:p>361</text:p>
              </table:table-cell>
              <table:table-cell office:value-type="float" office:value="0.00000871832">
                <text:p>0.000008718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">
                <text:p>362</text:p>
              </table:table-cell>
              <table:table-cell office:value-type="float" office:value="0.00000429523">
                <text:p>0.00000429523</text:p>
              </table:table-cell>
              <table:table-cell office:value-type="float" office:value="362">
                <text:p>362</text:p>
              </table:table-cell>
              <table:table-cell office:value-type="float" office:value="0.00000941636">
                <text:p>0.00000941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  <table:table-cell office:value-type="float" office:value="0.00000402351">
                <text:p>0.00000402351</text:p>
              </table:table-cell>
              <table:table-cell office:value-type="float" office:value="363">
                <text:p>363</text:p>
              </table:table-cell>
              <table:table-cell office:value-type="float" office:value="0.00000867161">
                <text:p>0.00000867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">
                <text:p>364</text:p>
              </table:table-cell>
              <table:table-cell office:value-type="float" office:value="0.00000432379">
                <text:p>0.00000432379</text:p>
              </table:table-cell>
              <table:table-cell office:value-type="float" office:value="364">
                <text:p>364</text:p>
              </table:table-cell>
              <table:table-cell office:value-type="float" office:value="0.00000859175">
                <text:p>0.00000859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">
                <text:p>365</text:p>
              </table:table-cell>
              <table:table-cell office:value-type="float" office:value="0.00000377588">
                <text:p>0.00000377588</text:p>
              </table:table-cell>
              <table:table-cell office:value-type="float" office:value="365">
                <text:p>365</text:p>
              </table:table-cell>
              <table:table-cell office:value-type="float" office:value="0.00000854129">
                <text:p>0.00000854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">
                <text:p>366</text:p>
              </table:table-cell>
              <table:table-cell office:value-type="float" office:value="0.00000399884">
                <text:p>0.00000399884</text:p>
              </table:table-cell>
              <table:table-cell office:value-type="float" office:value="366">
                <text:p>366</text:p>
              </table:table-cell>
              <table:table-cell office:value-type="float" office:value="0.00000910565">
                <text:p>0.00000910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  <table:table-cell office:value-type="float" office:value="0.00000415687">
                <text:p>0.00000415687</text:p>
              </table:table-cell>
              <table:table-cell office:value-type="float" office:value="367">
                <text:p>367</text:p>
              </table:table-cell>
              <table:table-cell office:value-type="float" office:value="0.0000085534">
                <text:p>0.0000085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0.00000368927">
                <text:p>0.00000368927</text:p>
              </table:table-cell>
              <table:table-cell office:value-type="float" office:value="368">
                <text:p>368</text:p>
              </table:table-cell>
              <table:table-cell office:value-type="float" office:value="0.00000853973">
                <text:p>0.00000853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0.0000036101">
                <text:p>0.0000036101</text:p>
              </table:table-cell>
              <table:table-cell office:value-type="float" office:value="369">
                <text:p>369</text:p>
              </table:table-cell>
              <table:table-cell office:value-type="float" office:value="0.00000788938">
                <text:p>0.00000788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0.00000356455">
                <text:p>0.00000356455</text:p>
              </table:table-cell>
              <table:table-cell office:value-type="float" office:value="370">
                <text:p>370</text:p>
              </table:table-cell>
              <table:table-cell office:value-type="float" office:value="0.00000836623">
                <text:p>0.00000836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0.00000343175">
                <text:p>0.00000343175</text:p>
              </table:table-cell>
              <table:table-cell office:value-type="float" office:value="371">
                <text:p>371</text:p>
              </table:table-cell>
              <table:table-cell office:value-type="float" office:value="0.00000800389">
                <text:p>0.000008003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0.00000380946">
                <text:p>0.00000380946</text:p>
              </table:table-cell>
              <table:table-cell office:value-type="float" office:value="372">
                <text:p>372</text:p>
              </table:table-cell>
              <table:table-cell office:value-type="float" office:value="0.00000774085">
                <text:p>0.000007740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">
                <text:p>373</text:p>
              </table:table-cell>
              <table:table-cell office:value-type="float" office:value="0.00000328925">
                <text:p>0.00000328925</text:p>
              </table:table-cell>
              <table:table-cell office:value-type="float" office:value="373">
                <text:p>373</text:p>
              </table:table-cell>
              <table:table-cell office:value-type="float" office:value="0.00000801495">
                <text:p>0.00000801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">
                <text:p>374</text:p>
              </table:table-cell>
              <table:table-cell office:value-type="float" office:value="0.00000374627">
                <text:p>0.00000374627</text:p>
              </table:table-cell>
              <table:table-cell office:value-type="float" office:value="374">
                <text:p>374</text:p>
              </table:table-cell>
              <table:table-cell office:value-type="float" office:value="0.00000752278">
                <text:p>0.00000752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0.00000297755">
                <text:p>0.00000297755</text:p>
              </table:table-cell>
              <table:table-cell office:value-type="float" office:value="375">
                <text:p>375</text:p>
              </table:table-cell>
              <table:table-cell office:value-type="float" office:value="0.0000079175">
                <text:p>0.0000079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">
                <text:p>376</text:p>
              </table:table-cell>
              <table:table-cell office:value-type="float" office:value="0.00000366233">
                <text:p>0.00000366233</text:p>
              </table:table-cell>
              <table:table-cell office:value-type="float" office:value="376">
                <text:p>376</text:p>
              </table:table-cell>
              <table:table-cell office:value-type="float" office:value="0.00000776931">
                <text:p>0.000007769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  <table:table-cell office:value-type="float" office:value="0.00000312875">
                <text:p>0.00000312875</text:p>
              </table:table-cell>
              <table:table-cell office:value-type="float" office:value="377">
                <text:p>377</text:p>
              </table:table-cell>
              <table:table-cell office:value-type="float" office:value="0.00000711194">
                <text:p>0.00000711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">
                <text:p>378</text:p>
              </table:table-cell>
              <table:table-cell office:value-type="float" office:value="0.00000337248">
                <text:p>0.00000337248</text:p>
              </table:table-cell>
              <table:table-cell office:value-type="float" office:value="378">
                <text:p>378</text:p>
              </table:table-cell>
              <table:table-cell office:value-type="float" office:value="0.00000782836">
                <text:p>0.00000782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">
                <text:p>379</text:p>
              </table:table-cell>
              <table:table-cell office:value-type="float" office:value="0.00000285104">
                <text:p>0.00000285104</text:p>
              </table:table-cell>
              <table:table-cell office:value-type="float" office:value="379">
                <text:p>379</text:p>
              </table:table-cell>
              <table:table-cell office:value-type="float" office:value="0.00000721585">
                <text:p>0.00000721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0.00000340536">
                <text:p>0.00000340536</text:p>
              </table:table-cell>
              <table:table-cell office:value-type="float" office:value="380">
                <text:p>380</text:p>
              </table:table-cell>
              <table:table-cell office:value-type="float" office:value="0.0000079314">
                <text:p>0.0000079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  <table:table-cell office:value-type="float" office:value="0.00000277282">
                <text:p>0.00000277282</text:p>
              </table:table-cell>
              <table:table-cell office:value-type="float" office:value="381">
                <text:p>381</text:p>
              </table:table-cell>
              <table:table-cell office:value-type="float" office:value="0.00000664082">
                <text:p>0.00000664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  <table:table-cell office:value-type="float" office:value="0.00000328738">
                <text:p>0.00000328738</text:p>
              </table:table-cell>
              <table:table-cell office:value-type="float" office:value="382">
                <text:p>382</text:p>
              </table:table-cell>
              <table:table-cell office:value-type="float" office:value="0.00000699862">
                <text:p>0.00000699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">
                <text:p>383</text:p>
              </table:table-cell>
              <table:table-cell office:value-type="float" office:value="0.00000284844">
                <text:p>0.00000284844</text:p>
              </table:table-cell>
              <table:table-cell office:value-type="float" office:value="383">
                <text:p>383</text:p>
              </table:table-cell>
              <table:table-cell office:value-type="float" office:value="0.00000752628">
                <text:p>0.00000752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">
                <text:p>384</text:p>
              </table:table-cell>
              <table:table-cell office:value-type="float" office:value="0.00000291582">
                <text:p>0.00000291582</text:p>
              </table:table-cell>
              <table:table-cell office:value-type="float" office:value="384">
                <text:p>384</text:p>
              </table:table-cell>
              <table:table-cell office:value-type="float" office:value="0.00000663788">
                <text:p>0.00000663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">
                <text:p>385</text:p>
              </table:table-cell>
              <table:table-cell office:value-type="float" office:value="0.00000277233">
                <text:p>0.00000277233</text:p>
              </table:table-cell>
              <table:table-cell office:value-type="float" office:value="385">
                <text:p>385</text:p>
              </table:table-cell>
              <table:table-cell office:value-type="float" office:value="0.00000654876">
                <text:p>0.00000654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">
                <text:p>386</text:p>
              </table:table-cell>
              <table:table-cell office:value-type="float" office:value="0.00000299242">
                <text:p>0.00000299242</text:p>
              </table:table-cell>
              <table:table-cell office:value-type="float" office:value="388">
                <text:p>388</text:p>
              </table:table-cell>
              <table:table-cell office:value-type="float" office:value="0.0000069454">
                <text:p>0.0000069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">
                <text:p>387</text:p>
              </table:table-cell>
              <table:table-cell office:value-type="float" office:value="0.00000267558">
                <text:p>0.00000267558</text:p>
              </table:table-cell>
              <table:table-cell office:value-type="float" office:value="389">
                <text:p>389</text:p>
              </table:table-cell>
              <table:table-cell office:value-type="float" office:value="0.00000638014">
                <text:p>0.00000638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">
                <text:p>388</text:p>
              </table:table-cell>
              <table:table-cell office:value-type="float" office:value="0.00000261833">
                <text:p>0.00000261833</text:p>
              </table:table-cell>
              <table:table-cell office:value-type="float" office:value="390">
                <text:p>390</text:p>
              </table:table-cell>
              <table:table-cell office:value-type="float" office:value="0.00000659048">
                <text:p>0.00000659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">
                <text:p>389</text:p>
              </table:table-cell>
              <table:table-cell office:value-type="float" office:value="0.00000272068">
                <text:p>0.00000272068</text:p>
              </table:table-cell>
              <table:table-cell office:value-type="float" office:value="391">
                <text:p>391</text:p>
              </table:table-cell>
              <table:table-cell office:value-type="float" office:value="0.00000644358">
                <text:p>0.00000644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0.00000250835">
                <text:p>0.00000250835</text:p>
              </table:table-cell>
              <table:table-cell office:value-type="float" office:value="386">
                <text:p>386</text:p>
              </table:table-cell>
              <table:table-cell office:value-type="float" office:value="0.00000644358">
                <text:p>0.00000644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0.00000284309">
                <text:p>0.00000284309</text:p>
              </table:table-cell>
              <table:table-cell office:value-type="float" office:value="387">
                <text:p>387</text:p>
              </table:table-cell>
              <table:table-cell office:value-type="float" office:value="0.00000657731">
                <text:p>0.000006577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">
                <text:p>392</text:p>
              </table:table-cell>
              <table:table-cell office:value-type="float" office:value="0.00000227537">
                <text:p>0.00000227537</text:p>
              </table:table-cell>
              <table:table-cell office:value-type="float" office:value="392">
                <text:p>392</text:p>
              </table:table-cell>
              <table:table-cell office:value-type="float" office:value="0.00000634323">
                <text:p>0.00000634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">
                <text:p>393</text:p>
              </table:table-cell>
              <table:table-cell office:value-type="float" office:value="0.00000266718">
                <text:p>0.00000266718</text:p>
              </table:table-cell>
              <table:table-cell office:value-type="float" office:value="388">
                <text:p>388</text:p>
              </table:table-cell>
              <table:table-cell office:value-type="float" office:value="0.0000069454">
                <text:p>0.0000069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">
                <text:p>394</text:p>
              </table:table-cell>
              <table:table-cell office:value-type="float" office:value="0.00000228585">
                <text:p>0.00000228585</text:p>
              </table:table-cell>
              <table:table-cell office:value-type="float" office:value="393">
                <text:p>393</text:p>
              </table:table-cell>
              <table:table-cell office:value-type="float" office:value="0.00000604493">
                <text:p>0.00000604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0.0000024776">
                <text:p>0.0000024776</text:p>
              </table:table-cell>
              <table:table-cell office:value-type="float" office:value="389">
                <text:p>389</text:p>
              </table:table-cell>
              <table:table-cell office:value-type="float" office:value="0.00000638014">
                <text:p>0.00000638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  <table:table-cell office:value-type="float" office:value="0.00000201341">
                <text:p>0.00000201341</text:p>
              </table:table-cell>
              <table:table-cell office:value-type="float" office:value="394">
                <text:p>394</text:p>
              </table:table-cell>
              <table:table-cell office:value-type="float" office:value="0.00000591553">
                <text:p>0.00000591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  <table:table-cell office:value-type="float" office:value="0.00000233992">
                <text:p>0.00000233992</text:p>
              </table:table-cell>
              <table:table-cell office:value-type="float" office:value="390">
                <text:p>390</text:p>
              </table:table-cell>
              <table:table-cell office:value-type="float" office:value="0.00000659048">
                <text:p>0.00000659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">
                <text:p>398</text:p>
              </table:table-cell>
              <table:table-cell office:value-type="float" office:value="0.00000210295">
                <text:p>0.00000210295</text:p>
              </table:table-cell>
              <table:table-cell office:value-type="float" office:value="395">
                <text:p>395</text:p>
              </table:table-cell>
              <table:table-cell office:value-type="float" office:value="0.00000631208">
                <text:p>0.00000631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">
                <text:p>399</text:p>
              </table:table-cell>
              <table:table-cell office:value-type="float" office:value="0.00000232134">
                <text:p>0.00000232134</text:p>
              </table:table-cell>
              <table:table-cell office:value-type="float" office:value="391">
                <text:p>391</text:p>
              </table:table-cell>
              <table:table-cell office:value-type="float" office:value="0.00000644358">
                <text:p>0.00000644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0.00000199821">
                <text:p>0.00000199821</text:p>
              </table:table-cell>
              <table:table-cell office:value-type="float" office:value="396">
                <text:p>396</text:p>
              </table:table-cell>
              <table:table-cell office:value-type="float" office:value="0.00000674118">
                <text:p>0.00000674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">
                <text:p>401</text:p>
              </table:table-cell>
              <table:table-cell office:value-type="float" office:value="0.00000226078">
                <text:p>0.00000226078</text:p>
              </table:table-cell>
              <table:table-cell office:value-type="float" office:value="392">
                <text:p>392</text:p>
              </table:table-cell>
              <table:table-cell office:value-type="float" office:value="0.00000616123">
                <text:p>0.00000616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">
                <text:p>402</text:p>
              </table:table-cell>
              <table:table-cell office:value-type="float" office:value="0.00000189544">
                <text:p>0.00000189544</text:p>
              </table:table-cell>
              <table:table-cell office:value-type="float" office:value="397">
                <text:p>397</text:p>
              </table:table-cell>
              <table:table-cell office:value-type="float" office:value="0.00000560365">
                <text:p>0.00000560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0.00000221637">
                <text:p>0.00000221637</text:p>
              </table:table-cell>
              <table:table-cell office:value-type="float" office:value="393">
                <text:p>393</text:p>
              </table:table-cell>
              <table:table-cell office:value-type="float" office:value="0.0000062379">
                <text:p>0.0000062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0.000001903">
                <text:p>0.000001903</text:p>
              </table:table-cell>
              <table:table-cell office:value-type="float" office:value="398">
                <text:p>398</text:p>
              </table:table-cell>
              <table:table-cell office:value-type="float" office:value="0.00000610687">
                <text:p>0.000006106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">
                <text:p>405</text:p>
              </table:table-cell>
              <table:table-cell office:value-type="float" office:value="0.00000210035">
                <text:p>0.00000210035</text:p>
              </table:table-cell>
              <table:table-cell office:value-type="float" office:value="394">
                <text:p>394</text:p>
              </table:table-cell>
              <table:table-cell office:value-type="float" office:value="0.0000061551">
                <text:p>0.0000061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">
                <text:p>406</text:p>
              </table:table-cell>
              <table:table-cell office:value-type="float" office:value="0.00000168602">
                <text:p>0.00000168602</text:p>
              </table:table-cell>
              <table:table-cell office:value-type="float" office:value="399">
                <text:p>399</text:p>
              </table:table-cell>
              <table:table-cell office:value-type="float" office:value="0.00000564826">
                <text:p>0.00000564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">
                <text:p>407</text:p>
              </table:table-cell>
              <table:table-cell office:value-type="float" office:value="0.00000196844">
                <text:p>0.00000196844</text:p>
              </table:table-cell>
              <table:table-cell office:value-type="float" office:value="395">
                <text:p>395</text:p>
              </table:table-cell>
              <table:table-cell office:value-type="float" office:value="0.00000615355">
                <text:p>0.000006153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">
                <text:p>408</text:p>
              </table:table-cell>
              <table:table-cell office:value-type="float" office:value="0.00000175572">
                <text:p>0.00000175572</text:p>
              </table:table-cell>
              <table:table-cell office:value-type="float" office:value="400">
                <text:p>400</text:p>
              </table:table-cell>
              <table:table-cell office:value-type="float" office:value="0.00000583097">
                <text:p>0.00000583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">
                <text:p>409</text:p>
              </table:table-cell>
              <table:table-cell office:value-type="float" office:value="0.00000198617">
                <text:p>0.00000198617</text:p>
              </table:table-cell>
              <table:table-cell office:value-type="float" office:value="396">
                <text:p>396</text:p>
              </table:table-cell>
              <table:table-cell office:value-type="float" office:value="0.00000570312">
                <text:p>0.00000570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  <table:table-cell office:value-type="float" office:value="0.00000153557">
                <text:p>0.00000153557</text:p>
              </table:table-cell>
              <table:table-cell office:value-type="float" office:value="401">
                <text:p>401</text:p>
              </table:table-cell>
              <table:table-cell office:value-type="float" office:value="0.00000568312">
                <text:p>0.00000568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0.00000215837">
                <text:p>0.00000215837</text:p>
              </table:table-cell>
              <table:table-cell office:value-type="float" office:value="397">
                <text:p>397</text:p>
              </table:table-cell>
              <table:table-cell office:value-type="float" office:value="0.00000600415">
                <text:p>0.000006004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">
                <text:p>412</text:p>
              </table:table-cell>
              <table:table-cell office:value-type="float" office:value="0.00000162446">
                <text:p>0.00000162446</text:p>
              </table:table-cell>
              <table:table-cell office:value-type="float" office:value="402">
                <text:p>402</text:p>
              </table:table-cell>
              <table:table-cell office:value-type="float" office:value="0.00000549705">
                <text:p>0.00000549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  <table:table-cell office:value-type="float" office:value="0.00000186196">
                <text:p>0.00000186196</text:p>
              </table:table-cell>
              <table:table-cell office:value-type="float" office:value="398">
                <text:p>398</text:p>
              </table:table-cell>
              <table:table-cell office:value-type="float" office:value="0.0000058125">
                <text:p>0.0000058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">
                <text:p>414</text:p>
              </table:table-cell>
              <table:table-cell office:value-type="float" office:value="0.00000147182">
                <text:p>0.00000147182</text:p>
              </table:table-cell>
              <table:table-cell office:value-type="float" office:value="403">
                <text:p>403</text:p>
              </table:table-cell>
              <table:table-cell office:value-type="float" office:value="0.0000052423">
                <text:p>0.0000052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  <table:table-cell office:value-type="float" office:value="0.00000184076">
                <text:p>0.00000184076</text:p>
              </table:table-cell>
              <table:table-cell office:value-type="float" office:value="399">
                <text:p>399</text:p>
              </table:table-cell>
              <table:table-cell office:value-type="float" office:value="0.00000566519">
                <text:p>0.00000566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">
                <text:p>416</text:p>
              </table:table-cell>
              <table:table-cell office:value-type="float" office:value="0.00000131678">
                <text:p>0.00000131678</text:p>
              </table:table-cell>
              <table:table-cell office:value-type="float" office:value="404">
                <text:p>404</text:p>
              </table:table-cell>
              <table:table-cell office:value-type="float" office:value="0.0000055174">
                <text:p>0.0000055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  <table:table-cell office:value-type="float" office:value="0.00000152276">
                <text:p>0.00000152276</text:p>
              </table:table-cell>
              <table:table-cell office:value-type="float" office:value="400">
                <text:p>400</text:p>
              </table:table-cell>
              <table:table-cell office:value-type="float" office:value="0.00000562367">
                <text:p>0.00000562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">
                <text:p>418</text:p>
              </table:table-cell>
              <table:table-cell office:value-type="float" office:value="0.00000148819">
                <text:p>0.00000148819</text:p>
              </table:table-cell>
              <table:table-cell office:value-type="float" office:value="405">
                <text:p>405</text:p>
              </table:table-cell>
              <table:table-cell office:value-type="float" office:value="0.00000483554">
                <text:p>0.00000483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">
                <text:p>419</text:p>
              </table:table-cell>
              <table:table-cell office:value-type="float" office:value="0.00000139223">
                <text:p>0.00000139223</text:p>
              </table:table-cell>
              <table:table-cell office:value-type="float" office:value="401">
                <text:p>401</text:p>
              </table:table-cell>
              <table:table-cell office:value-type="float" office:value="0.00000537213">
                <text:p>0.00000537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0.0000015095">
                <text:p>0.0000015095</text:p>
              </table:table-cell>
              <table:table-cell office:value-type="float" office:value="402">
                <text:p>402</text:p>
              </table:table-cell>
              <table:table-cell office:value-type="float" office:value="0.0000053646">
                <text:p>0.00000536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0.00000145949">
                <text:p>0.00000145949</text:p>
              </table:table-cell>
              <table:table-cell office:value-type="float" office:value="406">
                <text:p>406</text:p>
              </table:table-cell>
              <table:table-cell office:value-type="float" office:value="0.00000535883">
                <text:p>0.00000535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  <table:table-cell office:value-type="float" office:value="0.00000129957">
                <text:p>0.00000129957</text:p>
              </table:table-cell>
              <table:table-cell office:value-type="float" office:value="403">
                <text:p>403</text:p>
              </table:table-cell>
              <table:table-cell office:value-type="float" office:value="0.00000535883">
                <text:p>0.00000535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">
                <text:p>423</text:p>
              </table:table-cell>
              <table:table-cell office:value-type="float" office:value="0.00000137683">
                <text:p>0.00000137683</text:p>
              </table:table-cell>
              <table:table-cell office:value-type="float" office:value="407">
                <text:p>407</text:p>
              </table:table-cell>
              <table:table-cell office:value-type="float" office:value="0.00000474499">
                <text:p>0.00000474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">
                <text:p>424</text:p>
              </table:table-cell>
              <table:table-cell office:value-type="float" office:value="0.00000130012">
                <text:p>0.00000130012</text:p>
              </table:table-cell>
              <table:table-cell office:value-type="float" office:value="404">
                <text:p>404</text:p>
              </table:table-cell>
              <table:table-cell office:value-type="float" office:value="0.00000539102">
                <text:p>0.000005391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0.00000121768">
                <text:p>0.00000121768</text:p>
              </table:table-cell>
              <table:table-cell office:value-type="float" office:value="408">
                <text:p>408</text:p>
              </table:table-cell>
              <table:table-cell office:value-type="float" office:value="0.00000539102">
                <text:p>0.000005391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">
                <text:p>426</text:p>
              </table:table-cell>
              <table:table-cell office:value-type="float" office:value="0.00000134516">
                <text:p>0.00000134516</text:p>
              </table:table-cell>
              <table:table-cell office:value-type="float" office:value="405">
                <text:p>405</text:p>
              </table:table-cell>
              <table:table-cell office:value-type="float" office:value="0.00000528829">
                <text:p>0.00000528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  <table:table-cell office:value-type="float" office:value="0.00000118811">
                <text:p>0.00000118811</text:p>
              </table:table-cell>
              <table:table-cell office:value-type="float" office:value="409">
                <text:p>409</text:p>
              </table:table-cell>
              <table:table-cell office:value-type="float" office:value="0.00000490234">
                <text:p>0.00000490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">
                <text:p>428</text:p>
              </table:table-cell>
              <table:table-cell office:value-type="float" office:value="0.00000116967">
                <text:p>0.00000116967</text:p>
              </table:table-cell>
              <table:table-cell office:value-type="float" office:value="406">
                <text:p>406</text:p>
              </table:table-cell>
              <table:table-cell office:value-type="float" office:value="0.00000487976">
                <text:p>0.00000487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">
                <text:p>429</text:p>
              </table:table-cell>
              <table:table-cell office:value-type="float" office:value="0.00000111074">
                <text:p>0.00000111074</text:p>
              </table:table-cell>
              <table:table-cell office:value-type="float" office:value="410">
                <text:p>410</text:p>
              </table:table-cell>
              <table:table-cell office:value-type="float" office:value="0.00000505866">
                <text:p>0.00000505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0.00000133795">
                <text:p>0.00000133795</text:p>
              </table:table-cell>
              <table:table-cell office:value-type="float" office:value="407">
                <text:p>407</text:p>
              </table:table-cell>
              <table:table-cell office:value-type="float" office:value="0.00000493789">
                <text:p>0.000004937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0.00000493789">
                <text:p>0.000004937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">
                <text:p>408</text:p>
              </table:table-cell>
              <table:table-cell office:value-type="float" office:value="0.00000500846">
                <text:p>0.000005008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">
                <text:p>412</text:p>
              </table:table-cell>
              <table:table-cell office:value-type="float" office:value="0.00000486572">
                <text:p>0.00000486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">
                <text:p>409</text:p>
              </table:table-cell>
              <table:table-cell office:value-type="float" office:value="0.00000421298">
                <text:p>0.00000421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  <table:table-cell office:value-type="float" office:value="0.00000421298">
                <text:p>0.00000421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  <table:table-cell office:value-type="float" office:value="0.0000046848">
                <text:p>0.0000046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">
                <text:p>414</text:p>
              </table:table-cell>
              <table:table-cell office:value-type="float" office:value="0.0000046848">
                <text:p>0.0000046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0.00000475526">
                <text:p>0.00000475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  <table:table-cell office:value-type="float" office:value="0.00000410342">
                <text:p>0.00000410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">
                <text:p>412</text:p>
              </table:table-cell>
              <table:table-cell office:value-type="float" office:value="0.00000469184">
                <text:p>0.00000469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">
                <text:p>416</text:p>
              </table:table-cell>
              <table:table-cell office:value-type="float" office:value="0.0000047283">
                <text:p>0.0000047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  <table:table-cell office:value-type="float" office:value="0.0000044264">
                <text:p>0.0000044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  <table:table-cell office:value-type="float" office:value="0.00000427541">
                <text:p>0.00000427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">
                <text:p>414</text:p>
              </table:table-cell>
              <table:table-cell office:value-type="float" office:value="0.00000478658">
                <text:p>0.00000478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">
                <text:p>418</text:p>
              </table:table-cell>
              <table:table-cell office:value-type="float" office:value="0.00000451476">
                <text:p>0.00000451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  <table:table-cell office:value-type="float" office:value="0.00000423615">
                <text:p>0.00000423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">
                <text:p>419</text:p>
              </table:table-cell>
              <table:table-cell office:value-type="float" office:value="0.00000395472">
                <text:p>0.00000395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">
                <text:p>416</text:p>
              </table:table-cell>
              <table:table-cell office:value-type="float" office:value="0.00000458827">
                <text:p>0.00000458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0.00000413793">
                <text:p>0.00000413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  <table:table-cell office:value-type="float" office:value="0.00000479251">
                <text:p>0.000004792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0.00000437259">
                <text:p>0.00000437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">
                <text:p>418</text:p>
              </table:table-cell>
              <table:table-cell office:value-type="float" office:value="0.00000522816">
                <text:p>0.00000522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  <table:table-cell office:value-type="float" office:value="0.00000370088">
                <text:p>0.00000370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">
                <text:p>419</text:p>
              </table:table-cell>
              <table:table-cell office:value-type="float" office:value="0.00000438651">
                <text:p>0.00000438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">
                <text:p>423</text:p>
              </table:table-cell>
              <table:table-cell office:value-type="float" office:value="0.00000442545">
                <text:p>0.000004425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0.00000473202">
                <text:p>0.00000473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">
                <text:p>424</text:p>
              </table:table-cell>
              <table:table-cell office:value-type="float" office:value="0.00000362393">
                <text:p>0.00000362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0.00000483803">
                <text:p>0.000004838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0.00000413662">
                <text:p>0.00000413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  <table:table-cell office:value-type="float" office:value="0.00000413769">
                <text:p>0.00000413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">
                <text:p>426</text:p>
              </table:table-cell>
              <table:table-cell office:value-type="float" office:value="0.00000347034">
                <text:p>0.000003470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">
                <text:p>423</text:p>
              </table:table-cell>
              <table:table-cell office:value-type="float" office:value="0.00000400794">
                <text:p>0.00000400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  <table:table-cell office:value-type="float" office:value="0.0000039402">
                <text:p>0.0000039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">
                <text:p>424</text:p>
              </table:table-cell>
              <table:table-cell office:value-type="float" office:value="0.00000409157">
                <text:p>0.00000409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">
                <text:p>428</text:p>
              </table:table-cell>
              <table:table-cell office:value-type="float" office:value="0.00000350426">
                <text:p>0.00000350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0.00000381485">
                <text:p>0.00000381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">
                <text:p>429</text:p>
              </table:table-cell>
              <table:table-cell office:value-type="float" office:value="0.00000422396">
                <text:p>0.00000422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">
                <text:p>426</text:p>
              </table:table-cell>
              <table:table-cell office:value-type="float" office:value="0.00000422396">
                <text:p>0.00000422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0.00000398737">
                <text:p>0.00000398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  <table:table-cell office:value-type="float" office:value="0.00000398737">
                <text:p>0.00000398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0.00000324994">
                <text:p>0.00000324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">
                <text:p>428</text:p>
              </table:table-cell>
              <table:table-cell office:value-type="float" office:value="0.00000436229">
                <text:p>0.00000436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  <table:table-cell office:value-type="float" office:value="0.00000388168">
                <text:p>0.00000388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">
                <text:p>429</text:p>
              </table:table-cell>
              <table:table-cell office:value-type="float" office:value="0.00000353215">
                <text:p>0.00000353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">
                <text:p>433</text:p>
              </table:table-cell>
              <table:table-cell office:value-type="float" office:value="0.00000329351">
                <text:p>0.00000329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0.00000439719">
                <text:p>0.000004397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  <table:table-cell office:value-type="float" office:value="0.00000357404">
                <text:p>0.00000357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0.00000365664">
                <text:p>0.00000365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">
                <text:p>435</text:p>
              </table:table-cell>
              <table:table-cell office:value-type="float" office:value="0.00000358337">
                <text:p>0.00000358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  <table:table-cell office:value-type="float" office:value="0.00000391586">
                <text:p>0.00000391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">
                <text:p>436</text:p>
              </table:table-cell>
              <table:table-cell office:value-type="float" office:value="0.00000334704">
                <text:p>0.00000334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">
                <text:p>433</text:p>
              </table:table-cell>
              <table:table-cell office:value-type="float" office:value="0.00000372537">
                <text:p>0.00000372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">
                <text:p>437</text:p>
              </table:table-cell>
              <table:table-cell office:value-type="float" office:value="0.00000319968">
                <text:p>0.00000319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  <table:table-cell office:value-type="float" office:value="0.00000352076">
                <text:p>0.00000352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">
                <text:p>438</text:p>
              </table:table-cell>
              <table:table-cell office:value-type="float" office:value="0.00000312982">
                <text:p>0.00000312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">
                <text:p>435</text:p>
              </table:table-cell>
              <table:table-cell office:value-type="float" office:value="0.00000394263">
                <text:p>0.00000394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">
                <text:p>439</text:p>
              </table:table-cell>
              <table:table-cell office:value-type="float" office:value="0.00000299562">
                <text:p>0.00000299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">
                <text:p>436</text:p>
              </table:table-cell>
              <table:table-cell office:value-type="float" office:value="0.00000349094">
                <text:p>0.00000349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0.00000312196">
                <text:p>0.00000312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">
                <text:p>437</text:p>
              </table:table-cell>
              <table:table-cell office:value-type="float" office:value="0.00000317542">
                <text:p>0.00000317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0.00000325219">
                <text:p>0.00000325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">
                <text:p>438</text:p>
              </table:table-cell>
              <table:table-cell office:value-type="float" office:value="0.0000035435">
                <text:p>0.0000035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  <table:table-cell office:value-type="float" office:value="0.0000035435">
                <text:p>0.0000035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